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1602in"/>
    </style:style>
    <style:style style:name="co5" style:family="table-column">
      <style:table-column-properties fo:break-before="auto" style:column-width="9.7354in"/>
    </style:style>
    <style:style style:name="co6" style:family="table-column">
      <style:table-column-properties fo:break-before="auto" style:column-width="0.4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transparent"/>
      <style:text-properties style:font-name="Andale Mono" fo:font-size="13pt" style:font-size-asian="13pt" style:font-size-complex="13pt"/>
    </style:style>
    <style:style style:name="ce6" style:family="table-cell" style:parent-style-name="Default">
      <style:text-properties style:font-name="Andale Mono" fo:font-size="13pt" style:font-size-asian="13pt" style:font-size-complex="13pt"/>
    </style:style>
    <style:style style:name="ce7" style:family="table-cell" style:parent-style-name="Default" style:data-style-name="N0">
      <style:table-cell-properties fo:background-color="transparent"/>
      <style:text-properties fo:color="#cccccc" style:font-name="Andale Mono" fo:font-size="13pt" style:font-size-asian="13pt" style:font-size-complex="13pt"/>
    </style:style>
    <style:style style:name="ce8" style:family="table-cell" style:parent-style-name="Default" style:data-style-name="N0">
      <style:text-properties fo:color="#cccccc" style:font-name="Andale Mono" fo:font-size="13pt" style:font-size-asian="13pt" style:font-size-complex="13pt"/>
    </style:style>
    <style:style style:name="ce9" style:family="table-cell" style:parent-style-name="Default">
      <style:text-properties fo:color="#cccccc" style:font-name="Andale Mono"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transparent"/>
      <style:text-properties style:font-name="Andale Mono" fo:font-size="13pt" style:font-size-asian="13pt" style:font-size-complex="13pt"/>
    </style:style>
    <style:style style:name="ce11" style:family="table-cell" style:parent-style-name="Default" style:data-style-name="N0">
      <style:text-properties style:font-name="Andale Mono" fo:font-size="13pt" style:font-size-asian="13pt" style:font-size-complex="13pt"/>
    </style:style>
  </office:automatic-styles>
  <office:body>
    <office:spreadsheet>
      <table:table table:name="song" table:style-name="ta1">
        <table:table-column table:style-name="co1" table:default-cell-style-name="ce2"/>
        <table:table-column table:style-name="co2" table:number-columns-repeated="8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number-columns-repeated="2" table:default-cell-style-name="ce9"/>
        <table:table-column table:style-name="co7" table:number-columns-repeated="1010" table:default-cell-style-name="ce6"/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9"/>
          <table:table-cell/>
          <table:table-cell table:style-name="ce5" office:value-type="string" calcext:value-type="string">
            <text:p>void pattern1a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formula="of:=CONCATENATE(&quot;v( &quot;;[.M2];&quot; , &quot;;[.N2];&quot; ); // batacuda&quot;)" office:value-type="string" office:string-value="v( v1 | v2 | __ | v4 | v5 | __ | __ | __ , __ | __ | __ | v4 | __ | __ | __ | __ ); // batacuda" calcext:value-type="string">
            <text:p>v( v1 | v2 | __ | v4 | v5 | __ | __ | __ , __ | __ | __ | v4 | __ | __ | __ | __ ); // batacuda</text:p>
          </table:table-cell>
          <table:table-cell table:style-name="ce8" table:formula="of:=CONCATENATE(IF(LEN(TRIM([.$B2]))&gt;0;&quot;v1&quot;;&quot;__&quot;);&quot; | &quot;;IF(LEN(TRIM([.$C2]))&gt;0;&quot;v2&quot;;&quot;__&quot;);&quot; | &quot;;IF(LEN(TRIM([.$D2]))&gt;0;&quot;v3&quot;;&quot;__&quot;);&quot; | &quot;;IF(LEN(TRIM([.$E2]))&gt;0;&quot;v4&quot;;&quot;__&quot;);&quot; | &quot;;IF(LEN(TRIM([.$F2]))&gt;0;&quot;v5&quot;;&quot;__&quot;);&quot; | &quot;;IF(LEN(TRIM([.$G2]))&gt;0;&quot;v6&quot;;&quot;__&quot;);&quot; | &quot;;IF(LEN(TRIM([.$H2]))&gt;0;&quot;v7&quot;;&quot;__&quot;);&quot; | &quot;;IF(LEN(TRIM([.$I2]))&gt;0;&quot;v8&quot;;&quot;__&quot;))" office:value-type="string" office:string-value="v1 | v2 | __ | v4 | v5 | __ | __ | __" calcext:value-type="string">
            <text:p>v1 | v2 | __ | v4 | v5 | __ | __ | __</text:p>
          </table:table-cell>
          <table:table-cell table:style-name="ce8" table:formula="of:=CONCATENATE(IF(LEN(TRIM([.$B2]))&gt;1;&quot;v1&quot;;&quot;__&quot;);&quot; | &quot;;IF(LEN(TRIM([.$C2]))&gt;1;&quot;v2&quot;;&quot;__&quot;);&quot; | &quot;;IF(LEN(TRIM([.$D2]))&gt;1;&quot;v3&quot;;&quot;__&quot;);&quot; | &quot;;IF(LEN(TRIM([.$E2]))&gt;1;&quot;v4&quot;;&quot;__&quot;);&quot; | &quot;;IF(LEN(TRIM([.$F2]))&gt;1;&quot;v5&quot;;&quot;__&quot;);&quot; | &quot;;IF(LEN(TRIM([.$G2]))&gt;1;&quot;v6&quot;;&quot;__&quot;);&quot; | &quot;;IF(LEN(TRIM([.$H2]))&gt;1;&quot;v7&quot;;&quot;__&quot;);&quot; | &quot;;IF(LEN(TRIM([.$I2]))&gt;1;&quot;v8&quot;;&quot;__&quot;))" office:value-type="string" office:string-value="__ | __ | __ | v4 | __ | __ | __ | __" calcext:value-type="string">
            <text:p>__ | __ | __ | v4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3];&quot; , &quot;;[.N3];&quot; ); // batacuda&quot;)" office:value-type="string" office:string-value="v( __ | __ | v3 | __ | __ | __ | __ | __ , __ | __ | __ | __ | __ | __ | __ | __ ); // batacuda" calcext:value-type="string">
            <text:p>v( __ | __ | v3 | __ | __ | __ | __ | __ , __ | __ | __ | __ | __ | __ | __ | __ ); // batacuda</text:p>
          </table:table-cell>
          <table:table-cell table:style-name="ce8" table:formula="of:=CONCATENATE(IF(LEN(TRIM([.$B3]))&gt;0;&quot;v1&quot;;&quot;__&quot;);&quot; | &quot;;IF(LEN(TRIM([.$C3]))&gt;0;&quot;v2&quot;;&quot;__&quot;);&quot; | &quot;;IF(LEN(TRIM([.$D3]))&gt;0;&quot;v3&quot;;&quot;__&quot;);&quot; | &quot;;IF(LEN(TRIM([.$E3]))&gt;0;&quot;v4&quot;;&quot;__&quot;);&quot; | &quot;;IF(LEN(TRIM([.$F3]))&gt;0;&quot;v5&quot;;&quot;__&quot;);&quot; | &quot;;IF(LEN(TRIM([.$G3]))&gt;0;&quot;v6&quot;;&quot;__&quot;);&quot; | &quot;;IF(LEN(TRIM([.$H3]))&gt;0;&quot;v7&quot;;&quot;__&quot;);&quot; | &quot;;IF(LEN(TRIM([.$I3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8" table:formula="of:=CONCATENATE(IF(LEN(TRIM([.$B3]))&gt;1;&quot;v1&quot;;&quot;__&quot;);&quot; | &quot;;IF(LEN(TRIM([.$C3]))&gt;1;&quot;v2&quot;;&quot;__&quot;);&quot; | &quot;;IF(LEN(TRIM([.$D3]))&gt;1;&quot;v3&quot;;&quot;__&quot;);&quot; | &quot;;IF(LEN(TRIM([.$E3]))&gt;1;&quot;v4&quot;;&quot;__&quot;);&quot; | &quot;;IF(LEN(TRIM([.$F3]))&gt;1;&quot;v5&quot;;&quot;__&quot;);&quot; | &quot;;IF(LEN(TRIM([.$G3]))&gt;1;&quot;v6&quot;;&quot;__&quot;);&quot; | &quot;;IF(LEN(TRIM([.$H3]))&gt;1;&quot;v7&quot;;&quot;__&quot;);&quot; | &quot;;IF(LEN(TRIM([.$I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4];&quot; , &quot;;[.N4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4]))&gt;0;&quot;v1&quot;;&quot;__&quot;);&quot; | &quot;;IF(LEN(TRIM([.$C4]))&gt;0;&quot;v2&quot;;&quot;__&quot;);&quot; | &quot;;IF(LEN(TRIM([.$D4]))&gt;0;&quot;v3&quot;;&quot;__&quot;);&quot; | &quot;;IF(LEN(TRIM([.$E4]))&gt;0;&quot;v4&quot;;&quot;__&quot;);&quot; | &quot;;IF(LEN(TRIM([.$F4]))&gt;0;&quot;v5&quot;;&quot;__&quot;);&quot; | &quot;;IF(LEN(TRIM([.$G4]))&gt;0;&quot;v6&quot;;&quot;__&quot;);&quot; | &quot;;IF(LEN(TRIM([.$H4]))&gt;0;&quot;v7&quot;;&quot;__&quot;);&quot; | &quot;;IF(LEN(TRIM([.$I4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4]))&gt;1;&quot;v1&quot;;&quot;__&quot;);&quot; | &quot;;IF(LEN(TRIM([.$C4]))&gt;1;&quot;v2&quot;;&quot;__&quot;);&quot; | &quot;;IF(LEN(TRIM([.$D4]))&gt;1;&quot;v3&quot;;&quot;__&quot;);&quot; | &quot;;IF(LEN(TRIM([.$E4]))&gt;1;&quot;v4&quot;;&quot;__&quot;);&quot; | &quot;;IF(LEN(TRIM([.$F4]))&gt;1;&quot;v5&quot;;&quot;__&quot;);&quot; | &quot;;IF(LEN(TRIM([.$G4]))&gt;1;&quot;v6&quot;;&quot;__&quot;);&quot; | &quot;;IF(LEN(TRIM([.$H4]))&gt;1;&quot;v7&quot;;&quot;__&quot;);&quot; | &quot;;IF(LEN(TRIM([.$I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5];&quot; , &quot;;[.N5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5]))&gt;0;&quot;v1&quot;;&quot;__&quot;);&quot; | &quot;;IF(LEN(TRIM([.$C5]))&gt;0;&quot;v2&quot;;&quot;__&quot;);&quot; | &quot;;IF(LEN(TRIM([.$D5]))&gt;0;&quot;v3&quot;;&quot;__&quot;);&quot; | &quot;;IF(LEN(TRIM([.$E5]))&gt;0;&quot;v4&quot;;&quot;__&quot;);&quot; | &quot;;IF(LEN(TRIM([.$F5]))&gt;0;&quot;v5&quot;;&quot;__&quot;);&quot; | &quot;;IF(LEN(TRIM([.$G5]))&gt;0;&quot;v6&quot;;&quot;__&quot;);&quot; | &quot;;IF(LEN(TRIM([.$H5]))&gt;0;&quot;v7&quot;;&quot;__&quot;);&quot; | &quot;;IF(LEN(TRIM([.$I5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5]))&gt;1;&quot;v1&quot;;&quot;__&quot;);&quot; | &quot;;IF(LEN(TRIM([.$C5]))&gt;1;&quot;v2&quot;;&quot;__&quot;);&quot; | &quot;;IF(LEN(TRIM([.$D5]))&gt;1;&quot;v3&quot;;&quot;__&quot;);&quot; | &quot;;IF(LEN(TRIM([.$E5]))&gt;1;&quot;v4&quot;;&quot;__&quot;);&quot; | &quot;;IF(LEN(TRIM([.$F5]))&gt;1;&quot;v5&quot;;&quot;__&quot;);&quot; | &quot;;IF(LEN(TRIM([.$G5]))&gt;1;&quot;v6&quot;;&quot;__&quot;);&quot; | &quot;;IF(LEN(TRIM([.$H5]))&gt;1;&quot;v7&quot;;&quot;__&quot;);&quot; | &quot;;IF(LEN(TRIM([.$I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6];&quot; , &quot;;[.N6];&quot; ); // batacuda&quot;)" office:value-type="string" office:string-value="v( __ | v2 | __ | __ | __ | __ | __ | __ , __ | __ | __ | __ | __ | __ | __ | __ ); // batacuda" calcext:value-type="string">
            <text:p>v( __ | v2 | __ | __ | __ | __ | __ | __ , __ | __ | __ | __ | __ | __ | __ | __ ); // batacuda</text:p>
          </table:table-cell>
          <table:table-cell table:style-name="ce8" table:formula="of:=CONCATENATE(IF(LEN(TRIM([.$B6]))&gt;0;&quot;v1&quot;;&quot;__&quot;);&quot; | &quot;;IF(LEN(TRIM([.$C6]))&gt;0;&quot;v2&quot;;&quot;__&quot;);&quot; | &quot;;IF(LEN(TRIM([.$D6]))&gt;0;&quot;v3&quot;;&quot;__&quot;);&quot; | &quot;;IF(LEN(TRIM([.$E6]))&gt;0;&quot;v4&quot;;&quot;__&quot;);&quot; | &quot;;IF(LEN(TRIM([.$F6]))&gt;0;&quot;v5&quot;;&quot;__&quot;);&quot; | &quot;;IF(LEN(TRIM([.$G6]))&gt;0;&quot;v6&quot;;&quot;__&quot;);&quot; | &quot;;IF(LEN(TRIM([.$H6]))&gt;0;&quot;v7&quot;;&quot;__&quot;);&quot; | &quot;;IF(LEN(TRIM([.$I6]))&gt;0;&quot;v8&quot;;&quot;__&quot;))" office:value-type="string" office:string-value="__ | v2 | __ | __ | __ | __ | __ | __" calcext:value-type="string">
            <text:p>__ | v2 | __ | __ | __ | __ | __ | __</text:p>
          </table:table-cell>
          <table:table-cell table:style-name="ce8" table:formula="of:=CONCATENATE(IF(LEN(TRIM([.$B6]))&gt;1;&quot;v1&quot;;&quot;__&quot;);&quot; | &quot;;IF(LEN(TRIM([.$C6]))&gt;1;&quot;v2&quot;;&quot;__&quot;);&quot; | &quot;;IF(LEN(TRIM([.$D6]))&gt;1;&quot;v3&quot;;&quot;__&quot;);&quot; | &quot;;IF(LEN(TRIM([.$E6]))&gt;1;&quot;v4&quot;;&quot;__&quot;);&quot; | &quot;;IF(LEN(TRIM([.$F6]))&gt;1;&quot;v5&quot;;&quot;__&quot;);&quot; | &quot;;IF(LEN(TRIM([.$G6]))&gt;1;&quot;v6&quot;;&quot;__&quot;);&quot; | &quot;;IF(LEN(TRIM([.$H6]))&gt;1;&quot;v7&quot;;&quot;__&quot;);&quot; | &quot;;IF(LEN(TRIM([.$I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7];&quot; , &quot;;[.N7];&quot; ); // batacuda&quot;)" office:value-type="string" office:string-value="v( v1 | __ | v3 | v4 | __ | __ | __ | __ , __ | __ | __ | __ | __ | __ | __ | __ ); // batacuda" calcext:value-type="string">
            <text:p>v( v1 | __ | v3 | v4 | __ | __ | __ | __ , __ | __ | __ | __ | __ | __ | __ | __ ); // batacuda</text:p>
          </table:table-cell>
          <table:table-cell table:style-name="ce8" table:formula="of:=CONCATENATE(IF(LEN(TRIM([.$B7]))&gt;0;&quot;v1&quot;;&quot;__&quot;);&quot; | &quot;;IF(LEN(TRIM([.$C7]))&gt;0;&quot;v2&quot;;&quot;__&quot;);&quot; | &quot;;IF(LEN(TRIM([.$D7]))&gt;0;&quot;v3&quot;;&quot;__&quot;);&quot; | &quot;;IF(LEN(TRIM([.$E7]))&gt;0;&quot;v4&quot;;&quot;__&quot;);&quot; | &quot;;IF(LEN(TRIM([.$F7]))&gt;0;&quot;v5&quot;;&quot;__&quot;);&quot; | &quot;;IF(LEN(TRIM([.$G7]))&gt;0;&quot;v6&quot;;&quot;__&quot;);&quot; | &quot;;IF(LEN(TRIM([.$H7]))&gt;0;&quot;v7&quot;;&quot;__&quot;);&quot; | &quot;;IF(LEN(TRIM([.$I7]))&gt;0;&quot;v8&quot;;&quot;__&quot;))" office:value-type="string" office:string-value="v1 | __ | v3 | v4 | __ | __ | __ | __" calcext:value-type="string">
            <text:p>v1 | __ | v3 | v4 | __ | __ | __ | __</text:p>
          </table:table-cell>
          <table:table-cell table:style-name="ce8" table:formula="of:=CONCATENATE(IF(LEN(TRIM([.$B7]))&gt;1;&quot;v1&quot;;&quot;__&quot;);&quot; | &quot;;IF(LEN(TRIM([.$C7]))&gt;1;&quot;v2&quot;;&quot;__&quot;);&quot; | &quot;;IF(LEN(TRIM([.$D7]))&gt;1;&quot;v3&quot;;&quot;__&quot;);&quot; | &quot;;IF(LEN(TRIM([.$E7]))&gt;1;&quot;v4&quot;;&quot;__&quot;);&quot; | &quot;;IF(LEN(TRIM([.$F7]))&gt;1;&quot;v5&quot;;&quot;__&quot;);&quot; | &quot;;IF(LEN(TRIM([.$G7]))&gt;1;&quot;v6&quot;;&quot;__&quot;);&quot; | &quot;;IF(LEN(TRIM([.$H7]))&gt;1;&quot;v7&quot;;&quot;__&quot;);&quot; | &quot;;IF(LEN(TRIM([.$I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8];&quot; , &quot;;[.N8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8]))&gt;0;&quot;v1&quot;;&quot;__&quot;);&quot; | &quot;;IF(LEN(TRIM([.$C8]))&gt;0;&quot;v2&quot;;&quot;__&quot;);&quot; | &quot;;IF(LEN(TRIM([.$D8]))&gt;0;&quot;v3&quot;;&quot;__&quot;);&quot; | &quot;;IF(LEN(TRIM([.$E8]))&gt;0;&quot;v4&quot;;&quot;__&quot;);&quot; | &quot;;IF(LEN(TRIM([.$F8]))&gt;0;&quot;v5&quot;;&quot;__&quot;);&quot; | &quot;;IF(LEN(TRIM([.$G8]))&gt;0;&quot;v6&quot;;&quot;__&quot;);&quot; | &quot;;IF(LEN(TRIM([.$H8]))&gt;0;&quot;v7&quot;;&quot;__&quot;);&quot; | &quot;;IF(LEN(TRIM([.$I8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8]))&gt;1;&quot;v1&quot;;&quot;__&quot;);&quot; | &quot;;IF(LEN(TRIM([.$C8]))&gt;1;&quot;v2&quot;;&quot;__&quot;);&quot; | &quot;;IF(LEN(TRIM([.$D8]))&gt;1;&quot;v3&quot;;&quot;__&quot;);&quot; | &quot;;IF(LEN(TRIM([.$E8]))&gt;1;&quot;v4&quot;;&quot;__&quot;);&quot; | &quot;;IF(LEN(TRIM([.$F8]))&gt;1;&quot;v5&quot;;&quot;__&quot;);&quot; | &quot;;IF(LEN(TRIM([.$G8]))&gt;1;&quot;v6&quot;;&quot;__&quot;);&quot; | &quot;;IF(LEN(TRIM([.$H8]))&gt;1;&quot;v7&quot;;&quot;__&quot;);&quot; | &quot;;IF(LEN(TRIM([.$I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9];&quot; , &quot;;[.N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9]))&gt;0;&quot;v1&quot;;&quot;__&quot;);&quot; | &quot;;IF(LEN(TRIM([.$C9]))&gt;0;&quot;v2&quot;;&quot;__&quot;);&quot; | &quot;;IF(LEN(TRIM([.$D9]))&gt;0;&quot;v3&quot;;&quot;__&quot;);&quot; | &quot;;IF(LEN(TRIM([.$E9]))&gt;0;&quot;v4&quot;;&quot;__&quot;);&quot; | &quot;;IF(LEN(TRIM([.$F9]))&gt;0;&quot;v5&quot;;&quot;__&quot;);&quot; | &quot;;IF(LEN(TRIM([.$G9]))&gt;0;&quot;v6&quot;;&quot;__&quot;);&quot; | &quot;;IF(LEN(TRIM([.$H9]))&gt;0;&quot;v7&quot;;&quot;__&quot;);&quot; | &quot;;IF(LEN(TRIM([.$I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9]))&gt;1;&quot;v1&quot;;&quot;__&quot;);&quot; | &quot;;IF(LEN(TRIM([.$C9]))&gt;1;&quot;v2&quot;;&quot;__&quot;);&quot; | &quot;;IF(LEN(TRIM([.$D9]))&gt;1;&quot;v3&quot;;&quot;__&quot;);&quot; | &quot;;IF(LEN(TRIM([.$E9]))&gt;1;&quot;v4&quot;;&quot;__&quot;);&quot; | &quot;;IF(LEN(TRIM([.$F9]))&gt;1;&quot;v5&quot;;&quot;__&quot;);&quot; | &quot;;IF(LEN(TRIM([.$G9]))&gt;1;&quot;v6&quot;;&quot;__&quot;);&quot; | &quot;;IF(LEN(TRIM([.$H9]))&gt;1;&quot;v7&quot;;&quot;__&quot;);&quot; | &quot;;IF(LEN(TRIM([.$I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9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0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9"/>
          <table:table-cell/>
          <table:table-cell table:style-name="ce5" office:value-type="string" calcext:value-type="string">
            <text:p>void pattern1b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8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12];&quot; , &quot;;[.N12];&quot; ); // batacuda&quot;)" office:value-type="string" office:string-value="v( v1 | v2 | v3 | v4 | v5 | v6 | __ | __ , __ | __ | __ | v4 | __ | __ | __ | __ ); // batacuda" calcext:value-type="string">
            <text:p>v( v1 | v2 | v3 | v4 | v5 | v6 | __ | __ , __ | __ | __ | v4 | __ | __ | __ | __ ); // batacuda</text:p>
          </table:table-cell>
          <table:table-cell table:style-name="ce8" table:formula="of:=CONCATENATE(IF(LEN(TRIM([.$B12]))&gt;0;&quot;v1&quot;;&quot;__&quot;);&quot; | &quot;;IF(LEN(TRIM([.$C12]))&gt;0;&quot;v2&quot;;&quot;__&quot;);&quot; | &quot;;IF(LEN(TRIM([.$D12]))&gt;0;&quot;v3&quot;;&quot;__&quot;);&quot; | &quot;;IF(LEN(TRIM([.$E12]))&gt;0;&quot;v4&quot;;&quot;__&quot;);&quot; | &quot;;IF(LEN(TRIM([.$F12]))&gt;0;&quot;v5&quot;;&quot;__&quot;);&quot; | &quot;;IF(LEN(TRIM([.$G12]))&gt;0;&quot;v6&quot;;&quot;__&quot;);&quot; | &quot;;IF(LEN(TRIM([.$H12]))&gt;0;&quot;v7&quot;;&quot;__&quot;);&quot; | &quot;;IF(LEN(TRIM([.$I12]))&gt;0;&quot;v8&quot;;&quot;__&quot;))" office:value-type="string" office:string-value="v1 | v2 | v3 | v4 | v5 | v6 | __ | __" calcext:value-type="string">
            <text:p>v1 | v2 | v3 | v4 | v5 | v6 | __ | __</text:p>
          </table:table-cell>
          <table:table-cell table:style-name="ce8" table:formula="of:=CONCATENATE(IF(LEN(TRIM([.$B12]))&gt;1;&quot;v1&quot;;&quot;__&quot;);&quot; | &quot;;IF(LEN(TRIM([.$C12]))&gt;1;&quot;v2&quot;;&quot;__&quot;);&quot; | &quot;;IF(LEN(TRIM([.$D12]))&gt;1;&quot;v3&quot;;&quot;__&quot;);&quot; | &quot;;IF(LEN(TRIM([.$E12]))&gt;1;&quot;v4&quot;;&quot;__&quot;);&quot; | &quot;;IF(LEN(TRIM([.$F12]))&gt;1;&quot;v5&quot;;&quot;__&quot;);&quot; | &quot;;IF(LEN(TRIM([.$G12]))&gt;1;&quot;v6&quot;;&quot;__&quot;);&quot; | &quot;;IF(LEN(TRIM([.$H12]))&gt;1;&quot;v7&quot;;&quot;__&quot;);&quot; | &quot;;IF(LEN(TRIM([.$I12]))&gt;1;&quot;v8&quot;;&quot;__&quot;))" office:value-type="string" office:string-value="__ | __ | __ | v4 | __ | __ | __ | __" calcext:value-type="string">
            <text:p>__ | __ | __ | v4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13];&quot; , &quot;;[.N1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3]))&gt;0;&quot;v1&quot;;&quot;__&quot;);&quot; | &quot;;IF(LEN(TRIM([.$C13]))&gt;0;&quot;v2&quot;;&quot;__&quot;);&quot; | &quot;;IF(LEN(TRIM([.$D13]))&gt;0;&quot;v3&quot;;&quot;__&quot;);&quot; | &quot;;IF(LEN(TRIM([.$E13]))&gt;0;&quot;v4&quot;;&quot;__&quot;);&quot; | &quot;;IF(LEN(TRIM([.$F13]))&gt;0;&quot;v5&quot;;&quot;__&quot;);&quot; | &quot;;IF(LEN(TRIM([.$G13]))&gt;0;&quot;v6&quot;;&quot;__&quot;);&quot; | &quot;;IF(LEN(TRIM([.$H13]))&gt;0;&quot;v7&quot;;&quot;__&quot;);&quot; | &quot;;IF(LEN(TRIM([.$I1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3]))&gt;1;&quot;v1&quot;;&quot;__&quot;);&quot; | &quot;;IF(LEN(TRIM([.$C13]))&gt;1;&quot;v2&quot;;&quot;__&quot;);&quot; | &quot;;IF(LEN(TRIM([.$D13]))&gt;1;&quot;v3&quot;;&quot;__&quot;);&quot; | &quot;;IF(LEN(TRIM([.$E13]))&gt;1;&quot;v4&quot;;&quot;__&quot;);&quot; | &quot;;IF(LEN(TRIM([.$F13]))&gt;1;&quot;v5&quot;;&quot;__&quot;);&quot; | &quot;;IF(LEN(TRIM([.$G13]))&gt;1;&quot;v6&quot;;&quot;__&quot;);&quot; | &quot;;IF(LEN(TRIM([.$H13]))&gt;1;&quot;v7&quot;;&quot;__&quot;);&quot; | &quot;;IF(LEN(TRIM([.$I1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14];&quot; , &quot;;[.N14];&quot; ); // batacuda&quot;)" office:value-type="string" office:string-value="v( v1 | __ | __ | v4 | __ | v6 | __ | __ , __ | __ | __ | __ | __ | __ | __ | __ ); // batacuda" calcext:value-type="string">
            <text:p>v( v1 | __ | __ | v4 | __ | v6 | __ | __ , __ | __ | __ | __ | __ | __ | __ | __ ); // batacuda</text:p>
          </table:table-cell>
          <table:table-cell table:style-name="ce8" table:formula="of:=CONCATENATE(IF(LEN(TRIM([.$B14]))&gt;0;&quot;v1&quot;;&quot;__&quot;);&quot; | &quot;;IF(LEN(TRIM([.$C14]))&gt;0;&quot;v2&quot;;&quot;__&quot;);&quot; | &quot;;IF(LEN(TRIM([.$D14]))&gt;0;&quot;v3&quot;;&quot;__&quot;);&quot; | &quot;;IF(LEN(TRIM([.$E14]))&gt;0;&quot;v4&quot;;&quot;__&quot;);&quot; | &quot;;IF(LEN(TRIM([.$F14]))&gt;0;&quot;v5&quot;;&quot;__&quot;);&quot; | &quot;;IF(LEN(TRIM([.$G14]))&gt;0;&quot;v6&quot;;&quot;__&quot;);&quot; | &quot;;IF(LEN(TRIM([.$H14]))&gt;0;&quot;v7&quot;;&quot;__&quot;);&quot; | &quot;;IF(LEN(TRIM([.$I14]))&gt;0;&quot;v8&quot;;&quot;__&quot;))" office:value-type="string" office:string-value="v1 | __ | __ | v4 | __ | v6 | __ | __" calcext:value-type="string">
            <text:p>v1 | __ | __ | v4 | __ | v6 | __ | __</text:p>
          </table:table-cell>
          <table:table-cell table:style-name="ce8" table:formula="of:=CONCATENATE(IF(LEN(TRIM([.$B14]))&gt;1;&quot;v1&quot;;&quot;__&quot;);&quot; | &quot;;IF(LEN(TRIM([.$C14]))&gt;1;&quot;v2&quot;;&quot;__&quot;);&quot; | &quot;;IF(LEN(TRIM([.$D14]))&gt;1;&quot;v3&quot;;&quot;__&quot;);&quot; | &quot;;IF(LEN(TRIM([.$E14]))&gt;1;&quot;v4&quot;;&quot;__&quot;);&quot; | &quot;;IF(LEN(TRIM([.$F14]))&gt;1;&quot;v5&quot;;&quot;__&quot;);&quot; | &quot;;IF(LEN(TRIM([.$G14]))&gt;1;&quot;v6&quot;;&quot;__&quot;);&quot; | &quot;;IF(LEN(TRIM([.$H14]))&gt;1;&quot;v7&quot;;&quot;__&quot;);&quot; | &quot;;IF(LEN(TRIM([.$I1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15];&quot; , &quot;;[.N1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5]))&gt;0;&quot;v1&quot;;&quot;__&quot;);&quot; | &quot;;IF(LEN(TRIM([.$C15]))&gt;0;&quot;v2&quot;;&quot;__&quot;);&quot; | &quot;;IF(LEN(TRIM([.$D15]))&gt;0;&quot;v3&quot;;&quot;__&quot;);&quot; | &quot;;IF(LEN(TRIM([.$E15]))&gt;0;&quot;v4&quot;;&quot;__&quot;);&quot; | &quot;;IF(LEN(TRIM([.$F15]))&gt;0;&quot;v5&quot;;&quot;__&quot;);&quot; | &quot;;IF(LEN(TRIM([.$G15]))&gt;0;&quot;v6&quot;;&quot;__&quot;);&quot; | &quot;;IF(LEN(TRIM([.$H15]))&gt;0;&quot;v7&quot;;&quot;__&quot;);&quot; | &quot;;IF(LEN(TRIM([.$I1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5]))&gt;1;&quot;v1&quot;;&quot;__&quot;);&quot; | &quot;;IF(LEN(TRIM([.$C15]))&gt;1;&quot;v2&quot;;&quot;__&quot;);&quot; | &quot;;IF(LEN(TRIM([.$D15]))&gt;1;&quot;v3&quot;;&quot;__&quot;);&quot; | &quot;;IF(LEN(TRIM([.$E15]))&gt;1;&quot;v4&quot;;&quot;__&quot;);&quot; | &quot;;IF(LEN(TRIM([.$F15]))&gt;1;&quot;v5&quot;;&quot;__&quot;);&quot; | &quot;;IF(LEN(TRIM([.$G15]))&gt;1;&quot;v6&quot;;&quot;__&quot;);&quot; | &quot;;IF(LEN(TRIM([.$H15]))&gt;1;&quot;v7&quot;;&quot;__&quot;);&quot; | &quot;;IF(LEN(TRIM([.$I1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16];&quot; , &quot;;[.N16];&quot; ); // batacuda&quot;)" office:value-type="string" office:string-value="v( v1 | v2 | v3 | v4 | __ | v6 | __ | __ , __ | __ | __ | __ | __ | v6 | __ | __ ); // batacuda" calcext:value-type="string">
            <text:p>v( v1 | v2 | v3 | v4 | __ | v6 | __ | __ , __ | __ | __ | __ | __ | v6 | __ | __ ); // batacuda</text:p>
          </table:table-cell>
          <table:table-cell table:style-name="ce8" table:formula="of:=CONCATENATE(IF(LEN(TRIM([.$B16]))&gt;0;&quot;v1&quot;;&quot;__&quot;);&quot; | &quot;;IF(LEN(TRIM([.$C16]))&gt;0;&quot;v2&quot;;&quot;__&quot;);&quot; | &quot;;IF(LEN(TRIM([.$D16]))&gt;0;&quot;v3&quot;;&quot;__&quot;);&quot; | &quot;;IF(LEN(TRIM([.$E16]))&gt;0;&quot;v4&quot;;&quot;__&quot;);&quot; | &quot;;IF(LEN(TRIM([.$F16]))&gt;0;&quot;v5&quot;;&quot;__&quot;);&quot; | &quot;;IF(LEN(TRIM([.$G16]))&gt;0;&quot;v6&quot;;&quot;__&quot;);&quot; | &quot;;IF(LEN(TRIM([.$H16]))&gt;0;&quot;v7&quot;;&quot;__&quot;);&quot; | &quot;;IF(LEN(TRIM([.$I16]))&gt;0;&quot;v8&quot;;&quot;__&quot;))" office:value-type="string" office:string-value="v1 | v2 | v3 | v4 | __ | v6 | __ | __" calcext:value-type="string">
            <text:p>v1 | v2 | v3 | v4 | __ | v6 | __ | __</text:p>
          </table:table-cell>
          <table:table-cell table:style-name="ce8" table:formula="of:=CONCATENATE(IF(LEN(TRIM([.$B16]))&gt;1;&quot;v1&quot;;&quot;__&quot;);&quot; | &quot;;IF(LEN(TRIM([.$C16]))&gt;1;&quot;v2&quot;;&quot;__&quot;);&quot; | &quot;;IF(LEN(TRIM([.$D16]))&gt;1;&quot;v3&quot;;&quot;__&quot;);&quot; | &quot;;IF(LEN(TRIM([.$E16]))&gt;1;&quot;v4&quot;;&quot;__&quot;);&quot; | &quot;;IF(LEN(TRIM([.$F16]))&gt;1;&quot;v5&quot;;&quot;__&quot;);&quot; | &quot;;IF(LEN(TRIM([.$G16]))&gt;1;&quot;v6&quot;;&quot;__&quot;);&quot; | &quot;;IF(LEN(TRIM([.$H16]))&gt;1;&quot;v7&quot;;&quot;__&quot;);&quot; | &quot;;IF(LEN(TRIM([.$I16]))&gt;1;&quot;v8&quot;;&quot;__&quot;))" office:value-type="string" office:string-value="__ | __ | __ | __ | __ | v6 | __ | __" calcext:value-type="string">
            <text:p>__ | __ | __ | __ | __ | v6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17];&quot; , &quot;;[.N1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7]))&gt;0;&quot;v1&quot;;&quot;__&quot;);&quot; | &quot;;IF(LEN(TRIM([.$C17]))&gt;0;&quot;v2&quot;;&quot;__&quot;);&quot; | &quot;;IF(LEN(TRIM([.$D17]))&gt;0;&quot;v3&quot;;&quot;__&quot;);&quot; | &quot;;IF(LEN(TRIM([.$E17]))&gt;0;&quot;v4&quot;;&quot;__&quot;);&quot; | &quot;;IF(LEN(TRIM([.$F17]))&gt;0;&quot;v5&quot;;&quot;__&quot;);&quot; | &quot;;IF(LEN(TRIM([.$G17]))&gt;0;&quot;v6&quot;;&quot;__&quot;);&quot; | &quot;;IF(LEN(TRIM([.$H17]))&gt;0;&quot;v7&quot;;&quot;__&quot;);&quot; | &quot;;IF(LEN(TRIM([.$I1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7]))&gt;1;&quot;v1&quot;;&quot;__&quot;);&quot; | &quot;;IF(LEN(TRIM([.$C17]))&gt;1;&quot;v2&quot;;&quot;__&quot;);&quot; | &quot;;IF(LEN(TRIM([.$D17]))&gt;1;&quot;v3&quot;;&quot;__&quot;);&quot; | &quot;;IF(LEN(TRIM([.$E17]))&gt;1;&quot;v4&quot;;&quot;__&quot;);&quot; | &quot;;IF(LEN(TRIM([.$F17]))&gt;1;&quot;v5&quot;;&quot;__&quot;);&quot; | &quot;;IF(LEN(TRIM([.$G17]))&gt;1;&quot;v6&quot;;&quot;__&quot;);&quot; | &quot;;IF(LEN(TRIM([.$H17]))&gt;1;&quot;v7&quot;;&quot;__&quot;);&quot; | &quot;;IF(LEN(TRIM([.$I1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9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0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9"/>
          <table:table-cell/>
          <table:table-cell table:style-name="ce5" office:value-type="string" calcext:value-type="string">
            <text:p>void upbeat1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8"/>
        </table:table-row>
        <table:table-row table:style-name="ro1">
          <table:table-cell office:value-type="string" office:string-value="lead" calcext:value-type="string">
            <text:p>lead <text:s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20];&quot; , &quot;;[.N20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20]))&gt;0;&quot;v1&quot;;&quot;__&quot;);&quot; | &quot;;IF(LEN(TRIM([.$C20]))&gt;0;&quot;v2&quot;;&quot;__&quot;);&quot; | &quot;;IF(LEN(TRIM([.$D20]))&gt;0;&quot;v3&quot;;&quot;__&quot;);&quot; | &quot;;IF(LEN(TRIM([.$E20]))&gt;0;&quot;v4&quot;;&quot;__&quot;);&quot; | &quot;;IF(LEN(TRIM([.$F20]))&gt;0;&quot;v5&quot;;&quot;__&quot;);&quot; | &quot;;IF(LEN(TRIM([.$G20]))&gt;0;&quot;v6&quot;;&quot;__&quot;);&quot; | &quot;;IF(LEN(TRIM([.$H20]))&gt;0;&quot;v7&quot;;&quot;__&quot;);&quot; | &quot;;IF(LEN(TRIM([.$I20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20]))&gt;1;&quot;v1&quot;;&quot;__&quot;);&quot; | &quot;;IF(LEN(TRIM([.$C20]))&gt;1;&quot;v2&quot;;&quot;__&quot;);&quot; | &quot;;IF(LEN(TRIM([.$D20]))&gt;1;&quot;v3&quot;;&quot;__&quot;);&quot; | &quot;;IF(LEN(TRIM([.$E20]))&gt;1;&quot;v4&quot;;&quot;__&quot;);&quot; | &quot;;IF(LEN(TRIM([.$F20]))&gt;1;&quot;v5&quot;;&quot;__&quot;);&quot; | &quot;;IF(LEN(TRIM([.$G20]))&gt;1;&quot;v6&quot;;&quot;__&quot;);&quot; | &quot;;IF(LEN(TRIM([.$H20]))&gt;1;&quot;v7&quot;;&quot;__&quot;);&quot; | &quot;;IF(LEN(TRIM([.$I2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21];&quot; , &quot;;[.N21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21]))&gt;0;&quot;v1&quot;;&quot;__&quot;);&quot; | &quot;;IF(LEN(TRIM([.$C21]))&gt;0;&quot;v2&quot;;&quot;__&quot;);&quot; | &quot;;IF(LEN(TRIM([.$D21]))&gt;0;&quot;v3&quot;;&quot;__&quot;);&quot; | &quot;;IF(LEN(TRIM([.$E21]))&gt;0;&quot;v4&quot;;&quot;__&quot;);&quot; | &quot;;IF(LEN(TRIM([.$F21]))&gt;0;&quot;v5&quot;;&quot;__&quot;);&quot; | &quot;;IF(LEN(TRIM([.$G21]))&gt;0;&quot;v6&quot;;&quot;__&quot;);&quot; | &quot;;IF(LEN(TRIM([.$H21]))&gt;0;&quot;v7&quot;;&quot;__&quot;);&quot; | &quot;;IF(LEN(TRIM([.$I21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21]))&gt;1;&quot;v1&quot;;&quot;__&quot;);&quot; | &quot;;IF(LEN(TRIM([.$C21]))&gt;1;&quot;v2&quot;;&quot;__&quot;);&quot; | &quot;;IF(LEN(TRIM([.$D21]))&gt;1;&quot;v3&quot;;&quot;__&quot;);&quot; | &quot;;IF(LEN(TRIM([.$E21]))&gt;1;&quot;v4&quot;;&quot;__&quot;);&quot; | &quot;;IF(LEN(TRIM([.$F21]))&gt;1;&quot;v5&quot;;&quot;__&quot;);&quot; | &quot;;IF(LEN(TRIM([.$G21]))&gt;1;&quot;v6&quot;;&quot;__&quot;);&quot; | &quot;;IF(LEN(TRIM([.$H21]))&gt;1;&quot;v7&quot;;&quot;__&quot;);&quot; | &quot;;IF(LEN(TRIM([.$I2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9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0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9"/>
          <table:table-cell/>
          <table:table-cell table:style-name="ce5" office:value-type="string" calcext:value-type="string">
            <text:p>void pattern2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8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24];&quot; , &quot;;[.N24];&quot; ); // batacuda&quot;)" office:value-type="string" office:string-value="v( v1 | v2 | __ | __ | v5 | __ | __ | __ , __ | v2 | __ | __ | __ | __ | __ | __ ); // batacuda" calcext:value-type="string">
            <text:p>v( v1 | v2 | __ | __ | v5 | __ | __ | __ , __ | v2 | __ | __ | __ | __ | __ | __ ); // batacuda</text:p>
          </table:table-cell>
          <table:table-cell table:style-name="ce8" table:formula="of:=CONCATENATE(IF(LEN(TRIM([.$B24]))&gt;0;&quot;v1&quot;;&quot;__&quot;);&quot; | &quot;;IF(LEN(TRIM([.$C24]))&gt;0;&quot;v2&quot;;&quot;__&quot;);&quot; | &quot;;IF(LEN(TRIM([.$D24]))&gt;0;&quot;v3&quot;;&quot;__&quot;);&quot; | &quot;;IF(LEN(TRIM([.$E24]))&gt;0;&quot;v4&quot;;&quot;__&quot;);&quot; | &quot;;IF(LEN(TRIM([.$F24]))&gt;0;&quot;v5&quot;;&quot;__&quot;);&quot; | &quot;;IF(LEN(TRIM([.$G24]))&gt;0;&quot;v6&quot;;&quot;__&quot;);&quot; | &quot;;IF(LEN(TRIM([.$H24]))&gt;0;&quot;v7&quot;;&quot;__&quot;);&quot; | &quot;;IF(LEN(TRIM([.$I24]))&gt;0;&quot;v8&quot;;&quot;__&quot;))" office:value-type="string" office:string-value="v1 | v2 | __ | __ | v5 | __ | __ | __" calcext:value-type="string">
            <text:p>v1 | v2 | __ | __ | v5 | __ | __ | __</text:p>
          </table:table-cell>
          <table:table-cell table:style-name="ce8" table:formula="of:=CONCATENATE(IF(LEN(TRIM([.$B24]))&gt;1;&quot;v1&quot;;&quot;__&quot;);&quot; | &quot;;IF(LEN(TRIM([.$C24]))&gt;1;&quot;v2&quot;;&quot;__&quot;);&quot; | &quot;;IF(LEN(TRIM([.$D24]))&gt;1;&quot;v3&quot;;&quot;__&quot;);&quot; | &quot;;IF(LEN(TRIM([.$E24]))&gt;1;&quot;v4&quot;;&quot;__&quot;);&quot; | &quot;;IF(LEN(TRIM([.$F24]))&gt;1;&quot;v5&quot;;&quot;__&quot;);&quot; | &quot;;IF(LEN(TRIM([.$G24]))&gt;1;&quot;v6&quot;;&quot;__&quot;);&quot; | &quot;;IF(LEN(TRIM([.$H24]))&gt;1;&quot;v7&quot;;&quot;__&quot;);&quot; | &quot;;IF(LEN(TRIM([.$I24]))&gt;1;&quot;v8&quot;;&quot;__&quot;))" office:value-type="string" office:string-value="__ | v2 | __ | __ | __ | __ | __ | __" calcext:value-type="string">
            <text:p>__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25];&quot; , &quot;;[.N25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5]))&gt;0;&quot;v1&quot;;&quot;__&quot;);&quot; | &quot;;IF(LEN(TRIM([.$C25]))&gt;0;&quot;v2&quot;;&quot;__&quot;);&quot; | &quot;;IF(LEN(TRIM([.$D25]))&gt;0;&quot;v3&quot;;&quot;__&quot;);&quot; | &quot;;IF(LEN(TRIM([.$E25]))&gt;0;&quot;v4&quot;;&quot;__&quot;);&quot; | &quot;;IF(LEN(TRIM([.$F25]))&gt;0;&quot;v5&quot;;&quot;__&quot;);&quot; | &quot;;IF(LEN(TRIM([.$G25]))&gt;0;&quot;v6&quot;;&quot;__&quot;);&quot; | &quot;;IF(LEN(TRIM([.$H25]))&gt;0;&quot;v7&quot;;&quot;__&quot;);&quot; | &quot;;IF(LEN(TRIM([.$I25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5]))&gt;1;&quot;v1&quot;;&quot;__&quot;);&quot; | &quot;;IF(LEN(TRIM([.$C25]))&gt;1;&quot;v2&quot;;&quot;__&quot;);&quot; | &quot;;IF(LEN(TRIM([.$D25]))&gt;1;&quot;v3&quot;;&quot;__&quot;);&quot; | &quot;;IF(LEN(TRIM([.$E25]))&gt;1;&quot;v4&quot;;&quot;__&quot;);&quot; | &quot;;IF(LEN(TRIM([.$F25]))&gt;1;&quot;v5&quot;;&quot;__&quot;);&quot; | &quot;;IF(LEN(TRIM([.$G25]))&gt;1;&quot;v6&quot;;&quot;__&quot;);&quot; | &quot;;IF(LEN(TRIM([.$H25]))&gt;1;&quot;v7&quot;;&quot;__&quot;);&quot; | &quot;;IF(LEN(TRIM([.$I2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26];&quot; , &quot;;[.N26];&quot; ); // batacuda&quot;)" office:value-type="string" office:string-value="v( v1 | __ | __ | __ | v5 | __ | __ | __ , __ | __ | __ | __ | __ | __ | __ | __ ); // batacuda" calcext:value-type="string">
            <text:p>v( v1 | __ | __ | __ | v5 | __ | __ | __ , __ | __ | __ | __ | __ | __ | __ | __ ); // batacuda</text:p>
          </table:table-cell>
          <table:table-cell table:style-name="ce8" table:formula="of:=CONCATENATE(IF(LEN(TRIM([.$B26]))&gt;0;&quot;v1&quot;;&quot;__&quot;);&quot; | &quot;;IF(LEN(TRIM([.$C26]))&gt;0;&quot;v2&quot;;&quot;__&quot;);&quot; | &quot;;IF(LEN(TRIM([.$D26]))&gt;0;&quot;v3&quot;;&quot;__&quot;);&quot; | &quot;;IF(LEN(TRIM([.$E26]))&gt;0;&quot;v4&quot;;&quot;__&quot;);&quot; | &quot;;IF(LEN(TRIM([.$F26]))&gt;0;&quot;v5&quot;;&quot;__&quot;);&quot; | &quot;;IF(LEN(TRIM([.$G26]))&gt;0;&quot;v6&quot;;&quot;__&quot;);&quot; | &quot;;IF(LEN(TRIM([.$H26]))&gt;0;&quot;v7&quot;;&quot;__&quot;);&quot; | &quot;;IF(LEN(TRIM([.$I26]))&gt;0;&quot;v8&quot;;&quot;__&quot;))" office:value-type="string" office:string-value="v1 | __ | __ | __ | v5 | __ | __ | __" calcext:value-type="string">
            <text:p>v1 | __ | __ | __ | v5 | __ | __ | __</text:p>
          </table:table-cell>
          <table:table-cell table:style-name="ce8" table:formula="of:=CONCATENATE(IF(LEN(TRIM([.$B26]))&gt;1;&quot;v1&quot;;&quot;__&quot;);&quot; | &quot;;IF(LEN(TRIM([.$C26]))&gt;1;&quot;v2&quot;;&quot;__&quot;);&quot; | &quot;;IF(LEN(TRIM([.$D26]))&gt;1;&quot;v3&quot;;&quot;__&quot;);&quot; | &quot;;IF(LEN(TRIM([.$E26]))&gt;1;&quot;v4&quot;;&quot;__&quot;);&quot; | &quot;;IF(LEN(TRIM([.$F26]))&gt;1;&quot;v5&quot;;&quot;__&quot;);&quot; | &quot;;IF(LEN(TRIM([.$G26]))&gt;1;&quot;v6&quot;;&quot;__&quot;);&quot; | &quot;;IF(LEN(TRIM([.$H26]))&gt;1;&quot;v7&quot;;&quot;__&quot;);&quot; | &quot;;IF(LEN(TRIM([.$I2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27];&quot; , &quot;;[.N27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7]))&gt;0;&quot;v1&quot;;&quot;__&quot;);&quot; | &quot;;IF(LEN(TRIM([.$C27]))&gt;0;&quot;v2&quot;;&quot;__&quot;);&quot; | &quot;;IF(LEN(TRIM([.$D27]))&gt;0;&quot;v3&quot;;&quot;__&quot;);&quot; | &quot;;IF(LEN(TRIM([.$E27]))&gt;0;&quot;v4&quot;;&quot;__&quot;);&quot; | &quot;;IF(LEN(TRIM([.$F27]))&gt;0;&quot;v5&quot;;&quot;__&quot;);&quot; | &quot;;IF(LEN(TRIM([.$G27]))&gt;0;&quot;v6&quot;;&quot;__&quot;);&quot; | &quot;;IF(LEN(TRIM([.$H27]))&gt;0;&quot;v7&quot;;&quot;__&quot;);&quot; | &quot;;IF(LEN(TRIM([.$I27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7]))&gt;1;&quot;v1&quot;;&quot;__&quot;);&quot; | &quot;;IF(LEN(TRIM([.$C27]))&gt;1;&quot;v2&quot;;&quot;__&quot;);&quot; | &quot;;IF(LEN(TRIM([.$D27]))&gt;1;&quot;v3&quot;;&quot;__&quot;);&quot; | &quot;;IF(LEN(TRIM([.$E27]))&gt;1;&quot;v4&quot;;&quot;__&quot;);&quot; | &quot;;IF(LEN(TRIM([.$F27]))&gt;1;&quot;v5&quot;;&quot;__&quot;);&quot; | &quot;;IF(LEN(TRIM([.$G27]))&gt;1;&quot;v6&quot;;&quot;__&quot;);&quot; | &quot;;IF(LEN(TRIM([.$H27]))&gt;1;&quot;v7&quot;;&quot;__&quot;);&quot; | &quot;;IF(LEN(TRIM([.$I2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28];&quot; , &quot;;[.N28];&quot; ); // batacuda&quot;)" office:value-type="string" office:string-value="v( v1 | __ | __ | __ | v5 | __ | __ | __ , __ | __ | __ | __ | __ | __ | __ | __ ); // batacuda" calcext:value-type="string">
            <text:p>v( v1 | __ | __ | __ | v5 | __ | __ | __ , __ | __ | __ | __ | __ | __ | __ | __ ); // batacuda</text:p>
          </table:table-cell>
          <table:table-cell table:style-name="ce8" table:formula="of:=CONCATENATE(IF(LEN(TRIM([.$B28]))&gt;0;&quot;v1&quot;;&quot;__&quot;);&quot; | &quot;;IF(LEN(TRIM([.$C28]))&gt;0;&quot;v2&quot;;&quot;__&quot;);&quot; | &quot;;IF(LEN(TRIM([.$D28]))&gt;0;&quot;v3&quot;;&quot;__&quot;);&quot; | &quot;;IF(LEN(TRIM([.$E28]))&gt;0;&quot;v4&quot;;&quot;__&quot;);&quot; | &quot;;IF(LEN(TRIM([.$F28]))&gt;0;&quot;v5&quot;;&quot;__&quot;);&quot; | &quot;;IF(LEN(TRIM([.$G28]))&gt;0;&quot;v6&quot;;&quot;__&quot;);&quot; | &quot;;IF(LEN(TRIM([.$H28]))&gt;0;&quot;v7&quot;;&quot;__&quot;);&quot; | &quot;;IF(LEN(TRIM([.$I28]))&gt;0;&quot;v8&quot;;&quot;__&quot;))" office:value-type="string" office:string-value="v1 | __ | __ | __ | v5 | __ | __ | __" calcext:value-type="string">
            <text:p>v1 | __ | __ | __ | v5 | __ | __ | __</text:p>
          </table:table-cell>
          <table:table-cell table:style-name="ce8" table:formula="of:=CONCATENATE(IF(LEN(TRIM([.$B28]))&gt;1;&quot;v1&quot;;&quot;__&quot;);&quot; | &quot;;IF(LEN(TRIM([.$C28]))&gt;1;&quot;v2&quot;;&quot;__&quot;);&quot; | &quot;;IF(LEN(TRIM([.$D28]))&gt;1;&quot;v3&quot;;&quot;__&quot;);&quot; | &quot;;IF(LEN(TRIM([.$E28]))&gt;1;&quot;v4&quot;;&quot;__&quot;);&quot; | &quot;;IF(LEN(TRIM([.$F28]))&gt;1;&quot;v5&quot;;&quot;__&quot;);&quot; | &quot;;IF(LEN(TRIM([.$G28]))&gt;1;&quot;v6&quot;;&quot;__&quot;);&quot; | &quot;;IF(LEN(TRIM([.$H28]))&gt;1;&quot;v7&quot;;&quot;__&quot;);&quot; | &quot;;IF(LEN(TRIM([.$I2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29];&quot; , &quot;;[.N29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9]))&gt;0;&quot;v1&quot;;&quot;__&quot;);&quot; | &quot;;IF(LEN(TRIM([.$C29]))&gt;0;&quot;v2&quot;;&quot;__&quot;);&quot; | &quot;;IF(LEN(TRIM([.$D29]))&gt;0;&quot;v3&quot;;&quot;__&quot;);&quot; | &quot;;IF(LEN(TRIM([.$E29]))&gt;0;&quot;v4&quot;;&quot;__&quot;);&quot; | &quot;;IF(LEN(TRIM([.$F29]))&gt;0;&quot;v5&quot;;&quot;__&quot;);&quot; | &quot;;IF(LEN(TRIM([.$G29]))&gt;0;&quot;v6&quot;;&quot;__&quot;);&quot; | &quot;;IF(LEN(TRIM([.$H29]))&gt;0;&quot;v7&quot;;&quot;__&quot;);&quot; | &quot;;IF(LEN(TRIM([.$I29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9]))&gt;1;&quot;v1&quot;;&quot;__&quot;);&quot; | &quot;;IF(LEN(TRIM([.$C29]))&gt;1;&quot;v2&quot;;&quot;__&quot;);&quot; | &quot;;IF(LEN(TRIM([.$D29]))&gt;1;&quot;v3&quot;;&quot;__&quot;);&quot; | &quot;;IF(LEN(TRIM([.$E29]))&gt;1;&quot;v4&quot;;&quot;__&quot;);&quot; | &quot;;IF(LEN(TRIM([.$F29]))&gt;1;&quot;v5&quot;;&quot;__&quot;);&quot; | &quot;;IF(LEN(TRIM([.$G29]))&gt;1;&quot;v6&quot;;&quot;__&quot;);&quot; | &quot;;IF(LEN(TRIM([.$H29]))&gt;1;&quot;v7&quot;;&quot;__&quot;);&quot; | &quot;;IF(LEN(TRIM([.$I2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table:number-columns-repeated="2"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30];&quot; , &quot;;[.N30];&quot; ); // batacuda&quot;)" office:value-type="string" office:string-value="v( v1 | v2 | __ | __ | v5 | __ | __ | __ , v1 | v2 | __ | __ | __ | __ | __ | __ ); // batacuda" calcext:value-type="string">
            <text:p>v( v1 | v2 | __ | __ | v5 | __ | __ | __ , v1 | v2 | __ | __ | __ | __ | __ | __ ); // batacuda</text:p>
          </table:table-cell>
          <table:table-cell table:style-name="ce8" table:formula="of:=CONCATENATE(IF(LEN(TRIM([.$B30]))&gt;0;&quot;v1&quot;;&quot;__&quot;);&quot; | &quot;;IF(LEN(TRIM([.$C30]))&gt;0;&quot;v2&quot;;&quot;__&quot;);&quot; | &quot;;IF(LEN(TRIM([.$D30]))&gt;0;&quot;v3&quot;;&quot;__&quot;);&quot; | &quot;;IF(LEN(TRIM([.$E30]))&gt;0;&quot;v4&quot;;&quot;__&quot;);&quot; | &quot;;IF(LEN(TRIM([.$F30]))&gt;0;&quot;v5&quot;;&quot;__&quot;);&quot; | &quot;;IF(LEN(TRIM([.$G30]))&gt;0;&quot;v6&quot;;&quot;__&quot;);&quot; | &quot;;IF(LEN(TRIM([.$H30]))&gt;0;&quot;v7&quot;;&quot;__&quot;);&quot; | &quot;;IF(LEN(TRIM([.$I30]))&gt;0;&quot;v8&quot;;&quot;__&quot;))" office:value-type="string" office:string-value="v1 | v2 | __ | __ | v5 | __ | __ | __" calcext:value-type="string">
            <text:p>v1 | v2 | __ | __ | v5 | __ | __ | __</text:p>
          </table:table-cell>
          <table:table-cell table:style-name="ce8" table:formula="of:=CONCATENATE(IF(LEN(TRIM([.$B30]))&gt;1;&quot;v1&quot;;&quot;__&quot;);&quot; | &quot;;IF(LEN(TRIM([.$C30]))&gt;1;&quot;v2&quot;;&quot;__&quot;);&quot; | &quot;;IF(LEN(TRIM([.$D30]))&gt;1;&quot;v3&quot;;&quot;__&quot;);&quot; | &quot;;IF(LEN(TRIM([.$E30]))&gt;1;&quot;v4&quot;;&quot;__&quot;);&quot; | &quot;;IF(LEN(TRIM([.$F30]))&gt;1;&quot;v5&quot;;&quot;__&quot;);&quot; | &quot;;IF(LEN(TRIM([.$G30]))&gt;1;&quot;v6&quot;;&quot;__&quot;);&quot; | &quot;;IF(LEN(TRIM([.$H30]))&gt;1;&quot;v7&quot;;&quot;__&quot;);&quot; | &quot;;IF(LEN(TRIM([.$I30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31];&quot; , &quot;;[.N3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1]))&gt;0;&quot;v1&quot;;&quot;__&quot;);&quot; | &quot;;IF(LEN(TRIM([.$C31]))&gt;0;&quot;v2&quot;;&quot;__&quot;);&quot; | &quot;;IF(LEN(TRIM([.$D31]))&gt;0;&quot;v3&quot;;&quot;__&quot;);&quot; | &quot;;IF(LEN(TRIM([.$E31]))&gt;0;&quot;v4&quot;;&quot;__&quot;);&quot; | &quot;;IF(LEN(TRIM([.$F31]))&gt;0;&quot;v5&quot;;&quot;__&quot;);&quot; | &quot;;IF(LEN(TRIM([.$G31]))&gt;0;&quot;v6&quot;;&quot;__&quot;);&quot; | &quot;;IF(LEN(TRIM([.$H31]))&gt;0;&quot;v7&quot;;&quot;__&quot;);&quot; | &quot;;IF(LEN(TRIM([.$I3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1]))&gt;1;&quot;v1&quot;;&quot;__&quot;);&quot; | &quot;;IF(LEN(TRIM([.$C31]))&gt;1;&quot;v2&quot;;&quot;__&quot;);&quot; | &quot;;IF(LEN(TRIM([.$D31]))&gt;1;&quot;v3&quot;;&quot;__&quot;);&quot; | &quot;;IF(LEN(TRIM([.$E31]))&gt;1;&quot;v4&quot;;&quot;__&quot;);&quot; | &quot;;IF(LEN(TRIM([.$F31]))&gt;1;&quot;v5&quot;;&quot;__&quot;);&quot; | &quot;;IF(LEN(TRIM([.$G31]))&gt;1;&quot;v6&quot;;&quot;__&quot;);&quot; | &quot;;IF(LEN(TRIM([.$H31]))&gt;1;&quot;v7&quot;;&quot;__&quot;);&quot; | &quot;;IF(LEN(TRIM([.$I3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8" calcext:value-type="string">
            <text:p>8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32];&quot; , &quot;;[.N3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2]))&gt;0;&quot;v1&quot;;&quot;__&quot;);&quot; | &quot;;IF(LEN(TRIM([.$C32]))&gt;0;&quot;v2&quot;;&quot;__&quot;);&quot; | &quot;;IF(LEN(TRIM([.$D32]))&gt;0;&quot;v3&quot;;&quot;__&quot;);&quot; | &quot;;IF(LEN(TRIM([.$E32]))&gt;0;&quot;v4&quot;;&quot;__&quot;);&quot; | &quot;;IF(LEN(TRIM([.$F32]))&gt;0;&quot;v5&quot;;&quot;__&quot;);&quot; | &quot;;IF(LEN(TRIM([.$G32]))&gt;0;&quot;v6&quot;;&quot;__&quot;);&quot; | &quot;;IF(LEN(TRIM([.$H32]))&gt;0;&quot;v7&quot;;&quot;__&quot;);&quot; | &quot;;IF(LEN(TRIM([.$I3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2]))&gt;1;&quot;v1&quot;;&quot;__&quot;);&quot; | &quot;;IF(LEN(TRIM([.$C32]))&gt;1;&quot;v2&quot;;&quot;__&quot;);&quot; | &quot;;IF(LEN(TRIM([.$D32]))&gt;1;&quot;v3&quot;;&quot;__&quot;);&quot; | &quot;;IF(LEN(TRIM([.$E32]))&gt;1;&quot;v4&quot;;&quot;__&quot;);&quot; | &quot;;IF(LEN(TRIM([.$F32]))&gt;1;&quot;v5&quot;;&quot;__&quot;);&quot; | &quot;;IF(LEN(TRIM([.$G32]))&gt;1;&quot;v6&quot;;&quot;__&quot;);&quot; | &quot;;IF(LEN(TRIM([.$H32]))&gt;1;&quot;v7&quot;;&quot;__&quot;);&quot; | &quot;;IF(LEN(TRIM([.$I3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9" calcext:value-type="string">
            <text:p>9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33];&quot; , &quot;;[.N3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3]))&gt;0;&quot;v1&quot;;&quot;__&quot;);&quot; | &quot;;IF(LEN(TRIM([.$C33]))&gt;0;&quot;v2&quot;;&quot;__&quot;);&quot; | &quot;;IF(LEN(TRIM([.$D33]))&gt;0;&quot;v3&quot;;&quot;__&quot;);&quot; | &quot;;IF(LEN(TRIM([.$E33]))&gt;0;&quot;v4&quot;;&quot;__&quot;);&quot; | &quot;;IF(LEN(TRIM([.$F33]))&gt;0;&quot;v5&quot;;&quot;__&quot;);&quot; | &quot;;IF(LEN(TRIM([.$G33]))&gt;0;&quot;v6&quot;;&quot;__&quot;);&quot; | &quot;;IF(LEN(TRIM([.$H33]))&gt;0;&quot;v7&quot;;&quot;__&quot;);&quot; | &quot;;IF(LEN(TRIM([.$I3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3]))&gt;1;&quot;v1&quot;;&quot;__&quot;);&quot; | &quot;;IF(LEN(TRIM([.$C33]))&gt;1;&quot;v2&quot;;&quot;__&quot;);&quot; | &quot;;IF(LEN(TRIM([.$D33]))&gt;1;&quot;v3&quot;;&quot;__&quot;);&quot; | &quot;;IF(LEN(TRIM([.$E33]))&gt;1;&quot;v4&quot;;&quot;__&quot;);&quot; | &quot;;IF(LEN(TRIM([.$F33]))&gt;1;&quot;v5&quot;;&quot;__&quot;);&quot; | &quot;;IF(LEN(TRIM([.$G33]))&gt;1;&quot;v6&quot;;&quot;__&quot;);&quot; | &quot;;IF(LEN(TRIM([.$H33]))&gt;1;&quot;v7&quot;;&quot;__&quot;);&quot; | &quot;;IF(LEN(TRIM([.$I3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10" calcext:value-type="string">
            <text:p>10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34];&quot; , &quot;;[.N3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4]))&gt;0;&quot;v1&quot;;&quot;__&quot;);&quot; | &quot;;IF(LEN(TRIM([.$C34]))&gt;0;&quot;v2&quot;;&quot;__&quot;);&quot; | &quot;;IF(LEN(TRIM([.$D34]))&gt;0;&quot;v3&quot;;&quot;__&quot;);&quot; | &quot;;IF(LEN(TRIM([.$E34]))&gt;0;&quot;v4&quot;;&quot;__&quot;);&quot; | &quot;;IF(LEN(TRIM([.$F34]))&gt;0;&quot;v5&quot;;&quot;__&quot;);&quot; | &quot;;IF(LEN(TRIM([.$G34]))&gt;0;&quot;v6&quot;;&quot;__&quot;);&quot; | &quot;;IF(LEN(TRIM([.$H34]))&gt;0;&quot;v7&quot;;&quot;__&quot;);&quot; | &quot;;IF(LEN(TRIM([.$I3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4]))&gt;1;&quot;v1&quot;;&quot;__&quot;);&quot; | &quot;;IF(LEN(TRIM([.$C34]))&gt;1;&quot;v2&quot;;&quot;__&quot;);&quot; | &quot;;IF(LEN(TRIM([.$D34]))&gt;1;&quot;v3&quot;;&quot;__&quot;);&quot; | &quot;;IF(LEN(TRIM([.$E34]))&gt;1;&quot;v4&quot;;&quot;__&quot;);&quot; | &quot;;IF(LEN(TRIM([.$F34]))&gt;1;&quot;v5&quot;;&quot;__&quot;);&quot; | &quot;;IF(LEN(TRIM([.$G34]))&gt;1;&quot;v6&quot;;&quot;__&quot;);&quot; | &quot;;IF(LEN(TRIM([.$H34]))&gt;1;&quot;v7&quot;;&quot;__&quot;);&quot; | &quot;;IF(LEN(TRIM([.$I3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11" calcext:value-type="string">
            <text:p>11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CONCATENATE(&quot;v( &quot;;[.M35];&quot; , &quot;;[.N3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5]))&gt;0;&quot;v1&quot;;&quot;__&quot;);&quot; | &quot;;IF(LEN(TRIM([.$C35]))&gt;0;&quot;v2&quot;;&quot;__&quot;);&quot; | &quot;;IF(LEN(TRIM([.$D35]))&gt;0;&quot;v3&quot;;&quot;__&quot;);&quot; | &quot;;IF(LEN(TRIM([.$E35]))&gt;0;&quot;v4&quot;;&quot;__&quot;);&quot; | &quot;;IF(LEN(TRIM([.$F35]))&gt;0;&quot;v5&quot;;&quot;__&quot;);&quot; | &quot;;IF(LEN(TRIM([.$G35]))&gt;0;&quot;v6&quot;;&quot;__&quot;);&quot; | &quot;;IF(LEN(TRIM([.$H35]))&gt;0;&quot;v7&quot;;&quot;__&quot;);&quot; | &quot;;IF(LEN(TRIM([.$I3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5]))&gt;1;&quot;v1&quot;;&quot;__&quot;);&quot; | &quot;;IF(LEN(TRIM([.$C35]))&gt;1;&quot;v2&quot;;&quot;__&quot;);&quot; | &quot;;IF(LEN(TRIM([.$D35]))&gt;1;&quot;v3&quot;;&quot;__&quot;);&quot; | &quot;;IF(LEN(TRIM([.$E35]))&gt;1;&quot;v4&quot;;&quot;__&quot;);&quot; | &quot;;IF(LEN(TRIM([.$F35]))&gt;1;&quot;v5&quot;;&quot;__&quot;);&quot; | &quot;;IF(LEN(TRIM([.$G35]))&gt;1;&quot;v6&quot;;&quot;__&quot;);&quot; | &quot;;IF(LEN(TRIM([.$H35]))&gt;1;&quot;v7&quot;;&quot;__&quot;);&quot; | &quot;;IF(LEN(TRIM([.$I3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9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0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9"/>
          <table:table-cell/>
          <table:table-cell table:style-name="ce5" office:value-type="string" calcext:value-type="string">
            <text:p>void ans1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8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CONCATENATE(&quot;v( &quot;;[.M38];&quot; , &quot;;[.N38];&quot; ); // batacuda&quot;)" office:value-type="string" office:string-value="v( v1 | v2 | v3 | v4 | __ | __ | v7 | v8 , __ | v2 | v3 | __ | __ | __ | v7 | __ ); // batacuda" calcext:value-type="string">
            <text:p>v( v1 | v2 | v3 | v4 | __ | __ | v7 | v8 , __ | v2 | v3 | __ | __ | __ | v7 | __ ); // batacuda</text:p>
          </table:table-cell>
          <table:table-cell table:style-name="ce8" table:formula="of:=CONCATENATE(IF(LEN(TRIM([.$B38]))&gt;0;&quot;v1&quot;;&quot;__&quot;);&quot; | &quot;;IF(LEN(TRIM([.$C38]))&gt;0;&quot;v2&quot;;&quot;__&quot;);&quot; | &quot;;IF(LEN(TRIM([.$D38]))&gt;0;&quot;v3&quot;;&quot;__&quot;);&quot; | &quot;;IF(LEN(TRIM([.$E38]))&gt;0;&quot;v4&quot;;&quot;__&quot;);&quot; | &quot;;IF(LEN(TRIM([.$F38]))&gt;0;&quot;v5&quot;;&quot;__&quot;);&quot; | &quot;;IF(LEN(TRIM([.$G38]))&gt;0;&quot;v6&quot;;&quot;__&quot;);&quot; | &quot;;IF(LEN(TRIM([.$H38]))&gt;0;&quot;v7&quot;;&quot;__&quot;);&quot; | &quot;;IF(LEN(TRIM([.$I38]))&gt;0;&quot;v8&quot;;&quot;__&quot;))" office:value-type="string" office:string-value="v1 | v2 | v3 | v4 | __ | __ | v7 | v8" calcext:value-type="string">
            <text:p>v1 | v2 | v3 | v4 | __ | __ | v7 | v8</text:p>
          </table:table-cell>
          <table:table-cell table:style-name="ce8" table:formula="of:=CONCATENATE(IF(LEN(TRIM([.$B38]))&gt;1;&quot;v1&quot;;&quot;__&quot;);&quot; | &quot;;IF(LEN(TRIM([.$C38]))&gt;1;&quot;v2&quot;;&quot;__&quot;);&quot; | &quot;;IF(LEN(TRIM([.$D38]))&gt;1;&quot;v3&quot;;&quot;__&quot;);&quot; | &quot;;IF(LEN(TRIM([.$E38]))&gt;1;&quot;v4&quot;;&quot;__&quot;);&quot; | &quot;;IF(LEN(TRIM([.$F38]))&gt;1;&quot;v5&quot;;&quot;__&quot;);&quot; | &quot;;IF(LEN(TRIM([.$G38]))&gt;1;&quot;v6&quot;;&quot;__&quot;);&quot; | &quot;;IF(LEN(TRIM([.$H38]))&gt;1;&quot;v7&quot;;&quot;__&quot;);&quot; | &quot;;IF(LEN(TRIM([.$I38]))&gt;1;&quot;v8&quot;;&quot;__&quot;))" office:value-type="string" office:string-value="__ | v2 | v3 | __ | __ | __ | v7 | __" calcext:value-type="string">
            <text:p>__ | v2 | v3 | __ | __ | __ | v7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M39];&quot; , &quot;;[.N39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39]))&gt;0;&quot;v1&quot;;&quot;__&quot;);&quot; | &quot;;IF(LEN(TRIM([.$C39]))&gt;0;&quot;v2&quot;;&quot;__&quot;);&quot; | &quot;;IF(LEN(TRIM([.$D39]))&gt;0;&quot;v3&quot;;&quot;__&quot;);&quot; | &quot;;IF(LEN(TRIM([.$E39]))&gt;0;&quot;v4&quot;;&quot;__&quot;);&quot; | &quot;;IF(LEN(TRIM([.$F39]))&gt;0;&quot;v5&quot;;&quot;__&quot;);&quot; | &quot;;IF(LEN(TRIM([.$G39]))&gt;0;&quot;v6&quot;;&quot;__&quot;);&quot; | &quot;;IF(LEN(TRIM([.$H39]))&gt;0;&quot;v7&quot;;&quot;__&quot;);&quot; | &quot;;IF(LEN(TRIM([.$I39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39]))&gt;1;&quot;v1&quot;;&quot;__&quot;);&quot; | &quot;;IF(LEN(TRIM([.$C39]))&gt;1;&quot;v2&quot;;&quot;__&quot;);&quot; | &quot;;IF(LEN(TRIM([.$D39]))&gt;1;&quot;v3&quot;;&quot;__&quot;);&quot; | &quot;;IF(LEN(TRIM([.$E39]))&gt;1;&quot;v4&quot;;&quot;__&quot;);&quot; | &quot;;IF(LEN(TRIM([.$F39]))&gt;1;&quot;v5&quot;;&quot;__&quot;);&quot; | &quot;;IF(LEN(TRIM([.$G39]))&gt;1;&quot;v6&quot;;&quot;__&quot;);&quot; | &quot;;IF(LEN(TRIM([.$H39]))&gt;1;&quot;v7&quot;;&quot;__&quot;);&quot; | &quot;;IF(LEN(TRIM([.$I3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7"/>
          <table:table-cell table:formula="of:=CONCATENATE(&quot;v( &quot;;[.M40];&quot; , &quot;;[.N40];&quot; ); // batacuda&quot;)" office:value-type="string" office:string-value="v( __ | __ | v3 | __ | __ | __ | __ | __ , __ | __ | v3 | __ | __ | __ | __ | __ ); // batacuda" calcext:value-type="string">
            <text:p>v( __ | __ | v3 | __ | __ | __ | __ | __ , __ | __ | v3 | __ | __ | __ | __ | __ ); // batacuda</text:p>
          </table:table-cell>
          <table:table-cell table:style-name="ce8" table:formula="of:=CONCATENATE(IF(LEN(TRIM([.$B40]))&gt;0;&quot;v1&quot;;&quot;__&quot;);&quot; | &quot;;IF(LEN(TRIM([.$C40]))&gt;0;&quot;v2&quot;;&quot;__&quot;);&quot; | &quot;;IF(LEN(TRIM([.$D40]))&gt;0;&quot;v3&quot;;&quot;__&quot;);&quot; | &quot;;IF(LEN(TRIM([.$E40]))&gt;0;&quot;v4&quot;;&quot;__&quot;);&quot; | &quot;;IF(LEN(TRIM([.$F40]))&gt;0;&quot;v5&quot;;&quot;__&quot;);&quot; | &quot;;IF(LEN(TRIM([.$G40]))&gt;0;&quot;v6&quot;;&quot;__&quot;);&quot; | &quot;;IF(LEN(TRIM([.$H40]))&gt;0;&quot;v7&quot;;&quot;__&quot;);&quot; | &quot;;IF(LEN(TRIM([.$I40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8" table:formula="of:=CONCATENATE(IF(LEN(TRIM([.$B40]))&gt;1;&quot;v1&quot;;&quot;__&quot;);&quot; | &quot;;IF(LEN(TRIM([.$C40]))&gt;1;&quot;v2&quot;;&quot;__&quot;);&quot; | &quot;;IF(LEN(TRIM([.$D40]))&gt;1;&quot;v3&quot;;&quot;__&quot;);&quot; | &quot;;IF(LEN(TRIM([.$E40]))&gt;1;&quot;v4&quot;;&quot;__&quot;);&quot; | &quot;;IF(LEN(TRIM([.$F40]))&gt;1;&quot;v5&quot;;&quot;__&quot;);&quot; | &quot;;IF(LEN(TRIM([.$G40]))&gt;1;&quot;v6&quot;;&quot;__&quot;);&quot; | &quot;;IF(LEN(TRIM([.$H40]))&gt;1;&quot;v7&quot;;&quot;__&quot;);&quot; | &quot;;IF(LEN(TRIM([.$I40]))&gt;1;&quot;v8&quot;;&quot;__&quot;))" office:value-type="string" office:string-value="__ | __ | v3 | __ | __ | __ | __ | __" calcext:value-type="string">
            <text:p>__ | __ | v3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M41];&quot; , &quot;;[.N41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41]))&gt;0;&quot;v1&quot;;&quot;__&quot;);&quot; | &quot;;IF(LEN(TRIM([.$C41]))&gt;0;&quot;v2&quot;;&quot;__&quot;);&quot; | &quot;;IF(LEN(TRIM([.$D41]))&gt;0;&quot;v3&quot;;&quot;__&quot;);&quot; | &quot;;IF(LEN(TRIM([.$E41]))&gt;0;&quot;v4&quot;;&quot;__&quot;);&quot; | &quot;;IF(LEN(TRIM([.$F41]))&gt;0;&quot;v5&quot;;&quot;__&quot;);&quot; | &quot;;IF(LEN(TRIM([.$G41]))&gt;0;&quot;v6&quot;;&quot;__&quot;);&quot; | &quot;;IF(LEN(TRIM([.$H41]))&gt;0;&quot;v7&quot;;&quot;__&quot;);&quot; | &quot;;IF(LEN(TRIM([.$I41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41]))&gt;1;&quot;v1&quot;;&quot;__&quot;);&quot; | &quot;;IF(LEN(TRIM([.$C41]))&gt;1;&quot;v2&quot;;&quot;__&quot;);&quot; | &quot;;IF(LEN(TRIM([.$D41]))&gt;1;&quot;v3&quot;;&quot;__&quot;);&quot; | &quot;;IF(LEN(TRIM([.$E41]))&gt;1;&quot;v4&quot;;&quot;__&quot;);&quot; | &quot;;IF(LEN(TRIM([.$F41]))&gt;1;&quot;v5&quot;;&quot;__&quot;);&quot; | &quot;;IF(LEN(TRIM([.$G41]))&gt;1;&quot;v6&quot;;&quot;__&quot;);&quot; | &quot;;IF(LEN(TRIM([.$H41]))&gt;1;&quot;v7&quot;;&quot;__&quot;);&quot; | &quot;;IF(LEN(TRIM([.$I4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/>
          <table:table-cell table:number-columns-repeated="2" office:value-type="string" calcext:value-type="string">
            <text:p>xx</text:p>
          </table:table-cell>
          <table:table-cell table:number-columns-repeated="7"/>
          <table:table-cell table:formula="of:=CONCATENATE(&quot;v( &quot;;[.M42];&quot; , &quot;;[.N42];&quot; ); // batacuda&quot;)" office:value-type="string" office:string-value="v( __ | v2 | v3 | __ | __ | __ | __ | __ , __ | v2 | v3 | __ | __ | __ | __ | __ ); // batacuda" calcext:value-type="string">
            <text:p>v( __ | v2 | v3 | __ | __ | __ | __ | __ , __ | v2 | v3 | __ | __ | __ | __ | __ ); // batacuda</text:p>
          </table:table-cell>
          <table:table-cell table:style-name="ce8" table:formula="of:=CONCATENATE(IF(LEN(TRIM([.$B42]))&gt;0;&quot;v1&quot;;&quot;__&quot;);&quot; | &quot;;IF(LEN(TRIM([.$C42]))&gt;0;&quot;v2&quot;;&quot;__&quot;);&quot; | &quot;;IF(LEN(TRIM([.$D42]))&gt;0;&quot;v3&quot;;&quot;__&quot;);&quot; | &quot;;IF(LEN(TRIM([.$E42]))&gt;0;&quot;v4&quot;;&quot;__&quot;);&quot; | &quot;;IF(LEN(TRIM([.$F42]))&gt;0;&quot;v5&quot;;&quot;__&quot;);&quot; | &quot;;IF(LEN(TRIM([.$G42]))&gt;0;&quot;v6&quot;;&quot;__&quot;);&quot; | &quot;;IF(LEN(TRIM([.$H42]))&gt;0;&quot;v7&quot;;&quot;__&quot;);&quot; | &quot;;IF(LEN(TRIM([.$I42]))&gt;0;&quot;v8&quot;;&quot;__&quot;))" office:value-type="string" office:string-value="__ | v2 | v3 | __ | __ | __ | __ | __" calcext:value-type="string">
            <text:p>__ | v2 | v3 | __ | __ | __ | __ | __</text:p>
          </table:table-cell>
          <table:table-cell table:style-name="ce8" table:formula="of:=CONCATENATE(IF(LEN(TRIM([.$B42]))&gt;1;&quot;v1&quot;;&quot;__&quot;);&quot; | &quot;;IF(LEN(TRIM([.$C42]))&gt;1;&quot;v2&quot;;&quot;__&quot;);&quot; | &quot;;IF(LEN(TRIM([.$D42]))&gt;1;&quot;v3&quot;;&quot;__&quot;);&quot; | &quot;;IF(LEN(TRIM([.$E42]))&gt;1;&quot;v4&quot;;&quot;__&quot;);&quot; | &quot;;IF(LEN(TRIM([.$F42]))&gt;1;&quot;v5&quot;;&quot;__&quot;);&quot; | &quot;;IF(LEN(TRIM([.$G42]))&gt;1;&quot;v6&quot;;&quot;__&quot;);&quot; | &quot;;IF(LEN(TRIM([.$H42]))&gt;1;&quot;v7&quot;;&quot;__&quot;);&quot; | &quot;;IF(LEN(TRIM([.$I42]))&gt;1;&quot;v8&quot;;&quot;__&quot;))" office:value-type="string" office:string-value="__ | v2 | v3 | __ | __ | __ | __ | __" calcext:value-type="string">
            <text:p>__ | v2 | v3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M43];&quot; , &quot;;[.N43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43]))&gt;0;&quot;v1&quot;;&quot;__&quot;);&quot; | &quot;;IF(LEN(TRIM([.$C43]))&gt;0;&quot;v2&quot;;&quot;__&quot;);&quot; | &quot;;IF(LEN(TRIM([.$D43]))&gt;0;&quot;v3&quot;;&quot;__&quot;);&quot; | &quot;;IF(LEN(TRIM([.$E43]))&gt;0;&quot;v4&quot;;&quot;__&quot;);&quot; | &quot;;IF(LEN(TRIM([.$F43]))&gt;0;&quot;v5&quot;;&quot;__&quot;);&quot; | &quot;;IF(LEN(TRIM([.$G43]))&gt;0;&quot;v6&quot;;&quot;__&quot;);&quot; | &quot;;IF(LEN(TRIM([.$H43]))&gt;0;&quot;v7&quot;;&quot;__&quot;);&quot; | &quot;;IF(LEN(TRIM([.$I43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43]))&gt;1;&quot;v1&quot;;&quot;__&quot;);&quot; | &quot;;IF(LEN(TRIM([.$C43]))&gt;1;&quot;v2&quot;;&quot;__&quot;);&quot; | &quot;;IF(LEN(TRIM([.$D43]))&gt;1;&quot;v3&quot;;&quot;__&quot;);&quot; | &quot;;IF(LEN(TRIM([.$E43]))&gt;1;&quot;v4&quot;;&quot;__&quot;);&quot; | &quot;;IF(LEN(TRIM([.$F43]))&gt;1;&quot;v5&quot;;&quot;__&quot;);&quot; | &quot;;IF(LEN(TRIM([.$G43]))&gt;1;&quot;v6&quot;;&quot;__&quot;);&quot; | &quot;;IF(LEN(TRIM([.$H43]))&gt;1;&quot;v7&quot;;&quot;__&quot;);&quot; | &quot;;IF(LEN(TRIM([.$I4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M44];&quot; , &quot;;[.N44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44]))&gt;0;&quot;v1&quot;;&quot;__&quot;);&quot; | &quot;;IF(LEN(TRIM([.$C44]))&gt;0;&quot;v2&quot;;&quot;__&quot;);&quot; | &quot;;IF(LEN(TRIM([.$D44]))&gt;0;&quot;v3&quot;;&quot;__&quot;);&quot; | &quot;;IF(LEN(TRIM([.$E44]))&gt;0;&quot;v4&quot;;&quot;__&quot;);&quot; | &quot;;IF(LEN(TRIM([.$F44]))&gt;0;&quot;v5&quot;;&quot;__&quot;);&quot; | &quot;;IF(LEN(TRIM([.$G44]))&gt;0;&quot;v6&quot;;&quot;__&quot;);&quot; | &quot;;IF(LEN(TRIM([.$H44]))&gt;0;&quot;v7&quot;;&quot;__&quot;);&quot; | &quot;;IF(LEN(TRIM([.$I44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44]))&gt;1;&quot;v1&quot;;&quot;__&quot;);&quot; | &quot;;IF(LEN(TRIM([.$C44]))&gt;1;&quot;v2&quot;;&quot;__&quot;);&quot; | &quot;;IF(LEN(TRIM([.$D44]))&gt;1;&quot;v3&quot;;&quot;__&quot;);&quot; | &quot;;IF(LEN(TRIM([.$E44]))&gt;1;&quot;v4&quot;;&quot;__&quot;);&quot; | &quot;;IF(LEN(TRIM([.$F44]))&gt;1;&quot;v5&quot;;&quot;__&quot;);&quot; | &quot;;IF(LEN(TRIM([.$G44]))&gt;1;&quot;v6&quot;;&quot;__&quot;);&quot; | &quot;;IF(LEN(TRIM([.$H44]))&gt;1;&quot;v7&quot;;&quot;__&quot;);&quot; | &quot;;IF(LEN(TRIM([.$I4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M45];&quot; , &quot;;[.N45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45]))&gt;0;&quot;v1&quot;;&quot;__&quot;);&quot; | &quot;;IF(LEN(TRIM([.$C45]))&gt;0;&quot;v2&quot;;&quot;__&quot;);&quot; | &quot;;IF(LEN(TRIM([.$D45]))&gt;0;&quot;v3&quot;;&quot;__&quot;);&quot; | &quot;;IF(LEN(TRIM([.$E45]))&gt;0;&quot;v4&quot;;&quot;__&quot;);&quot; | &quot;;IF(LEN(TRIM([.$F45]))&gt;0;&quot;v5&quot;;&quot;__&quot;);&quot; | &quot;;IF(LEN(TRIM([.$G45]))&gt;0;&quot;v6&quot;;&quot;__&quot;);&quot; | &quot;;IF(LEN(TRIM([.$H45]))&gt;0;&quot;v7&quot;;&quot;__&quot;);&quot; | &quot;;IF(LEN(TRIM([.$I45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45]))&gt;1;&quot;v1&quot;;&quot;__&quot;);&quot; | &quot;;IF(LEN(TRIM([.$C45]))&gt;1;&quot;v2&quot;;&quot;__&quot;);&quot; | &quot;;IF(LEN(TRIM([.$D45]))&gt;1;&quot;v3&quot;;&quot;__&quot;);&quot; | &quot;;IF(LEN(TRIM([.$E45]))&gt;1;&quot;v4&quot;;&quot;__&quot;);&quot; | &quot;;IF(LEN(TRIM([.$F45]))&gt;1;&quot;v5&quot;;&quot;__&quot;);&quot; | &quot;;IF(LEN(TRIM([.$G45]))&gt;1;&quot;v6&quot;;&quot;__&quot;);&quot; | &quot;;IF(LEN(TRIM([.$H45]))&gt;1;&quot;v7&quot;;&quot;__&quot;);&quot; | &quot;;IF(LEN(TRIM([.$I4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9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0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9"/>
          <table:table-cell/>
          <table:table-cell table:style-name="ce5" office:value-type="string" calcext:value-type="string">
            <text:p>void pre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9"/>
          <table:table-cell table:formula="of:=CONCATENATE(&quot;v( &quot;;[.M48];&quot; , &quot;;[.N48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48]))&gt;0;&quot;v1&quot;;&quot;__&quot;);&quot; | &quot;;IF(LEN(TRIM([.$C48]))&gt;0;&quot;v2&quot;;&quot;__&quot;);&quot; | &quot;;IF(LEN(TRIM([.$D48]))&gt;0;&quot;v3&quot;;&quot;__&quot;);&quot; | &quot;;IF(LEN(TRIM([.$E48]))&gt;0;&quot;v4&quot;;&quot;__&quot;);&quot; | &quot;;IF(LEN(TRIM([.$F48]))&gt;0;&quot;v5&quot;;&quot;__&quot;);&quot; | &quot;;IF(LEN(TRIM([.$G48]))&gt;0;&quot;v6&quot;;&quot;__&quot;);&quot; | &quot;;IF(LEN(TRIM([.$H48]))&gt;0;&quot;v7&quot;;&quot;__&quot;);&quot; | &quot;;IF(LEN(TRIM([.$I48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48]))&gt;1;&quot;v1&quot;;&quot;__&quot;);&quot; | &quot;;IF(LEN(TRIM([.$C48]))&gt;1;&quot;v2&quot;;&quot;__&quot;);&quot; | &quot;;IF(LEN(TRIM([.$D48]))&gt;1;&quot;v3&quot;;&quot;__&quot;);&quot; | &quot;;IF(LEN(TRIM([.$E48]))&gt;1;&quot;v4&quot;;&quot;__&quot;);&quot; | &quot;;IF(LEN(TRIM([.$F48]))&gt;1;&quot;v5&quot;;&quot;__&quot;);&quot; | &quot;;IF(LEN(TRIM([.$G48]))&gt;1;&quot;v6&quot;;&quot;__&quot;);&quot; | &quot;;IF(LEN(TRIM([.$H48]))&gt;1;&quot;v7&quot;;&quot;__&quot;);&quot; | &quot;;IF(LEN(TRIM([.$I4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formula="of:=CONCATENATE(&quot;v( &quot;;[.M49];&quot; , &quot;;[.N49];&quot; ); // batacuda&quot;)" office:value-type="string" office:string-value="v( v1 | v2 | __ | __ | __ | __ | __ | __ , __ | __ | __ | __ | __ | __ | __ | __ ); // batacuda" calcext:value-type="string">
            <text:p>v( v1 | v2 | __ | __ | __ | __ | __ | __ , __ | __ | __ | __ | __ | __ | __ | __ ); // batacuda</text:p>
          </table:table-cell>
          <table:table-cell table:style-name="ce8" table:formula="of:=CONCATENATE(IF(LEN(TRIM([.$B49]))&gt;0;&quot;v1&quot;;&quot;__&quot;);&quot; | &quot;;IF(LEN(TRIM([.$C49]))&gt;0;&quot;v2&quot;;&quot;__&quot;);&quot; | &quot;;IF(LEN(TRIM([.$D49]))&gt;0;&quot;v3&quot;;&quot;__&quot;);&quot; | &quot;;IF(LEN(TRIM([.$E49]))&gt;0;&quot;v4&quot;;&quot;__&quot;);&quot; | &quot;;IF(LEN(TRIM([.$F49]))&gt;0;&quot;v5&quot;;&quot;__&quot;);&quot; | &quot;;IF(LEN(TRIM([.$G49]))&gt;0;&quot;v6&quot;;&quot;__&quot;);&quot; | &quot;;IF(LEN(TRIM([.$H49]))&gt;0;&quot;v7&quot;;&quot;__&quot;);&quot; | &quot;;IF(LEN(TRIM([.$I49]))&gt;0;&quot;v8&quot;;&quot;__&quot;))" office:value-type="string" office:string-value="v1 | v2 | __ | __ | __ | __ | __ | __" calcext:value-type="string">
            <text:p>v1 | v2 | __ | __ | __ | __ | __ | __</text:p>
          </table:table-cell>
          <table:table-cell table:style-name="ce8" table:formula="of:=CONCATENATE(IF(LEN(TRIM([.$B49]))&gt;1;&quot;v1&quot;;&quot;__&quot;);&quot; | &quot;;IF(LEN(TRIM([.$C49]))&gt;1;&quot;v2&quot;;&quot;__&quot;);&quot; | &quot;;IF(LEN(TRIM([.$D49]))&gt;1;&quot;v3&quot;;&quot;__&quot;);&quot; | &quot;;IF(LEN(TRIM([.$E49]))&gt;1;&quot;v4&quot;;&quot;__&quot;);&quot; | &quot;;IF(LEN(TRIM([.$F49]))&gt;1;&quot;v5&quot;;&quot;__&quot;);&quot; | &quot;;IF(LEN(TRIM([.$G49]))&gt;1;&quot;v6&quot;;&quot;__&quot;);&quot; | &quot;;IF(LEN(TRIM([.$H49]))&gt;1;&quot;v7&quot;;&quot;__&quot;);&quot; | &quot;;IF(LEN(TRIM([.$I4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formula="of:=CONCATENATE(&quot;v( &quot;;[.M50];&quot; , &quot;;[.N50];&quot; ); // batacuda&quot;)" office:value-type="string" office:string-value="v( __ | __ | v3 | __ | __ | __ | __ | __ , __ | __ | __ | __ | __ | __ | __ | __ ); // batacuda" calcext:value-type="string">
            <text:p>v( __ | __ | v3 | __ | __ | __ | __ | __ , __ | __ | __ | __ | __ | __ | __ | __ ); // batacuda</text:p>
          </table:table-cell>
          <table:table-cell table:style-name="ce8" table:formula="of:=CONCATENATE(IF(LEN(TRIM([.$B50]))&gt;0;&quot;v1&quot;;&quot;__&quot;);&quot; | &quot;;IF(LEN(TRIM([.$C50]))&gt;0;&quot;v2&quot;;&quot;__&quot;);&quot; | &quot;;IF(LEN(TRIM([.$D50]))&gt;0;&quot;v3&quot;;&quot;__&quot;);&quot; | &quot;;IF(LEN(TRIM([.$E50]))&gt;0;&quot;v4&quot;;&quot;__&quot;);&quot; | &quot;;IF(LEN(TRIM([.$F50]))&gt;0;&quot;v5&quot;;&quot;__&quot;);&quot; | &quot;;IF(LEN(TRIM([.$G50]))&gt;0;&quot;v6&quot;;&quot;__&quot;);&quot; | &quot;;IF(LEN(TRIM([.$H50]))&gt;0;&quot;v7&quot;;&quot;__&quot;);&quot; | &quot;;IF(LEN(TRIM([.$I50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8" table:formula="of:=CONCATENATE(IF(LEN(TRIM([.$B50]))&gt;1;&quot;v1&quot;;&quot;__&quot;);&quot; | &quot;;IF(LEN(TRIM([.$C50]))&gt;1;&quot;v2&quot;;&quot;__&quot;);&quot; | &quot;;IF(LEN(TRIM([.$D50]))&gt;1;&quot;v3&quot;;&quot;__&quot;);&quot; | &quot;;IF(LEN(TRIM([.$E50]))&gt;1;&quot;v4&quot;;&quot;__&quot;);&quot; | &quot;;IF(LEN(TRIM([.$F50]))&gt;1;&quot;v5&quot;;&quot;__&quot;);&quot; | &quot;;IF(LEN(TRIM([.$G50]))&gt;1;&quot;v6&quot;;&quot;__&quot;);&quot; | &quot;;IF(LEN(TRIM([.$H50]))&gt;1;&quot;v7&quot;;&quot;__&quot;);&quot; | &quot;;IF(LEN(TRIM([.$I5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M51];&quot; , &quot;;[.N51];&quot; ); // batacuda&quot;)" office:value-type="string" office:string-value="v( __ | v2 | __ | v4 | __ | __ | __ | __ , __ | __ | __ | __ | __ | __ | __ | __ ); // batacuda" calcext:value-type="string">
            <text:p>v( __ | v2 | __ | v4 | __ | __ | __ | __ , __ | __ | __ | __ | __ | __ | __ | __ ); // batacuda</text:p>
          </table:table-cell>
          <table:table-cell table:style-name="ce8" table:formula="of:=CONCATENATE(IF(LEN(TRIM([.$B51]))&gt;0;&quot;v1&quot;;&quot;__&quot;);&quot; | &quot;;IF(LEN(TRIM([.$C51]))&gt;0;&quot;v2&quot;;&quot;__&quot;);&quot; | &quot;;IF(LEN(TRIM([.$D51]))&gt;0;&quot;v3&quot;;&quot;__&quot;);&quot; | &quot;;IF(LEN(TRIM([.$E51]))&gt;0;&quot;v4&quot;;&quot;__&quot;);&quot; | &quot;;IF(LEN(TRIM([.$F51]))&gt;0;&quot;v5&quot;;&quot;__&quot;);&quot; | &quot;;IF(LEN(TRIM([.$G51]))&gt;0;&quot;v6&quot;;&quot;__&quot;);&quot; | &quot;;IF(LEN(TRIM([.$H51]))&gt;0;&quot;v7&quot;;&quot;__&quot;);&quot; | &quot;;IF(LEN(TRIM([.$I51]))&gt;0;&quot;v8&quot;;&quot;__&quot;))" office:value-type="string" office:string-value="__ | v2 | __ | v4 | __ | __ | __ | __" calcext:value-type="string">
            <text:p>__ | v2 | __ | v4 | __ | __ | __ | __</text:p>
          </table:table-cell>
          <table:table-cell table:style-name="ce8" table:formula="of:=CONCATENATE(IF(LEN(TRIM([.$B51]))&gt;1;&quot;v1&quot;;&quot;__&quot;);&quot; | &quot;;IF(LEN(TRIM([.$C51]))&gt;1;&quot;v2&quot;;&quot;__&quot;);&quot; | &quot;;IF(LEN(TRIM([.$D51]))&gt;1;&quot;v3&quot;;&quot;__&quot;);&quot; | &quot;;IF(LEN(TRIM([.$E51]))&gt;1;&quot;v4&quot;;&quot;__&quot;);&quot; | &quot;;IF(LEN(TRIM([.$F51]))&gt;1;&quot;v5&quot;;&quot;__&quot;);&quot; | &quot;;IF(LEN(TRIM([.$G51]))&gt;1;&quot;v6&quot;;&quot;__&quot;);&quot; | &quot;;IF(LEN(TRIM([.$H51]))&gt;1;&quot;v7&quot;;&quot;__&quot;);&quot; | &quot;;IF(LEN(TRIM([.$I5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M52];&quot; , &quot;;[.N52];&quot; ); // batacuda&quot;)" office:value-type="string" office:string-value="v( __ | __ | v3 | __ | v5 | __ | __ | __ , __ | __ | __ | __ | __ | __ | __ | __ ); // batacuda" calcext:value-type="string">
            <text:p>v( __ | __ | v3 | __ | v5 | __ | __ | __ , __ | __ | __ | __ | __ | __ | __ | __ ); // batacuda</text:p>
          </table:table-cell>
          <table:table-cell table:style-name="ce8" table:formula="of:=CONCATENATE(IF(LEN(TRIM([.$B52]))&gt;0;&quot;v1&quot;;&quot;__&quot;);&quot; | &quot;;IF(LEN(TRIM([.$C52]))&gt;0;&quot;v2&quot;;&quot;__&quot;);&quot; | &quot;;IF(LEN(TRIM([.$D52]))&gt;0;&quot;v3&quot;;&quot;__&quot;);&quot; | &quot;;IF(LEN(TRIM([.$E52]))&gt;0;&quot;v4&quot;;&quot;__&quot;);&quot; | &quot;;IF(LEN(TRIM([.$F52]))&gt;0;&quot;v5&quot;;&quot;__&quot;);&quot; | &quot;;IF(LEN(TRIM([.$G52]))&gt;0;&quot;v6&quot;;&quot;__&quot;);&quot; | &quot;;IF(LEN(TRIM([.$H52]))&gt;0;&quot;v7&quot;;&quot;__&quot;);&quot; | &quot;;IF(LEN(TRIM([.$I52]))&gt;0;&quot;v8&quot;;&quot;__&quot;))" office:value-type="string" office:string-value="__ | __ | v3 | __ | v5 | __ | __ | __" calcext:value-type="string">
            <text:p>__ | __ | v3 | __ | v5 | __ | __ | __</text:p>
          </table:table-cell>
          <table:table-cell table:style-name="ce8" table:formula="of:=CONCATENATE(IF(LEN(TRIM([.$B52]))&gt;1;&quot;v1&quot;;&quot;__&quot;);&quot; | &quot;;IF(LEN(TRIM([.$C52]))&gt;1;&quot;v2&quot;;&quot;__&quot;);&quot; | &quot;;IF(LEN(TRIM([.$D52]))&gt;1;&quot;v3&quot;;&quot;__&quot;);&quot; | &quot;;IF(LEN(TRIM([.$E52]))&gt;1;&quot;v4&quot;;&quot;__&quot;);&quot; | &quot;;IF(LEN(TRIM([.$F52]))&gt;1;&quot;v5&quot;;&quot;__&quot;);&quot; | &quot;;IF(LEN(TRIM([.$G52]))&gt;1;&quot;v6&quot;;&quot;__&quot;);&quot; | &quot;;IF(LEN(TRIM([.$H52]))&gt;1;&quot;v7&quot;;&quot;__&quot;);&quot; | &quot;;IF(LEN(TRIM([.$I5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v( &quot;;[.M53];&quot; , &quot;;[.N53];&quot; ); // batacuda&quot;)" office:value-type="string" office:string-value="v( __ | __ | __ | __ | __ | v6 | __ | __ , __ | __ | __ | __ | __ | __ | __ | __ ); // batacuda" calcext:value-type="string">
            <text:p>v( __ | __ | __ | __ | __ | v6 | __ | __ , __ | __ | __ | __ | __ | __ | __ | __ ); // batacuda</text:p>
          </table:table-cell>
          <table:table-cell table:style-name="ce8" table:formula="of:=CONCATENATE(IF(LEN(TRIM([.$B53]))&gt;0;&quot;v1&quot;;&quot;__&quot;);&quot; | &quot;;IF(LEN(TRIM([.$C53]))&gt;0;&quot;v2&quot;;&quot;__&quot;);&quot; | &quot;;IF(LEN(TRIM([.$D53]))&gt;0;&quot;v3&quot;;&quot;__&quot;);&quot; | &quot;;IF(LEN(TRIM([.$E53]))&gt;0;&quot;v4&quot;;&quot;__&quot;);&quot; | &quot;;IF(LEN(TRIM([.$F53]))&gt;0;&quot;v5&quot;;&quot;__&quot;);&quot; | &quot;;IF(LEN(TRIM([.$G53]))&gt;0;&quot;v6&quot;;&quot;__&quot;);&quot; | &quot;;IF(LEN(TRIM([.$H53]))&gt;0;&quot;v7&quot;;&quot;__&quot;);&quot; | &quot;;IF(LEN(TRIM([.$I53]))&gt;0;&quot;v8&quot;;&quot;__&quot;))" office:value-type="string" office:string-value="__ | __ | __ | __ | __ | v6 | __ | __" calcext:value-type="string">
            <text:p>__ | __ | __ | __ | __ | v6 | __ | __</text:p>
          </table:table-cell>
          <table:table-cell table:style-name="ce8" table:formula="of:=CONCATENATE(IF(LEN(TRIM([.$B53]))&gt;1;&quot;v1&quot;;&quot;__&quot;);&quot; | &quot;;IF(LEN(TRIM([.$C53]))&gt;1;&quot;v2&quot;;&quot;__&quot;);&quot; | &quot;;IF(LEN(TRIM([.$D53]))&gt;1;&quot;v3&quot;;&quot;__&quot;);&quot; | &quot;;IF(LEN(TRIM([.$E53]))&gt;1;&quot;v4&quot;;&quot;__&quot;);&quot; | &quot;;IF(LEN(TRIM([.$F53]))&gt;1;&quot;v5&quot;;&quot;__&quot;);&quot; | &quot;;IF(LEN(TRIM([.$G53]))&gt;1;&quot;v6&quot;;&quot;__&quot;);&quot; | &quot;;IF(LEN(TRIM([.$H53]))&gt;1;&quot;v7&quot;;&quot;__&quot;);&quot; | &quot;;IF(LEN(TRIM([.$I5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v( &quot;;[.M54];&quot; , &quot;;[.N54];&quot; ); // batacuda&quot;)" office:value-type="string" office:string-value="v( __ | __ | __ | v4 | __ | __ | v7 | __ , __ | __ | __ | __ | __ | __ | __ | __ ); // batacuda" calcext:value-type="string">
            <text:p>v( __ | __ | __ | v4 | __ | __ | v7 | __ , __ | __ | __ | __ | __ | __ | __ | __ ); // batacuda</text:p>
          </table:table-cell>
          <table:table-cell table:style-name="ce8" table:formula="of:=CONCATENATE(IF(LEN(TRIM([.$B54]))&gt;0;&quot;v1&quot;;&quot;__&quot;);&quot; | &quot;;IF(LEN(TRIM([.$C54]))&gt;0;&quot;v2&quot;;&quot;__&quot;);&quot; | &quot;;IF(LEN(TRIM([.$D54]))&gt;0;&quot;v3&quot;;&quot;__&quot;);&quot; | &quot;;IF(LEN(TRIM([.$E54]))&gt;0;&quot;v4&quot;;&quot;__&quot;);&quot; | &quot;;IF(LEN(TRIM([.$F54]))&gt;0;&quot;v5&quot;;&quot;__&quot;);&quot; | &quot;;IF(LEN(TRIM([.$G54]))&gt;0;&quot;v6&quot;;&quot;__&quot;);&quot; | &quot;;IF(LEN(TRIM([.$H54]))&gt;0;&quot;v7&quot;;&quot;__&quot;);&quot; | &quot;;IF(LEN(TRIM([.$I54]))&gt;0;&quot;v8&quot;;&quot;__&quot;))" office:value-type="string" office:string-value="__ | __ | __ | v4 | __ | __ | v7 | __" calcext:value-type="string">
            <text:p>__ | __ | __ | v4 | __ | __ | v7 | __</text:p>
          </table:table-cell>
          <table:table-cell table:style-name="ce8" table:formula="of:=CONCATENATE(IF(LEN(TRIM([.$B54]))&gt;1;&quot;v1&quot;;&quot;__&quot;);&quot; | &quot;;IF(LEN(TRIM([.$C54]))&gt;1;&quot;v2&quot;;&quot;__&quot;);&quot; | &quot;;IF(LEN(TRIM([.$D54]))&gt;1;&quot;v3&quot;;&quot;__&quot;);&quot; | &quot;;IF(LEN(TRIM([.$E54]))&gt;1;&quot;v4&quot;;&quot;__&quot;);&quot; | &quot;;IF(LEN(TRIM([.$F54]))&gt;1;&quot;v5&quot;;&quot;__&quot;);&quot; | &quot;;IF(LEN(TRIM([.$G54]))&gt;1;&quot;v6&quot;;&quot;__&quot;);&quot; | &quot;;IF(LEN(TRIM([.$H54]))&gt;1;&quot;v7&quot;;&quot;__&quot;);&quot; | &quot;;IF(LEN(TRIM([.$I5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<text:s/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formula="of:=CONCATENATE(&quot;v( &quot;;[.M55];&quot; , &quot;;[.N55];&quot; ); // batacuda&quot;)" office:value-type="string" office:string-value="v( __ | __ | __ | __ | v5 | v6 | __ | v8 , __ | __ | __ | __ | __ | __ | __ | __ ); // batacuda" calcext:value-type="string">
            <text:p>v( __ | __ | __ | __ | v5 | v6 | __ | v8 , __ | __ | __ | __ | __ | __ | __ | __ ); // batacuda</text:p>
          </table:table-cell>
          <table:table-cell table:style-name="ce8" table:formula="of:=CONCATENATE(IF(LEN(TRIM([.$B55]))&gt;0;&quot;v1&quot;;&quot;__&quot;);&quot; | &quot;;IF(LEN(TRIM([.$C55]))&gt;0;&quot;v2&quot;;&quot;__&quot;);&quot; | &quot;;IF(LEN(TRIM([.$D55]))&gt;0;&quot;v3&quot;;&quot;__&quot;);&quot; | &quot;;IF(LEN(TRIM([.$E55]))&gt;0;&quot;v4&quot;;&quot;__&quot;);&quot; | &quot;;IF(LEN(TRIM([.$F55]))&gt;0;&quot;v5&quot;;&quot;__&quot;);&quot; | &quot;;IF(LEN(TRIM([.$G55]))&gt;0;&quot;v6&quot;;&quot;__&quot;);&quot; | &quot;;IF(LEN(TRIM([.$H55]))&gt;0;&quot;v7&quot;;&quot;__&quot;);&quot; | &quot;;IF(LEN(TRIM([.$I55]))&gt;0;&quot;v8&quot;;&quot;__&quot;))" office:value-type="string" office:string-value="__ | __ | __ | __ | v5 | v6 | __ | v8" calcext:value-type="string">
            <text:p>__ | __ | __ | __ | v5 | v6 | __ | v8</text:p>
          </table:table-cell>
          <table:table-cell table:style-name="ce8" table:formula="of:=CONCATENATE(IF(LEN(TRIM([.$B55]))&gt;1;&quot;v1&quot;;&quot;__&quot;);&quot; | &quot;;IF(LEN(TRIM([.$C55]))&gt;1;&quot;v2&quot;;&quot;__&quot;);&quot; | &quot;;IF(LEN(TRIM([.$D55]))&gt;1;&quot;v3&quot;;&quot;__&quot;);&quot; | &quot;;IF(LEN(TRIM([.$E55]))&gt;1;&quot;v4&quot;;&quot;__&quot;);&quot; | &quot;;IF(LEN(TRIM([.$F55]))&gt;1;&quot;v5&quot;;&quot;__&quot;);&quot; | &quot;;IF(LEN(TRIM([.$G55]))&gt;1;&quot;v6&quot;;&quot;__&quot;);&quot; | &quot;;IF(LEN(TRIM([.$H55]))&gt;1;&quot;v7&quot;;&quot;__&quot;);&quot; | &quot;;IF(LEN(TRIM([.$I5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formula="of:=CONCATENATE(&quot;v( &quot;;[.M56];&quot; , &quot;;[.N56];&quot; ); // batacuda&quot;)" office:value-type="string" office:string-value="v( __ | __ | __ | __ | __ | __ | v7 | v8 , __ | __ | __ | __ | __ | __ | __ | __ ); // batacuda" calcext:value-type="string">
            <text:p>v( __ | __ | __ | __ | __ | __ | v7 | v8 , __ | __ | __ | __ | __ | __ | __ | __ ); // batacuda</text:p>
          </table:table-cell>
          <table:table-cell table:style-name="ce8" table:formula="of:=CONCATENATE(IF(LEN(TRIM([.$B56]))&gt;0;&quot;v1&quot;;&quot;__&quot;);&quot; | &quot;;IF(LEN(TRIM([.$C56]))&gt;0;&quot;v2&quot;;&quot;__&quot;);&quot; | &quot;;IF(LEN(TRIM([.$D56]))&gt;0;&quot;v3&quot;;&quot;__&quot;);&quot; | &quot;;IF(LEN(TRIM([.$E56]))&gt;0;&quot;v4&quot;;&quot;__&quot;);&quot; | &quot;;IF(LEN(TRIM([.$F56]))&gt;0;&quot;v5&quot;;&quot;__&quot;);&quot; | &quot;;IF(LEN(TRIM([.$G56]))&gt;0;&quot;v6&quot;;&quot;__&quot;);&quot; | &quot;;IF(LEN(TRIM([.$H56]))&gt;0;&quot;v7&quot;;&quot;__&quot;);&quot; | &quot;;IF(LEN(TRIM([.$I56]))&gt;0;&quot;v8&quot;;&quot;__&quot;))" office:value-type="string" office:string-value="__ | __ | __ | __ | __ | __ | v7 | v8" calcext:value-type="string">
            <text:p>__ | __ | __ | __ | __ | __ | v7 | v8</text:p>
          </table:table-cell>
          <table:table-cell table:style-name="ce8" table:formula="of:=CONCATENATE(IF(LEN(TRIM([.$B56]))&gt;1;&quot;v1&quot;;&quot;__&quot;);&quot; | &quot;;IF(LEN(TRIM([.$C56]))&gt;1;&quot;v2&quot;;&quot;__&quot;);&quot; | &quot;;IF(LEN(TRIM([.$D56]))&gt;1;&quot;v3&quot;;&quot;__&quot;);&quot; | &quot;;IF(LEN(TRIM([.$E56]))&gt;1;&quot;v4&quot;;&quot;__&quot;);&quot; | &quot;;IF(LEN(TRIM([.$F56]))&gt;1;&quot;v5&quot;;&quot;__&quot;);&quot; | &quot;;IF(LEN(TRIM([.$G56]))&gt;1;&quot;v6&quot;;&quot;__&quot;);&quot; | &quot;;IF(LEN(TRIM([.$H56]))&gt;1;&quot;v7&quot;;&quot;__&quot;);&quot; | &quot;;IF(LEN(TRIM([.$I5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9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0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9"/>
          <table:table-cell/>
          <table:table-cell table:style-name="ce5" office:value-type="string" calcext:value-type="string">
            <text:p>void batacuda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8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formula="of:=CONCATENATE(&quot;v( &quot;;[.M59];&quot; , &quot;;[.N59];&quot; ); // batacuda&quot;)" office:value-type="string" office:string-value="v( v1 | v2 | v3 | __ | __ | __ | v7 | __ , v1 | v2 | __ | __ | __ | __ | __ | __ ); // batacuda" calcext:value-type="string">
            <text:p>v( v1 | v2 | v3 | __ | __ | __ | v7 | __ , v1 | v2 | __ | __ | __ | __ | __ | __ ); // batacuda</text:p>
          </table:table-cell>
          <table:table-cell table:style-name="ce8" table:formula="of:=CONCATENATE(IF(LEN(TRIM([.$B59]))&gt;0;&quot;v1&quot;;&quot;__&quot;);&quot; | &quot;;IF(LEN(TRIM([.$C59]))&gt;0;&quot;v2&quot;;&quot;__&quot;);&quot; | &quot;;IF(LEN(TRIM([.$D59]))&gt;0;&quot;v3&quot;;&quot;__&quot;);&quot; | &quot;;IF(LEN(TRIM([.$E59]))&gt;0;&quot;v4&quot;;&quot;__&quot;);&quot; | &quot;;IF(LEN(TRIM([.$F59]))&gt;0;&quot;v5&quot;;&quot;__&quot;);&quot; | &quot;;IF(LEN(TRIM([.$G59]))&gt;0;&quot;v6&quot;;&quot;__&quot;);&quot; | &quot;;IF(LEN(TRIM([.$H59]))&gt;0;&quot;v7&quot;;&quot;__&quot;);&quot; | &quot;;IF(LEN(TRIM([.$I59]))&gt;0;&quot;v8&quot;;&quot;__&quot;))" office:value-type="string" office:string-value="v1 | v2 | v3 | __ | __ | __ | v7 | __" calcext:value-type="string">
            <text:p>v1 | v2 | v3 | __ | __ | __ | v7 | __</text:p>
          </table:table-cell>
          <table:table-cell table:style-name="ce8" table:formula="of:=CONCATENATE(IF(LEN(TRIM([.$B59]))&gt;1;&quot;v1&quot;;&quot;__&quot;);&quot; | &quot;;IF(LEN(TRIM([.$C59]))&gt;1;&quot;v2&quot;;&quot;__&quot;);&quot; | &quot;;IF(LEN(TRIM([.$D59]))&gt;1;&quot;v3&quot;;&quot;__&quot;);&quot; | &quot;;IF(LEN(TRIM([.$E59]))&gt;1;&quot;v4&quot;;&quot;__&quot;);&quot; | &quot;;IF(LEN(TRIM([.$F59]))&gt;1;&quot;v5&quot;;&quot;__&quot;);&quot; | &quot;;IF(LEN(TRIM([.$G59]))&gt;1;&quot;v6&quot;;&quot;__&quot;);&quot; | &quot;;IF(LEN(TRIM([.$H59]))&gt;1;&quot;v7&quot;;&quot;__&quot;);&quot; | &quot;;IF(LEN(TRIM([.$I59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11"/>
          <table:table-cell table:formula="of:=CONCATENATE(&quot;v( &quot;;[.M60];&quot; , &quot;;[.N6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0]))&gt;0;&quot;v1&quot;;&quot;__&quot;);&quot; | &quot;;IF(LEN(TRIM([.$C60]))&gt;0;&quot;v2&quot;;&quot;__&quot;);&quot; | &quot;;IF(LEN(TRIM([.$D60]))&gt;0;&quot;v3&quot;;&quot;__&quot;);&quot; | &quot;;IF(LEN(TRIM([.$E60]))&gt;0;&quot;v4&quot;;&quot;__&quot;);&quot; | &quot;;IF(LEN(TRIM([.$F60]))&gt;0;&quot;v5&quot;;&quot;__&quot;);&quot; | &quot;;IF(LEN(TRIM([.$G60]))&gt;0;&quot;v6&quot;;&quot;__&quot;);&quot; | &quot;;IF(LEN(TRIM([.$H60]))&gt;0;&quot;v7&quot;;&quot;__&quot;);&quot; | &quot;;IF(LEN(TRIM([.$I6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0]))&gt;1;&quot;v1&quot;;&quot;__&quot;);&quot; | &quot;;IF(LEN(TRIM([.$C60]))&gt;1;&quot;v2&quot;;&quot;__&quot;);&quot; | &quot;;IF(LEN(TRIM([.$D60]))&gt;1;&quot;v3&quot;;&quot;__&quot;);&quot; | &quot;;IF(LEN(TRIM([.$E60]))&gt;1;&quot;v4&quot;;&quot;__&quot;);&quot; | &quot;;IF(LEN(TRIM([.$F60]))&gt;1;&quot;v5&quot;;&quot;__&quot;);&quot; | &quot;;IF(LEN(TRIM([.$G60]))&gt;1;&quot;v6&quot;;&quot;__&quot;);&quot; | &quot;;IF(LEN(TRIM([.$H60]))&gt;1;&quot;v7&quot;;&quot;__&quot;);&quot; | &quot;;IF(LEN(TRIM([.$I6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formula="of:=CONCATENATE(&quot;v( &quot;;[.M61];&quot; , &quot;;[.N61];&quot; ); // batacuda&quot;)" office:value-type="string" office:string-value="v( __ | __ | __ | __ | __ | __ | v7 | __ , __ | __ | __ | __ | __ | __ | __ | __ ); // batacuda" calcext:value-type="string">
            <text:p>v( __ | __ | __ | __ | __ | __ | v7 | __ , __ | __ | __ | __ | __ | __ | __ | __ ); // batacuda</text:p>
          </table:table-cell>
          <table:table-cell table:style-name="ce8" table:formula="of:=CONCATENATE(IF(LEN(TRIM([.$B61]))&gt;0;&quot;v1&quot;;&quot;__&quot;);&quot; | &quot;;IF(LEN(TRIM([.$C61]))&gt;0;&quot;v2&quot;;&quot;__&quot;);&quot; | &quot;;IF(LEN(TRIM([.$D61]))&gt;0;&quot;v3&quot;;&quot;__&quot;);&quot; | &quot;;IF(LEN(TRIM([.$E61]))&gt;0;&quot;v4&quot;;&quot;__&quot;);&quot; | &quot;;IF(LEN(TRIM([.$F61]))&gt;0;&quot;v5&quot;;&quot;__&quot;);&quot; | &quot;;IF(LEN(TRIM([.$G61]))&gt;0;&quot;v6&quot;;&quot;__&quot;);&quot; | &quot;;IF(LEN(TRIM([.$H61]))&gt;0;&quot;v7&quot;;&quot;__&quot;);&quot; | &quot;;IF(LEN(TRIM([.$I61]))&gt;0;&quot;v8&quot;;&quot;__&quot;))" office:value-type="string" office:string-value="__ | __ | __ | __ | __ | __ | v7 | __" calcext:value-type="string">
            <text:p>__ | __ | __ | __ | __ | __ | v7 | __</text:p>
          </table:table-cell>
          <table:table-cell table:style-name="ce8" table:formula="of:=CONCATENATE(IF(LEN(TRIM([.$B61]))&gt;1;&quot;v1&quot;;&quot;__&quot;);&quot; | &quot;;IF(LEN(TRIM([.$C61]))&gt;1;&quot;v2&quot;;&quot;__&quot;);&quot; | &quot;;IF(LEN(TRIM([.$D61]))&gt;1;&quot;v3&quot;;&quot;__&quot;);&quot; | &quot;;IF(LEN(TRIM([.$E61]))&gt;1;&quot;v4&quot;;&quot;__&quot;);&quot; | &quot;;IF(LEN(TRIM([.$F61]))&gt;1;&quot;v5&quot;;&quot;__&quot;);&quot; | &quot;;IF(LEN(TRIM([.$G61]))&gt;1;&quot;v6&quot;;&quot;__&quot;);&quot; | &quot;;IF(LEN(TRIM([.$H61]))&gt;1;&quot;v7&quot;;&quot;__&quot;);&quot; | &quot;;IF(LEN(TRIM([.$I6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11"/>
          <table:table-cell table:formula="of:=CONCATENATE(&quot;v( &quot;;[.M62];&quot; , &quot;;[.N62];&quot; ); &quot;;[.J62];&quot; // batacuda&quot;)" office:value-type="string" office:string-value="v( __ | __ | __ | __ | __ | __ | __ | __ , __ | __ | __ | __ | __ | __ | __ | __ );  // batacuda" calcext:value-type="string">
            <text:p>v( __ | __ | __ | __ | __ | __ | __ | __ , __ | __ | __ | __ | __ | __ | __ | __ ); <text:s/>// batacuda</text:p>
          </table:table-cell>
          <table:table-cell table:style-name="ce8" table:formula="of:=CONCATENATE(IF(LEN(TRIM([.$B62]))&gt;0;&quot;v1&quot;;&quot;__&quot;);&quot; | &quot;;IF(LEN(TRIM([.$C62]))&gt;0;&quot;v2&quot;;&quot;__&quot;);&quot; | &quot;;IF(LEN(TRIM([.$D62]))&gt;0;&quot;v3&quot;;&quot;__&quot;);&quot; | &quot;;IF(LEN(TRIM([.$E62]))&gt;0;&quot;v4&quot;;&quot;__&quot;);&quot; | &quot;;IF(LEN(TRIM([.$F62]))&gt;0;&quot;v5&quot;;&quot;__&quot;);&quot; | &quot;;IF(LEN(TRIM([.$G62]))&gt;0;&quot;v6&quot;;&quot;__&quot;);&quot; | &quot;;IF(LEN(TRIM([.$H62]))&gt;0;&quot;v7&quot;;&quot;__&quot;);&quot; | &quot;;IF(LEN(TRIM([.$I6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2]))&gt;1;&quot;v1&quot;;&quot;__&quot;);&quot; | &quot;;IF(LEN(TRIM([.$C62]))&gt;1;&quot;v2&quot;;&quot;__&quot;);&quot; | &quot;;IF(LEN(TRIM([.$D62]))&gt;1;&quot;v3&quot;;&quot;__&quot;);&quot; | &quot;;IF(LEN(TRIM([.$E62]))&gt;1;&quot;v4&quot;;&quot;__&quot;);&quot; | &quot;;IF(LEN(TRIM([.$F62]))&gt;1;&quot;v5&quot;;&quot;__&quot;);&quot; | &quot;;IF(LEN(TRIM([.$G62]))&gt;1;&quot;v6&quot;;&quot;__&quot;);&quot; | &quot;;IF(LEN(TRIM([.$H62]))&gt;1;&quot;v7&quot;;&quot;__&quot;);&quot; | &quot;;IF(LEN(TRIM([.$I6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v( &quot;;[.M63];&quot; , &quot;;[.N63];&quot; ); &quot;;[.J63];&quot; // batacuda&quot;)" office:value-type="string" office:string-value="v( __ | v2 | __ | __ | v5 | __ | v7 | __ , __ | v2 | __ | __ | __ | __ | __ | __ );  // batacuda" calcext:value-type="string">
            <text:p>v( __ | v2 | __ | __ | v5 | __ | v7 | __ , __ | v2 | __ | __ | __ | __ | __ | __ ); <text:s/>// batacuda</text:p>
          </table:table-cell>
          <table:table-cell table:style-name="ce8" table:formula="of:=CONCATENATE(IF(LEN(TRIM([.$B63]))&gt;0;&quot;v1&quot;;&quot;__&quot;);&quot; | &quot;;IF(LEN(TRIM([.$C63]))&gt;0;&quot;v2&quot;;&quot;__&quot;);&quot; | &quot;;IF(LEN(TRIM([.$D63]))&gt;0;&quot;v3&quot;;&quot;__&quot;);&quot; | &quot;;IF(LEN(TRIM([.$E63]))&gt;0;&quot;v4&quot;;&quot;__&quot;);&quot; | &quot;;IF(LEN(TRIM([.$F63]))&gt;0;&quot;v5&quot;;&quot;__&quot;);&quot; | &quot;;IF(LEN(TRIM([.$G63]))&gt;0;&quot;v6&quot;;&quot;__&quot;);&quot; | &quot;;IF(LEN(TRIM([.$H63]))&gt;0;&quot;v7&quot;;&quot;__&quot;);&quot; | &quot;;IF(LEN(TRIM([.$I63]))&gt;0;&quot;v8&quot;;&quot;__&quot;))" office:value-type="string" office:string-value="__ | v2 | __ | __ | v5 | __ | v7 | __" calcext:value-type="string">
            <text:p>__ | v2 | __ | __ | v5 | __ | v7 | __</text:p>
          </table:table-cell>
          <table:table-cell table:style-name="ce8" table:formula="of:=CONCATENATE(IF(LEN(TRIM([.$B63]))&gt;1;&quot;v1&quot;;&quot;__&quot;);&quot; | &quot;;IF(LEN(TRIM([.$C63]))&gt;1;&quot;v2&quot;;&quot;__&quot;);&quot; | &quot;;IF(LEN(TRIM([.$D63]))&gt;1;&quot;v3&quot;;&quot;__&quot;);&quot; | &quot;;IF(LEN(TRIM([.$E63]))&gt;1;&quot;v4&quot;;&quot;__&quot;);&quot; | &quot;;IF(LEN(TRIM([.$F63]))&gt;1;&quot;v5&quot;;&quot;__&quot;);&quot; | &quot;;IF(LEN(TRIM([.$G63]))&gt;1;&quot;v6&quot;;&quot;__&quot;);&quot; | &quot;;IF(LEN(TRIM([.$H63]))&gt;1;&quot;v7&quot;;&quot;__&quot;);&quot; | &quot;;IF(LEN(TRIM([.$I63]))&gt;1;&quot;v8&quot;;&quot;__&quot;))" office:value-type="string" office:string-value="__ | v2 | __ | __ | __ | __ | __ | __" calcext:value-type="string">
            <text:p>__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11"/>
          <table:table-cell table:formula="of:=CONCATENATE(&quot;v( &quot;;[.M64];&quot; , &quot;;[.N64];&quot; ); &quot;;[.J64];&quot; // batacuda&quot;)" office:value-type="string" office:string-value="v( __ | __ | __ | __ | __ | __ | __ | __ , __ | __ | __ | __ | __ | __ | __ | __ );  // batacuda" calcext:value-type="string">
            <text:p>v( __ | __ | __ | __ | __ | __ | __ | __ , __ | __ | __ | __ | __ | __ | __ | __ ); <text:s/>// batacuda</text:p>
          </table:table-cell>
          <table:table-cell table:style-name="ce8" table:formula="of:=CONCATENATE(IF(LEN(TRIM([.$B64]))&gt;0;&quot;v1&quot;;&quot;__&quot;);&quot; | &quot;;IF(LEN(TRIM([.$C64]))&gt;0;&quot;v2&quot;;&quot;__&quot;);&quot; | &quot;;IF(LEN(TRIM([.$D64]))&gt;0;&quot;v3&quot;;&quot;__&quot;);&quot; | &quot;;IF(LEN(TRIM([.$E64]))&gt;0;&quot;v4&quot;;&quot;__&quot;);&quot; | &quot;;IF(LEN(TRIM([.$F64]))&gt;0;&quot;v5&quot;;&quot;__&quot;);&quot; | &quot;;IF(LEN(TRIM([.$G64]))&gt;0;&quot;v6&quot;;&quot;__&quot;);&quot; | &quot;;IF(LEN(TRIM([.$H64]))&gt;0;&quot;v7&quot;;&quot;__&quot;);&quot; | &quot;;IF(LEN(TRIM([.$I6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4]))&gt;1;&quot;v1&quot;;&quot;__&quot;);&quot; | &quot;;IF(LEN(TRIM([.$C64]))&gt;1;&quot;v2&quot;;&quot;__&quot;);&quot; | &quot;;IF(LEN(TRIM([.$D64]))&gt;1;&quot;v3&quot;;&quot;__&quot;);&quot; | &quot;;IF(LEN(TRIM([.$E64]))&gt;1;&quot;v4&quot;;&quot;__&quot;);&quot; | &quot;;IF(LEN(TRIM([.$F64]))&gt;1;&quot;v5&quot;;&quot;__&quot;);&quot; | &quot;;IF(LEN(TRIM([.$G64]))&gt;1;&quot;v6&quot;;&quot;__&quot;);&quot; | &quot;;IF(LEN(TRIM([.$H64]))&gt;1;&quot;v7&quot;;&quot;__&quot;);&quot; | &quot;;IF(LEN(TRIM([.$I6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formula="of:=CONCATENATE(&quot;v( &quot;;[.M65];&quot; , &quot;;[.N65];&quot; ); &quot;;[.J65];&quot; // batacuda&quot;)" office:value-type="string" office:string-value="v( __ | __ | __ | __ | __ | __ | v7 | __ , __ | __ | __ | __ | __ | __ | __ | __ );  // batacuda" calcext:value-type="string">
            <text:p>v( __ | __ | __ | __ | __ | __ | v7 | __ , __ | __ | __ | __ | __ | __ | __ | __ ); <text:s/>// batacuda</text:p>
          </table:table-cell>
          <table:table-cell table:style-name="ce8" table:formula="of:=CONCATENATE(IF(LEN(TRIM([.$B65]))&gt;0;&quot;v1&quot;;&quot;__&quot;);&quot; | &quot;;IF(LEN(TRIM([.$C65]))&gt;0;&quot;v2&quot;;&quot;__&quot;);&quot; | &quot;;IF(LEN(TRIM([.$D65]))&gt;0;&quot;v3&quot;;&quot;__&quot;);&quot; | &quot;;IF(LEN(TRIM([.$E65]))&gt;0;&quot;v4&quot;;&quot;__&quot;);&quot; | &quot;;IF(LEN(TRIM([.$F65]))&gt;0;&quot;v5&quot;;&quot;__&quot;);&quot; | &quot;;IF(LEN(TRIM([.$G65]))&gt;0;&quot;v6&quot;;&quot;__&quot;);&quot; | &quot;;IF(LEN(TRIM([.$H65]))&gt;0;&quot;v7&quot;;&quot;__&quot;);&quot; | &quot;;IF(LEN(TRIM([.$I65]))&gt;0;&quot;v8&quot;;&quot;__&quot;))" office:value-type="string" office:string-value="__ | __ | __ | __ | __ | __ | v7 | __" calcext:value-type="string">
            <text:p>__ | __ | __ | __ | __ | __ | v7 | __</text:p>
          </table:table-cell>
          <table:table-cell table:style-name="ce8" table:formula="of:=CONCATENATE(IF(LEN(TRIM([.$B65]))&gt;1;&quot;v1&quot;;&quot;__&quot;);&quot; | &quot;;IF(LEN(TRIM([.$C65]))&gt;1;&quot;v2&quot;;&quot;__&quot;);&quot; | &quot;;IF(LEN(TRIM([.$D65]))&gt;1;&quot;v3&quot;;&quot;__&quot;);&quot; | &quot;;IF(LEN(TRIM([.$E65]))&gt;1;&quot;v4&quot;;&quot;__&quot;);&quot; | &quot;;IF(LEN(TRIM([.$F65]))&gt;1;&quot;v5&quot;;&quot;__&quot;);&quot; | &quot;;IF(LEN(TRIM([.$G65]))&gt;1;&quot;v6&quot;;&quot;__&quot;);&quot; | &quot;;IF(LEN(TRIM([.$H65]))&gt;1;&quot;v7&quot;;&quot;__&quot;);&quot; | &quot;;IF(LEN(TRIM([.$I6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11"/>
          <table:table-cell table:formula="of:=CONCATENATE(&quot;v( &quot;;[.M66];&quot; , &quot;;[.N66];&quot; ); &quot;;[.J66];&quot; // batacuda&quot;)" office:value-type="string" office:string-value="v( __ | __ | __ | __ | __ | __ | __ | __ , __ | __ | __ | __ | __ | __ | __ | __ );  // batacuda" calcext:value-type="string">
            <text:p>v( __ | __ | __ | __ | __ | __ | __ | __ , __ | __ | __ | __ | __ | __ | __ | __ ); <text:s/>// batacuda</text:p>
          </table:table-cell>
          <table:table-cell table:style-name="ce8" table:formula="of:=CONCATENATE(IF(LEN(TRIM([.$B66]))&gt;0;&quot;v1&quot;;&quot;__&quot;);&quot; | &quot;;IF(LEN(TRIM([.$C66]))&gt;0;&quot;v2&quot;;&quot;__&quot;);&quot; | &quot;;IF(LEN(TRIM([.$D66]))&gt;0;&quot;v3&quot;;&quot;__&quot;);&quot; | &quot;;IF(LEN(TRIM([.$E66]))&gt;0;&quot;v4&quot;;&quot;__&quot;);&quot; | &quot;;IF(LEN(TRIM([.$F66]))&gt;0;&quot;v5&quot;;&quot;__&quot;);&quot; | &quot;;IF(LEN(TRIM([.$G66]))&gt;0;&quot;v6&quot;;&quot;__&quot;);&quot; | &quot;;IF(LEN(TRIM([.$H66]))&gt;0;&quot;v7&quot;;&quot;__&quot;);&quot; | &quot;;IF(LEN(TRIM([.$I6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6]))&gt;1;&quot;v1&quot;;&quot;__&quot;);&quot; | &quot;;IF(LEN(TRIM([.$C66]))&gt;1;&quot;v2&quot;;&quot;__&quot;);&quot; | &quot;;IF(LEN(TRIM([.$D66]))&gt;1;&quot;v3&quot;;&quot;__&quot;);&quot; | &quot;;IF(LEN(TRIM([.$E66]))&gt;1;&quot;v4&quot;;&quot;__&quot;);&quot; | &quot;;IF(LEN(TRIM([.$F66]))&gt;1;&quot;v5&quot;;&quot;__&quot;);&quot; | &quot;;IF(LEN(TRIM([.$G66]))&gt;1;&quot;v6&quot;;&quot;__&quot;);&quot; | &quot;;IF(LEN(TRIM([.$H66]))&gt;1;&quot;v7&quot;;&quot;__&quot;);&quot; | &quot;;IF(LEN(TRIM([.$I6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table:number-columns-repeated="2" office:value-type="string" calcext:value-type="string">
            <text:p>x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formula="of:=CONCATENATE(&quot;v( &quot;;[.M67];&quot; , &quot;;[.N67];&quot; ); &quot;;[.J67];&quot; // batacuda&quot;)" office:value-type="string" office:string-value="v( v1 | v2 | v3 | v4 | v5 | __ | v7 | v8 , v1 | v2 | __ | __ | __ | __ | __ | __ );  // batacuda" calcext:value-type="string">
            <text:p>v( v1 | v2 | v3 | v4 | v5 | __ | v7 | v8 , v1 | v2 | __ | __ | __ | __ | __ | __ ); <text:s/>// batacuda</text:p>
          </table:table-cell>
          <table:table-cell table:style-name="ce8" table:formula="of:=CONCATENATE(IF(LEN(TRIM([.$B67]))&gt;0;&quot;v1&quot;;&quot;__&quot;);&quot; | &quot;;IF(LEN(TRIM([.$C67]))&gt;0;&quot;v2&quot;;&quot;__&quot;);&quot; | &quot;;IF(LEN(TRIM([.$D67]))&gt;0;&quot;v3&quot;;&quot;__&quot;);&quot; | &quot;;IF(LEN(TRIM([.$E67]))&gt;0;&quot;v4&quot;;&quot;__&quot;);&quot; | &quot;;IF(LEN(TRIM([.$F67]))&gt;0;&quot;v5&quot;;&quot;__&quot;);&quot; | &quot;;IF(LEN(TRIM([.$G67]))&gt;0;&quot;v6&quot;;&quot;__&quot;);&quot; | &quot;;IF(LEN(TRIM([.$H67]))&gt;0;&quot;v7&quot;;&quot;__&quot;);&quot; | &quot;;IF(LEN(TRIM([.$I67]))&gt;0;&quot;v8&quot;;&quot;__&quot;))" office:value-type="string" office:string-value="v1 | v2 | v3 | v4 | v5 | __ | v7 | v8" calcext:value-type="string">
            <text:p>v1 | v2 | v3 | v4 | v5 | __ | v7 | v8</text:p>
          </table:table-cell>
          <table:table-cell table:style-name="ce8" table:formula="of:=CONCATENATE(IF(LEN(TRIM([.$B67]))&gt;1;&quot;v1&quot;;&quot;__&quot;);&quot; | &quot;;IF(LEN(TRIM([.$C67]))&gt;1;&quot;v2&quot;;&quot;__&quot;);&quot; | &quot;;IF(LEN(TRIM([.$D67]))&gt;1;&quot;v3&quot;;&quot;__&quot;);&quot; | &quot;;IF(LEN(TRIM([.$E67]))&gt;1;&quot;v4&quot;;&quot;__&quot;);&quot; | &quot;;IF(LEN(TRIM([.$F67]))&gt;1;&quot;v5&quot;;&quot;__&quot;);&quot; | &quot;;IF(LEN(TRIM([.$G67]))&gt;1;&quot;v6&quot;;&quot;__&quot;);&quot; | &quot;;IF(LEN(TRIM([.$H67]))&gt;1;&quot;v7&quot;;&quot;__&quot;);&quot; | &quot;;IF(LEN(TRIM([.$I67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11"/>
          <table:table-cell table:formula="of:=CONCATENATE(&quot;v( &quot;;[.M68];&quot; , &quot;;[.N68];&quot; ); &quot;;[.J68];&quot; // batacuda&quot;)" office:value-type="string" office:string-value="v( __ | __ | __ | __ | __ | __ | __ | __ , __ | __ | __ | __ | __ | __ | __ | __ );  // batacuda" calcext:value-type="string">
            <text:p>v( __ | __ | __ | __ | __ | __ | __ | __ , __ | __ | __ | __ | __ | __ | __ | __ ); <text:s/>// batacuda</text:p>
          </table:table-cell>
          <table:table-cell table:style-name="ce8" table:formula="of:=CONCATENATE(IF(LEN(TRIM([.$B68]))&gt;0;&quot;v1&quot;;&quot;__&quot;);&quot; | &quot;;IF(LEN(TRIM([.$C68]))&gt;0;&quot;v2&quot;;&quot;__&quot;);&quot; | &quot;;IF(LEN(TRIM([.$D68]))&gt;0;&quot;v3&quot;;&quot;__&quot;);&quot; | &quot;;IF(LEN(TRIM([.$E68]))&gt;0;&quot;v4&quot;;&quot;__&quot;);&quot; | &quot;;IF(LEN(TRIM([.$F68]))&gt;0;&quot;v5&quot;;&quot;__&quot;);&quot; | &quot;;IF(LEN(TRIM([.$G68]))&gt;0;&quot;v6&quot;;&quot;__&quot;);&quot; | &quot;;IF(LEN(TRIM([.$H68]))&gt;0;&quot;v7&quot;;&quot;__&quot;);&quot; | &quot;;IF(LEN(TRIM([.$I6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8]))&gt;1;&quot;v1&quot;;&quot;__&quot;);&quot; | &quot;;IF(LEN(TRIM([.$C68]))&gt;1;&quot;v2&quot;;&quot;__&quot;);&quot; | &quot;;IF(LEN(TRIM([.$D68]))&gt;1;&quot;v3&quot;;&quot;__&quot;);&quot; | &quot;;IF(LEN(TRIM([.$E68]))&gt;1;&quot;v4&quot;;&quot;__&quot;);&quot; | &quot;;IF(LEN(TRIM([.$F68]))&gt;1;&quot;v5&quot;;&quot;__&quot;);&quot; | &quot;;IF(LEN(TRIM([.$G68]))&gt;1;&quot;v6&quot;;&quot;__&quot;);&quot; | &quot;;IF(LEN(TRIM([.$H68]))&gt;1;&quot;v7&quot;;&quot;__&quot;);&quot; | &quot;;IF(LEN(TRIM([.$I6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v( &quot;;[.M69];&quot; , &quot;;[.N69];&quot; ); &quot;;[.J69];&quot; // batacuda&quot;)" office:value-type="string" office:string-value="v( __ | __ | __ | v4 | __ | __ | v7 | __ , __ | __ | __ | __ | __ | __ | __ | __ );  // batacuda" calcext:value-type="string">
            <text:p>v( __ | __ | __ | v4 | __ | __ | v7 | __ , __ | __ | __ | __ | __ | __ | __ | __ ); <text:s/>// batacuda</text:p>
          </table:table-cell>
          <table:table-cell table:style-name="ce8" table:formula="of:=CONCATENATE(IF(LEN(TRIM([.$B69]))&gt;0;&quot;v1&quot;;&quot;__&quot;);&quot; | &quot;;IF(LEN(TRIM([.$C69]))&gt;0;&quot;v2&quot;;&quot;__&quot;);&quot; | &quot;;IF(LEN(TRIM([.$D69]))&gt;0;&quot;v3&quot;;&quot;__&quot;);&quot; | &quot;;IF(LEN(TRIM([.$E69]))&gt;0;&quot;v4&quot;;&quot;__&quot;);&quot; | &quot;;IF(LEN(TRIM([.$F69]))&gt;0;&quot;v5&quot;;&quot;__&quot;);&quot; | &quot;;IF(LEN(TRIM([.$G69]))&gt;0;&quot;v6&quot;;&quot;__&quot;);&quot; | &quot;;IF(LEN(TRIM([.$H69]))&gt;0;&quot;v7&quot;;&quot;__&quot;);&quot; | &quot;;IF(LEN(TRIM([.$I69]))&gt;0;&quot;v8&quot;;&quot;__&quot;))" office:value-type="string" office:string-value="__ | __ | __ | v4 | __ | __ | v7 | __" calcext:value-type="string">
            <text:p>__ | __ | __ | v4 | __ | __ | v7 | __</text:p>
          </table:table-cell>
          <table:table-cell table:style-name="ce8" table:formula="of:=CONCATENATE(IF(LEN(TRIM([.$B69]))&gt;1;&quot;v1&quot;;&quot;__&quot;);&quot; | &quot;;IF(LEN(TRIM([.$C69]))&gt;1;&quot;v2&quot;;&quot;__&quot;);&quot; | &quot;;IF(LEN(TRIM([.$D69]))&gt;1;&quot;v3&quot;;&quot;__&quot;);&quot; | &quot;;IF(LEN(TRIM([.$E69]))&gt;1;&quot;v4&quot;;&quot;__&quot;);&quot; | &quot;;IF(LEN(TRIM([.$F69]))&gt;1;&quot;v5&quot;;&quot;__&quot;);&quot; | &quot;;IF(LEN(TRIM([.$G69]))&gt;1;&quot;v6&quot;;&quot;__&quot;);&quot; | &quot;;IF(LEN(TRIM([.$H69]))&gt;1;&quot;v7&quot;;&quot;__&quot;);&quot; | &quot;;IF(LEN(TRIM([.$I6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11"/>
          <table:table-cell table:formula="of:=CONCATENATE(&quot;v( &quot;;[.M70];&quot; , &quot;;[.N70];&quot; ); &quot;;[.J70];&quot; // batacuda&quot;)" office:value-type="string" office:string-value="v( __ | __ | __ | __ | __ | __ | __ | __ , __ | __ | __ | __ | __ | __ | __ | __ );  // batacuda" calcext:value-type="string">
            <text:p>v( __ | __ | __ | __ | __ | __ | __ | __ , __ | __ | __ | __ | __ | __ | __ | __ ); <text:s/>// batacuda</text:p>
          </table:table-cell>
          <table:table-cell table:style-name="ce8" table:formula="of:=CONCATENATE(IF(LEN(TRIM([.$B70]))&gt;0;&quot;v1&quot;;&quot;__&quot;);&quot; | &quot;;IF(LEN(TRIM([.$C70]))&gt;0;&quot;v2&quot;;&quot;__&quot;);&quot; | &quot;;IF(LEN(TRIM([.$D70]))&gt;0;&quot;v3&quot;;&quot;__&quot;);&quot; | &quot;;IF(LEN(TRIM([.$E70]))&gt;0;&quot;v4&quot;;&quot;__&quot;);&quot; | &quot;;IF(LEN(TRIM([.$F70]))&gt;0;&quot;v5&quot;;&quot;__&quot;);&quot; | &quot;;IF(LEN(TRIM([.$G70]))&gt;0;&quot;v6&quot;;&quot;__&quot;);&quot; | &quot;;IF(LEN(TRIM([.$H70]))&gt;0;&quot;v7&quot;;&quot;__&quot;);&quot; | &quot;;IF(LEN(TRIM([.$I7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0]))&gt;1;&quot;v1&quot;;&quot;__&quot;);&quot; | &quot;;IF(LEN(TRIM([.$C70]))&gt;1;&quot;v2&quot;;&quot;__&quot;);&quot; | &quot;;IF(LEN(TRIM([.$D70]))&gt;1;&quot;v3&quot;;&quot;__&quot;);&quot; | &quot;;IF(LEN(TRIM([.$E70]))&gt;1;&quot;v4&quot;;&quot;__&quot;);&quot; | &quot;;IF(LEN(TRIM([.$F70]))&gt;1;&quot;v5&quot;;&quot;__&quot;);&quot; | &quot;;IF(LEN(TRIM([.$G70]))&gt;1;&quot;v6&quot;;&quot;__&quot;);&quot; | &quot;;IF(LEN(TRIM([.$H70]))&gt;1;&quot;v7&quot;;&quot;__&quot;);&quot; | &quot;;IF(LEN(TRIM([.$I7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/>
          <table:table-cell office:value-type="string" calcext:value-type="string">
            <text:p>x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formula="of:=CONCATENATE(&quot;v( &quot;;[.M71];&quot; , &quot;;[.N71];&quot; ); &quot;;[.J71];&quot; // batacuda&quot;)" office:value-type="string" office:string-value="v( __ | v2 | __ | __ | __ | __ | v7 | __ , __ | v2 | __ | __ | __ | __ | __ | __ );  // batacuda" calcext:value-type="string">
            <text:p>v( __ | v2 | __ | __ | __ | __ | v7 | __ , __ | v2 | __ | __ | __ | __ | __ | __ ); <text:s/>// batacuda</text:p>
          </table:table-cell>
          <table:table-cell table:style-name="ce8" table:formula="of:=CONCATENATE(IF(LEN(TRIM([.$B71]))&gt;0;&quot;v1&quot;;&quot;__&quot;);&quot; | &quot;;IF(LEN(TRIM([.$C71]))&gt;0;&quot;v2&quot;;&quot;__&quot;);&quot; | &quot;;IF(LEN(TRIM([.$D71]))&gt;0;&quot;v3&quot;;&quot;__&quot;);&quot; | &quot;;IF(LEN(TRIM([.$E71]))&gt;0;&quot;v4&quot;;&quot;__&quot;);&quot; | &quot;;IF(LEN(TRIM([.$F71]))&gt;0;&quot;v5&quot;;&quot;__&quot;);&quot; | &quot;;IF(LEN(TRIM([.$G71]))&gt;0;&quot;v6&quot;;&quot;__&quot;);&quot; | &quot;;IF(LEN(TRIM([.$H71]))&gt;0;&quot;v7&quot;;&quot;__&quot;);&quot; | &quot;;IF(LEN(TRIM([.$I71]))&gt;0;&quot;v8&quot;;&quot;__&quot;))" office:value-type="string" office:string-value="__ | v2 | __ | __ | __ | __ | v7 | __" calcext:value-type="string">
            <text:p>__ | v2 | __ | __ | __ | __ | v7 | __</text:p>
          </table:table-cell>
          <table:table-cell table:style-name="ce8" table:formula="of:=CONCATENATE(IF(LEN(TRIM([.$B71]))&gt;1;&quot;v1&quot;;&quot;__&quot;);&quot; | &quot;;IF(LEN(TRIM([.$C71]))&gt;1;&quot;v2&quot;;&quot;__&quot;);&quot; | &quot;;IF(LEN(TRIM([.$D71]))&gt;1;&quot;v3&quot;;&quot;__&quot;);&quot; | &quot;;IF(LEN(TRIM([.$E71]))&gt;1;&quot;v4&quot;;&quot;__&quot;);&quot; | &quot;;IF(LEN(TRIM([.$F71]))&gt;1;&quot;v5&quot;;&quot;__&quot;);&quot; | &quot;;IF(LEN(TRIM([.$G71]))&gt;1;&quot;v6&quot;;&quot;__&quot;);&quot; | &quot;;IF(LEN(TRIM([.$H71]))&gt;1;&quot;v7&quot;;&quot;__&quot;);&quot; | &quot;;IF(LEN(TRIM([.$I71]))&gt;1;&quot;v8&quot;;&quot;__&quot;))" office:value-type="string" office:string-value="__ | v2 | __ | __ | __ | __ | __ | __" calcext:value-type="string">
            <text:p>__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11"/>
          <table:table-cell table:formula="of:=CONCATENATE(&quot;v( &quot;;[.M72];&quot; , &quot;;[.N72];&quot; ); &quot;;[.J72];&quot; // batacuda&quot;)" office:value-type="string" office:string-value="v( __ | __ | __ | __ | __ | __ | __ | __ , __ | __ | __ | __ | __ | __ | __ | __ );  // batacuda" calcext:value-type="string">
            <text:p>v( __ | __ | __ | __ | __ | __ | __ | __ , __ | __ | __ | __ | __ | __ | __ | __ ); <text:s/>// batacuda</text:p>
          </table:table-cell>
          <table:table-cell table:style-name="ce8" table:formula="of:=CONCATENATE(IF(LEN(TRIM([.$B72]))&gt;0;&quot;v1&quot;;&quot;__&quot;);&quot; | &quot;;IF(LEN(TRIM([.$C72]))&gt;0;&quot;v2&quot;;&quot;__&quot;);&quot; | &quot;;IF(LEN(TRIM([.$D72]))&gt;0;&quot;v3&quot;;&quot;__&quot;);&quot; | &quot;;IF(LEN(TRIM([.$E72]))&gt;0;&quot;v4&quot;;&quot;__&quot;);&quot; | &quot;;IF(LEN(TRIM([.$F72]))&gt;0;&quot;v5&quot;;&quot;__&quot;);&quot; | &quot;;IF(LEN(TRIM([.$G72]))&gt;0;&quot;v6&quot;;&quot;__&quot;);&quot; | &quot;;IF(LEN(TRIM([.$H72]))&gt;0;&quot;v7&quot;;&quot;__&quot;);&quot; | &quot;;IF(LEN(TRIM([.$I7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2]))&gt;1;&quot;v1&quot;;&quot;__&quot;);&quot; | &quot;;IF(LEN(TRIM([.$C72]))&gt;1;&quot;v2&quot;;&quot;__&quot;);&quot; | &quot;;IF(LEN(TRIM([.$D72]))&gt;1;&quot;v3&quot;;&quot;__&quot;);&quot; | &quot;;IF(LEN(TRIM([.$E72]))&gt;1;&quot;v4&quot;;&quot;__&quot;);&quot; | &quot;;IF(LEN(TRIM([.$F72]))&gt;1;&quot;v5&quot;;&quot;__&quot;);&quot; | &quot;;IF(LEN(TRIM([.$G72]))&gt;1;&quot;v6&quot;;&quot;__&quot;);&quot; | &quot;;IF(LEN(TRIM([.$H72]))&gt;1;&quot;v7&quot;;&quot;__&quot;);&quot; | &quot;;IF(LEN(TRIM([.$I7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formula="of:=CONCATENATE(&quot;v( &quot;;[.M73];&quot; , &quot;;[.N73];&quot; ); &quot;;[.J73];&quot; // batacuda&quot;)" office:value-type="string" office:string-value="v( v1 | v2 | v3 | __ | v5 | __ | v7 | v8 , v1 | v2 | __ | __ | __ | __ | __ | __ );  // batacuda" calcext:value-type="string">
            <text:p>v( v1 | v2 | v3 | __ | v5 | __ | v7 | v8 , v1 | v2 | __ | __ | __ | __ | __ | __ ); <text:s/>// batacuda</text:p>
          </table:table-cell>
          <table:table-cell table:style-name="ce8" table:formula="of:=CONCATENATE(IF(LEN(TRIM([.$B73]))&gt;0;&quot;v1&quot;;&quot;__&quot;);&quot; | &quot;;IF(LEN(TRIM([.$C73]))&gt;0;&quot;v2&quot;;&quot;__&quot;);&quot; | &quot;;IF(LEN(TRIM([.$D73]))&gt;0;&quot;v3&quot;;&quot;__&quot;);&quot; | &quot;;IF(LEN(TRIM([.$E73]))&gt;0;&quot;v4&quot;;&quot;__&quot;);&quot; | &quot;;IF(LEN(TRIM([.$F73]))&gt;0;&quot;v5&quot;;&quot;__&quot;);&quot; | &quot;;IF(LEN(TRIM([.$G73]))&gt;0;&quot;v6&quot;;&quot;__&quot;);&quot; | &quot;;IF(LEN(TRIM([.$H73]))&gt;0;&quot;v7&quot;;&quot;__&quot;);&quot; | &quot;;IF(LEN(TRIM([.$I73]))&gt;0;&quot;v8&quot;;&quot;__&quot;))" office:value-type="string" office:string-value="v1 | v2 | v3 | __ | v5 | __ | v7 | v8" calcext:value-type="string">
            <text:p>v1 | v2 | v3 | __ | v5 | __ | v7 | v8</text:p>
          </table:table-cell>
          <table:table-cell table:style-name="ce8" table:formula="of:=CONCATENATE(IF(LEN(TRIM([.$B73]))&gt;1;&quot;v1&quot;;&quot;__&quot;);&quot; | &quot;;IF(LEN(TRIM([.$C73]))&gt;1;&quot;v2&quot;;&quot;__&quot;);&quot; | &quot;;IF(LEN(TRIM([.$D73]))&gt;1;&quot;v3&quot;;&quot;__&quot;);&quot; | &quot;;IF(LEN(TRIM([.$E73]))&gt;1;&quot;v4&quot;;&quot;__&quot;);&quot; | &quot;;IF(LEN(TRIM([.$F73]))&gt;1;&quot;v5&quot;;&quot;__&quot;);&quot; | &quot;;IF(LEN(TRIM([.$G73]))&gt;1;&quot;v6&quot;;&quot;__&quot;);&quot; | &quot;;IF(LEN(TRIM([.$H73]))&gt;1;&quot;v7&quot;;&quot;__&quot;);&quot; | &quot;;IF(LEN(TRIM([.$I73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11"/>
          <table:table-cell table:formula="of:=CONCATENATE(&quot;v( &quot;;[.M74];&quot; , &quot;;[.N74];&quot; ); &quot;;[.J74];&quot; // batacuda&quot;)" office:value-type="string" office:string-value="v( __ | __ | __ | __ | __ | __ | __ | __ , __ | __ | __ | __ | __ | __ | __ | __ );  // batacuda" calcext:value-type="string">
            <text:p>v( __ | __ | __ | __ | __ | __ | __ | __ , __ | __ | __ | __ | __ | __ | __ | __ ); <text:s/>// batacuda</text:p>
          </table:table-cell>
          <table:table-cell table:style-name="ce8" table:formula="of:=CONCATENATE(IF(LEN(TRIM([.$B74]))&gt;0;&quot;v1&quot;;&quot;__&quot;);&quot; | &quot;;IF(LEN(TRIM([.$C74]))&gt;0;&quot;v2&quot;;&quot;__&quot;);&quot; | &quot;;IF(LEN(TRIM([.$D74]))&gt;0;&quot;v3&quot;;&quot;__&quot;);&quot; | &quot;;IF(LEN(TRIM([.$E74]))&gt;0;&quot;v4&quot;;&quot;__&quot;);&quot; | &quot;;IF(LEN(TRIM([.$F74]))&gt;0;&quot;v5&quot;;&quot;__&quot;);&quot; | &quot;;IF(LEN(TRIM([.$G74]))&gt;0;&quot;v6&quot;;&quot;__&quot;);&quot; | &quot;;IF(LEN(TRIM([.$H74]))&gt;0;&quot;v7&quot;;&quot;__&quot;);&quot; | &quot;;IF(LEN(TRIM([.$I7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4]))&gt;1;&quot;v1&quot;;&quot;__&quot;);&quot; | &quot;;IF(LEN(TRIM([.$C74]))&gt;1;&quot;v2&quot;;&quot;__&quot;);&quot; | &quot;;IF(LEN(TRIM([.$D74]))&gt;1;&quot;v3&quot;;&quot;__&quot;);&quot; | &quot;;IF(LEN(TRIM([.$E74]))&gt;1;&quot;v4&quot;;&quot;__&quot;);&quot; | &quot;;IF(LEN(TRIM([.$F74]))&gt;1;&quot;v5&quot;;&quot;__&quot;);&quot; | &quot;;IF(LEN(TRIM([.$G74]))&gt;1;&quot;v6&quot;;&quot;__&quot;);&quot; | &quot;;IF(LEN(TRIM([.$H74]))&gt;1;&quot;v7&quot;;&quot;__&quot;);&quot; | &quot;;IF(LEN(TRIM([.$I7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formula="of:=CONCATENATE(&quot;v( &quot;;[.M75];&quot; , &quot;;[.N75];&quot; ); &quot;;[.J75];&quot; // batacuda&quot;)" office:value-type="string" office:string-value="v( __ | __ | __ | __ | __ | __ | v7 | __ , __ | __ | __ | __ | __ | __ | __ | __ );  // batacuda" calcext:value-type="string">
            <text:p>v( __ | __ | __ | __ | __ | __ | v7 | __ , __ | __ | __ | __ | __ | __ | __ | __ ); <text:s/>// batacuda</text:p>
          </table:table-cell>
          <table:table-cell table:style-name="ce8" table:formula="of:=CONCATENATE(IF(LEN(TRIM([.$B75]))&gt;0;&quot;v1&quot;;&quot;__&quot;);&quot; | &quot;;IF(LEN(TRIM([.$C75]))&gt;0;&quot;v2&quot;;&quot;__&quot;);&quot; | &quot;;IF(LEN(TRIM([.$D75]))&gt;0;&quot;v3&quot;;&quot;__&quot;);&quot; | &quot;;IF(LEN(TRIM([.$E75]))&gt;0;&quot;v4&quot;;&quot;__&quot;);&quot; | &quot;;IF(LEN(TRIM([.$F75]))&gt;0;&quot;v5&quot;;&quot;__&quot;);&quot; | &quot;;IF(LEN(TRIM([.$G75]))&gt;0;&quot;v6&quot;;&quot;__&quot;);&quot; | &quot;;IF(LEN(TRIM([.$H75]))&gt;0;&quot;v7&quot;;&quot;__&quot;);&quot; | &quot;;IF(LEN(TRIM([.$I75]))&gt;0;&quot;v8&quot;;&quot;__&quot;))" office:value-type="string" office:string-value="__ | __ | __ | __ | __ | __ | v7 | __" calcext:value-type="string">
            <text:p>__ | __ | __ | __ | __ | __ | v7 | __</text:p>
          </table:table-cell>
          <table:table-cell table:style-name="ce8" table:formula="of:=CONCATENATE(IF(LEN(TRIM([.$B75]))&gt;1;&quot;v1&quot;;&quot;__&quot;);&quot; | &quot;;IF(LEN(TRIM([.$C75]))&gt;1;&quot;v2&quot;;&quot;__&quot;);&quot; | &quot;;IF(LEN(TRIM([.$D75]))&gt;1;&quot;v3&quot;;&quot;__&quot;);&quot; | &quot;;IF(LEN(TRIM([.$E75]))&gt;1;&quot;v4&quot;;&quot;__&quot;);&quot; | &quot;;IF(LEN(TRIM([.$F75]))&gt;1;&quot;v5&quot;;&quot;__&quot;);&quot; | &quot;;IF(LEN(TRIM([.$G75]))&gt;1;&quot;v6&quot;;&quot;__&quot;);&quot; | &quot;;IF(LEN(TRIM([.$H75]))&gt;1;&quot;v7&quot;;&quot;__&quot;);&quot; | &quot;;IF(LEN(TRIM([.$I7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11"/>
          <table:table-cell table:formula="of:=CONCATENATE(&quot;v( &quot;;[.M76];&quot; , &quot;;[.N76];&quot; ); &quot;;[.J76];&quot; // batacuda&quot;)" office:value-type="string" office:string-value="v( __ | __ | __ | __ | __ | __ | __ | __ , __ | __ | __ | __ | __ | __ | __ | __ );  // batacuda" calcext:value-type="string">
            <text:p>v( __ | __ | __ | __ | __ | __ | __ | __ , __ | __ | __ | __ | __ | __ | __ | __ ); <text:s/>// batacuda</text:p>
          </table:table-cell>
          <table:table-cell table:style-name="ce8" table:formula="of:=CONCATENATE(IF(LEN(TRIM([.$B76]))&gt;0;&quot;v1&quot;;&quot;__&quot;);&quot; | &quot;;IF(LEN(TRIM([.$C76]))&gt;0;&quot;v2&quot;;&quot;__&quot;);&quot; | &quot;;IF(LEN(TRIM([.$D76]))&gt;0;&quot;v3&quot;;&quot;__&quot;);&quot; | &quot;;IF(LEN(TRIM([.$E76]))&gt;0;&quot;v4&quot;;&quot;__&quot;);&quot; | &quot;;IF(LEN(TRIM([.$F76]))&gt;0;&quot;v5&quot;;&quot;__&quot;);&quot; | &quot;;IF(LEN(TRIM([.$G76]))&gt;0;&quot;v6&quot;;&quot;__&quot;);&quot; | &quot;;IF(LEN(TRIM([.$H76]))&gt;0;&quot;v7&quot;;&quot;__&quot;);&quot; | &quot;;IF(LEN(TRIM([.$I7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6]))&gt;1;&quot;v1&quot;;&quot;__&quot;);&quot; | &quot;;IF(LEN(TRIM([.$C76]))&gt;1;&quot;v2&quot;;&quot;__&quot;);&quot; | &quot;;IF(LEN(TRIM([.$D76]))&gt;1;&quot;v3&quot;;&quot;__&quot;);&quot; | &quot;;IF(LEN(TRIM([.$E76]))&gt;1;&quot;v4&quot;;&quot;__&quot;);&quot; | &quot;;IF(LEN(TRIM([.$F76]))&gt;1;&quot;v5&quot;;&quot;__&quot;);&quot; | &quot;;IF(LEN(TRIM([.$G76]))&gt;1;&quot;v6&quot;;&quot;__&quot;);&quot; | &quot;;IF(LEN(TRIM([.$H76]))&gt;1;&quot;v7&quot;;&quot;__&quot;);&quot; | &quot;;IF(LEN(TRIM([.$I7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2"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formula="of:=CONCATENATE(&quot;v( &quot;;[.M77];&quot; , &quot;;[.N77];&quot; ); &quot;;[.J77];&quot; // batacuda&quot;)" office:value-type="string" office:string-value="v( v1 | v2 | __ | __ | v5 | __ | v7 | v8 , v1 | v2 | __ | __ | __ | __ | __ | __ );  // batacuda" calcext:value-type="string">
            <text:p>v( v1 | v2 | __ | __ | v5 | __ | v7 | v8 , v1 | v2 | __ | __ | __ | __ | __ | __ ); <text:s/>// batacuda</text:p>
          </table:table-cell>
          <table:table-cell table:style-name="ce8" table:formula="of:=CONCATENATE(IF(LEN(TRIM([.$B77]))&gt;0;&quot;v1&quot;;&quot;__&quot;);&quot; | &quot;;IF(LEN(TRIM([.$C77]))&gt;0;&quot;v2&quot;;&quot;__&quot;);&quot; | &quot;;IF(LEN(TRIM([.$D77]))&gt;0;&quot;v3&quot;;&quot;__&quot;);&quot; | &quot;;IF(LEN(TRIM([.$E77]))&gt;0;&quot;v4&quot;;&quot;__&quot;);&quot; | &quot;;IF(LEN(TRIM([.$F77]))&gt;0;&quot;v5&quot;;&quot;__&quot;);&quot; | &quot;;IF(LEN(TRIM([.$G77]))&gt;0;&quot;v6&quot;;&quot;__&quot;);&quot; | &quot;;IF(LEN(TRIM([.$H77]))&gt;0;&quot;v7&quot;;&quot;__&quot;);&quot; | &quot;;IF(LEN(TRIM([.$I77]))&gt;0;&quot;v8&quot;;&quot;__&quot;))" office:value-type="string" office:string-value="v1 | v2 | __ | __ | v5 | __ | v7 | v8" calcext:value-type="string">
            <text:p>v1 | v2 | __ | __ | v5 | __ | v7 | v8</text:p>
          </table:table-cell>
          <table:table-cell table:style-name="ce8" table:formula="of:=CONCATENATE(IF(LEN(TRIM([.$B77]))&gt;1;&quot;v1&quot;;&quot;__&quot;);&quot; | &quot;;IF(LEN(TRIM([.$C77]))&gt;1;&quot;v2&quot;;&quot;__&quot;);&quot; | &quot;;IF(LEN(TRIM([.$D77]))&gt;1;&quot;v3&quot;;&quot;__&quot;);&quot; | &quot;;IF(LEN(TRIM([.$E77]))&gt;1;&quot;v4&quot;;&quot;__&quot;);&quot; | &quot;;IF(LEN(TRIM([.$F77]))&gt;1;&quot;v5&quot;;&quot;__&quot;);&quot; | &quot;;IF(LEN(TRIM([.$G77]))&gt;1;&quot;v6&quot;;&quot;__&quot;);&quot; | &quot;;IF(LEN(TRIM([.$H77]))&gt;1;&quot;v7&quot;;&quot;__&quot;);&quot; | &quot;;IF(LEN(TRIM([.$I77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11"/>
          <table:table-cell table:formula="of:=CONCATENATE(&quot;v( &quot;;[.M78];&quot; , &quot;;[.N78];&quot; ); &quot;;[.J78];&quot; // batacuda&quot;)" office:value-type="string" office:string-value="v( __ | __ | __ | __ | __ | __ | __ | __ , __ | __ | __ | __ | __ | __ | __ | __ );  // batacuda" calcext:value-type="string">
            <text:p>v( __ | __ | __ | __ | __ | __ | __ | __ , __ | __ | __ | __ | __ | __ | __ | __ ); <text:s/>// batacuda</text:p>
          </table:table-cell>
          <table:table-cell table:style-name="ce8" table:formula="of:=CONCATENATE(IF(LEN(TRIM([.$B78]))&gt;0;&quot;v1&quot;;&quot;__&quot;);&quot; | &quot;;IF(LEN(TRIM([.$C78]))&gt;0;&quot;v2&quot;;&quot;__&quot;);&quot; | &quot;;IF(LEN(TRIM([.$D78]))&gt;0;&quot;v3&quot;;&quot;__&quot;);&quot; | &quot;;IF(LEN(TRIM([.$E78]))&gt;0;&quot;v4&quot;;&quot;__&quot;);&quot; | &quot;;IF(LEN(TRIM([.$F78]))&gt;0;&quot;v5&quot;;&quot;__&quot;);&quot; | &quot;;IF(LEN(TRIM([.$G78]))&gt;0;&quot;v6&quot;;&quot;__&quot;);&quot; | &quot;;IF(LEN(TRIM([.$H78]))&gt;0;&quot;v7&quot;;&quot;__&quot;);&quot; | &quot;;IF(LEN(TRIM([.$I7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8]))&gt;1;&quot;v1&quot;;&quot;__&quot;);&quot; | &quot;;IF(LEN(TRIM([.$C78]))&gt;1;&quot;v2&quot;;&quot;__&quot;);&quot; | &quot;;IF(LEN(TRIM([.$D78]))&gt;1;&quot;v3&quot;;&quot;__&quot;);&quot; | &quot;;IF(LEN(TRIM([.$E78]))&gt;1;&quot;v4&quot;;&quot;__&quot;);&quot; | &quot;;IF(LEN(TRIM([.$F78]))&gt;1;&quot;v5&quot;;&quot;__&quot;);&quot; | &quot;;IF(LEN(TRIM([.$G78]))&gt;1;&quot;v6&quot;;&quot;__&quot;);&quot; | &quot;;IF(LEN(TRIM([.$H78]))&gt;1;&quot;v7&quot;;&quot;__&quot;);&quot; | &quot;;IF(LEN(TRIM([.$I7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v( &quot;;[.M79];&quot; , &quot;;[.N79];&quot; ); &quot;;[.J79];&quot; // batacuda&quot;)" office:value-type="string" office:string-value="v( __ | __ | __ | v4 | v5 | __ | v7 | __ , __ | __ | __ | __ | __ | __ | __ | __ );  // batacuda" calcext:value-type="string">
            <text:p>v( __ | __ | __ | v4 | v5 | __ | v7 | __ , __ | __ | __ | __ | __ | __ | __ | __ ); <text:s/>// batacuda</text:p>
          </table:table-cell>
          <table:table-cell table:style-name="ce8" table:formula="of:=CONCATENATE(IF(LEN(TRIM([.$B79]))&gt;0;&quot;v1&quot;;&quot;__&quot;);&quot; | &quot;;IF(LEN(TRIM([.$C79]))&gt;0;&quot;v2&quot;;&quot;__&quot;);&quot; | &quot;;IF(LEN(TRIM([.$D79]))&gt;0;&quot;v3&quot;;&quot;__&quot;);&quot; | &quot;;IF(LEN(TRIM([.$E79]))&gt;0;&quot;v4&quot;;&quot;__&quot;);&quot; | &quot;;IF(LEN(TRIM([.$F79]))&gt;0;&quot;v5&quot;;&quot;__&quot;);&quot; | &quot;;IF(LEN(TRIM([.$G79]))&gt;0;&quot;v6&quot;;&quot;__&quot;);&quot; | &quot;;IF(LEN(TRIM([.$H79]))&gt;0;&quot;v7&quot;;&quot;__&quot;);&quot; | &quot;;IF(LEN(TRIM([.$I79]))&gt;0;&quot;v8&quot;;&quot;__&quot;))" office:value-type="string" office:string-value="__ | __ | __ | v4 | v5 | __ | v7 | __" calcext:value-type="string">
            <text:p>__ | __ | __ | v4 | v5 | __ | v7 | __</text:p>
          </table:table-cell>
          <table:table-cell table:style-name="ce8" table:formula="of:=CONCATENATE(IF(LEN(TRIM([.$B79]))&gt;1;&quot;v1&quot;;&quot;__&quot;);&quot; | &quot;;IF(LEN(TRIM([.$C79]))&gt;1;&quot;v2&quot;;&quot;__&quot;);&quot; | &quot;;IF(LEN(TRIM([.$D79]))&gt;1;&quot;v3&quot;;&quot;__&quot;);&quot; | &quot;;IF(LEN(TRIM([.$E79]))&gt;1;&quot;v4&quot;;&quot;__&quot;);&quot; | &quot;;IF(LEN(TRIM([.$F79]))&gt;1;&quot;v5&quot;;&quot;__&quot;);&quot; | &quot;;IF(LEN(TRIM([.$G79]))&gt;1;&quot;v6&quot;;&quot;__&quot;);&quot; | &quot;;IF(LEN(TRIM([.$H79]))&gt;1;&quot;v7&quot;;&quot;__&quot;);&quot; | &quot;;IF(LEN(TRIM([.$I7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11"/>
          <table:table-cell table:formula="of:=CONCATENATE(&quot;v( &quot;;[.M80];&quot; , &quot;;[.N80];&quot; ); &quot;;[.J80];&quot; // batacuda&quot;)" office:value-type="string" office:string-value="v( __ | __ | __ | __ | __ | __ | __ | __ , __ | __ | __ | __ | __ | __ | __ | __ );  // batacuda" calcext:value-type="string">
            <text:p>v( __ | __ | __ | __ | __ | __ | __ | __ , __ | __ | __ | __ | __ | __ | __ | __ ); <text:s/>// batacuda</text:p>
          </table:table-cell>
          <table:table-cell table:style-name="ce8" table:formula="of:=CONCATENATE(IF(LEN(TRIM([.$B80]))&gt;0;&quot;v1&quot;;&quot;__&quot;);&quot; | &quot;;IF(LEN(TRIM([.$C80]))&gt;0;&quot;v2&quot;;&quot;__&quot;);&quot; | &quot;;IF(LEN(TRIM([.$D80]))&gt;0;&quot;v3&quot;;&quot;__&quot;);&quot; | &quot;;IF(LEN(TRIM([.$E80]))&gt;0;&quot;v4&quot;;&quot;__&quot;);&quot; | &quot;;IF(LEN(TRIM([.$F80]))&gt;0;&quot;v5&quot;;&quot;__&quot;);&quot; | &quot;;IF(LEN(TRIM([.$G80]))&gt;0;&quot;v6&quot;;&quot;__&quot;);&quot; | &quot;;IF(LEN(TRIM([.$H80]))&gt;0;&quot;v7&quot;;&quot;__&quot;);&quot; | &quot;;IF(LEN(TRIM([.$I8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80]))&gt;1;&quot;v1&quot;;&quot;__&quot;);&quot; | &quot;;IF(LEN(TRIM([.$C80]))&gt;1;&quot;v2&quot;;&quot;__&quot;);&quot; | &quot;;IF(LEN(TRIM([.$D80]))&gt;1;&quot;v3&quot;;&quot;__&quot;);&quot; | &quot;;IF(LEN(TRIM([.$E80]))&gt;1;&quot;v4&quot;;&quot;__&quot;);&quot; | &quot;;IF(LEN(TRIM([.$F80]))&gt;1;&quot;v5&quot;;&quot;__&quot;);&quot; | &quot;;IF(LEN(TRIM([.$G80]))&gt;1;&quot;v6&quot;;&quot;__&quot;);&quot; | &quot;;IF(LEN(TRIM([.$H80]))&gt;1;&quot;v7&quot;;&quot;__&quot;);&quot; | &quot;;IF(LEN(TRIM([.$I8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table:number-columns-repeated="2"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formula="of:=CONCATENATE(&quot;v( &quot;;[.M81];&quot; , &quot;;[.N81];&quot; ); &quot;;[.J81];&quot; // batacuda&quot;)" office:value-type="string" office:string-value="v( v1 | v2 | __ | __ | v5 | __ | v7 | v8 , v1 | v2 | __ | __ | __ | __ | __ | __ );  // batacuda" calcext:value-type="string">
            <text:p>v( v1 | v2 | __ | __ | v5 | __ | v7 | v8 , v1 | v2 | __ | __ | __ | __ | __ | __ ); <text:s/>// batacuda</text:p>
          </table:table-cell>
          <table:table-cell table:style-name="ce8" table:formula="of:=CONCATENATE(IF(LEN(TRIM([.$B81]))&gt;0;&quot;v1&quot;;&quot;__&quot;);&quot; | &quot;;IF(LEN(TRIM([.$C81]))&gt;0;&quot;v2&quot;;&quot;__&quot;);&quot; | &quot;;IF(LEN(TRIM([.$D81]))&gt;0;&quot;v3&quot;;&quot;__&quot;);&quot; | &quot;;IF(LEN(TRIM([.$E81]))&gt;0;&quot;v4&quot;;&quot;__&quot;);&quot; | &quot;;IF(LEN(TRIM([.$F81]))&gt;0;&quot;v5&quot;;&quot;__&quot;);&quot; | &quot;;IF(LEN(TRIM([.$G81]))&gt;0;&quot;v6&quot;;&quot;__&quot;);&quot; | &quot;;IF(LEN(TRIM([.$H81]))&gt;0;&quot;v7&quot;;&quot;__&quot;);&quot; | &quot;;IF(LEN(TRIM([.$I81]))&gt;0;&quot;v8&quot;;&quot;__&quot;))" office:value-type="string" office:string-value="v1 | v2 | __ | __ | v5 | __ | v7 | v8" calcext:value-type="string">
            <text:p>v1 | v2 | __ | __ | v5 | __ | v7 | v8</text:p>
          </table:table-cell>
          <table:table-cell table:style-name="ce8" table:formula="of:=CONCATENATE(IF(LEN(TRIM([.$B81]))&gt;1;&quot;v1&quot;;&quot;__&quot;);&quot; | &quot;;IF(LEN(TRIM([.$C81]))&gt;1;&quot;v2&quot;;&quot;__&quot;);&quot; | &quot;;IF(LEN(TRIM([.$D81]))&gt;1;&quot;v3&quot;;&quot;__&quot;);&quot; | &quot;;IF(LEN(TRIM([.$E81]))&gt;1;&quot;v4&quot;;&quot;__&quot;);&quot; | &quot;;IF(LEN(TRIM([.$F81]))&gt;1;&quot;v5&quot;;&quot;__&quot;);&quot; | &quot;;IF(LEN(TRIM([.$G81]))&gt;1;&quot;v6&quot;;&quot;__&quot;);&quot; | &quot;;IF(LEN(TRIM([.$H81]))&gt;1;&quot;v7&quot;;&quot;__&quot;);&quot; | &quot;;IF(LEN(TRIM([.$I81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11"/>
          <table:table-cell table:formula="of:=CONCATENATE(&quot;v( &quot;;[.M82];&quot; , &quot;;[.N82];&quot; ); &quot;;[.J82];&quot; // batacuda&quot;)" office:value-type="string" office:string-value="v( __ | __ | __ | __ | __ | __ | __ | __ , __ | __ | __ | __ | __ | __ | __ | __ );  // batacuda" calcext:value-type="string">
            <text:p>v( __ | __ | __ | __ | __ | __ | __ | __ , __ | __ | __ | __ | __ | __ | __ | __ ); <text:s/>// batacuda</text:p>
          </table:table-cell>
          <table:table-cell table:style-name="ce8" table:formula="of:=CONCATENATE(IF(LEN(TRIM([.$B82]))&gt;0;&quot;v1&quot;;&quot;__&quot;);&quot; | &quot;;IF(LEN(TRIM([.$C82]))&gt;0;&quot;v2&quot;;&quot;__&quot;);&quot; | &quot;;IF(LEN(TRIM([.$D82]))&gt;0;&quot;v3&quot;;&quot;__&quot;);&quot; | &quot;;IF(LEN(TRIM([.$E82]))&gt;0;&quot;v4&quot;;&quot;__&quot;);&quot; | &quot;;IF(LEN(TRIM([.$F82]))&gt;0;&quot;v5&quot;;&quot;__&quot;);&quot; | &quot;;IF(LEN(TRIM([.$G82]))&gt;0;&quot;v6&quot;;&quot;__&quot;);&quot; | &quot;;IF(LEN(TRIM([.$H82]))&gt;0;&quot;v7&quot;;&quot;__&quot;);&quot; | &quot;;IF(LEN(TRIM([.$I8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82]))&gt;1;&quot;v1&quot;;&quot;__&quot;);&quot; | &quot;;IF(LEN(TRIM([.$C82]))&gt;1;&quot;v2&quot;;&quot;__&quot;);&quot; | &quot;;IF(LEN(TRIM([.$D82]))&gt;1;&quot;v3&quot;;&quot;__&quot;);&quot; | &quot;;IF(LEN(TRIM([.$E82]))&gt;1;&quot;v4&quot;;&quot;__&quot;);&quot; | &quot;;IF(LEN(TRIM([.$F82]))&gt;1;&quot;v5&quot;;&quot;__&quot;);&quot; | &quot;;IF(LEN(TRIM([.$G82]))&gt;1;&quot;v6&quot;;&quot;__&quot;);&quot; | &quot;;IF(LEN(TRIM([.$H82]))&gt;1;&quot;v7&quot;;&quot;__&quot;);&quot; | &quot;;IF(LEN(TRIM([.$I8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table:number-columns-repeated="2" office:value-type="string" calcext:value-type="string">
            <text:p>x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v( &quot;;[.M83];&quot; , &quot;;[.N83];&quot; ); &quot;;[.J83];&quot; // batacuda&quot;)" office:value-type="string" office:string-value="v( v1 | v2 | v3 | v4 | __ | __ | v7 | __ , v1 | v2 | __ | __ | __ | __ | __ | __ );  // batacuda" calcext:value-type="string">
            <text:p>v( v1 | v2 | v3 | v4 | __ | __ | v7 | __ , v1 | v2 | __ | __ | __ | __ | __ | __ ); <text:s/>// batacuda</text:p>
          </table:table-cell>
          <table:table-cell table:style-name="ce8" table:formula="of:=CONCATENATE(IF(LEN(TRIM([.$B83]))&gt;0;&quot;v1&quot;;&quot;__&quot;);&quot; | &quot;;IF(LEN(TRIM([.$C83]))&gt;0;&quot;v2&quot;;&quot;__&quot;);&quot; | &quot;;IF(LEN(TRIM([.$D83]))&gt;0;&quot;v3&quot;;&quot;__&quot;);&quot; | &quot;;IF(LEN(TRIM([.$E83]))&gt;0;&quot;v4&quot;;&quot;__&quot;);&quot; | &quot;;IF(LEN(TRIM([.$F83]))&gt;0;&quot;v5&quot;;&quot;__&quot;);&quot; | &quot;;IF(LEN(TRIM([.$G83]))&gt;0;&quot;v6&quot;;&quot;__&quot;);&quot; | &quot;;IF(LEN(TRIM([.$H83]))&gt;0;&quot;v7&quot;;&quot;__&quot;);&quot; | &quot;;IF(LEN(TRIM([.$I83]))&gt;0;&quot;v8&quot;;&quot;__&quot;))" office:value-type="string" office:string-value="v1 | v2 | v3 | v4 | __ | __ | v7 | __" calcext:value-type="string">
            <text:p>v1 | v2 | v3 | v4 | __ | __ | v7 | __</text:p>
          </table:table-cell>
          <table:table-cell table:style-name="ce8" table:formula="of:=CONCATENATE(IF(LEN(TRIM([.$B83]))&gt;1;&quot;v1&quot;;&quot;__&quot;);&quot; | &quot;;IF(LEN(TRIM([.$C83]))&gt;1;&quot;v2&quot;;&quot;__&quot;);&quot; | &quot;;IF(LEN(TRIM([.$D83]))&gt;1;&quot;v3&quot;;&quot;__&quot;);&quot; | &quot;;IF(LEN(TRIM([.$E83]))&gt;1;&quot;v4&quot;;&quot;__&quot;);&quot; | &quot;;IF(LEN(TRIM([.$F83]))&gt;1;&quot;v5&quot;;&quot;__&quot;);&quot; | &quot;;IF(LEN(TRIM([.$G83]))&gt;1;&quot;v6&quot;;&quot;__&quot;);&quot; | &quot;;IF(LEN(TRIM([.$H83]))&gt;1;&quot;v7&quot;;&quot;__&quot;);&quot; | &quot;;IF(LEN(TRIM([.$I83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formula="of:=CONCATENATE(&quot;v( &quot;;[.M84];&quot; , &quot;;[.N84];&quot; ); &quot;;[.J84];&quot; // batacuda&quot;)" office:value-type="string" office:string-value="v( __ | __ | __ | __ | __ | v6 | __ | __ , __ | __ | __ | __ | __ | __ | __ | __ );  // batacuda" calcext:value-type="string">
            <text:p>v( __ | __ | __ | __ | __ | v6 | __ | __ , __ | __ | __ | __ | __ | __ | __ | __ ); <text:s/>// batacuda</text:p>
          </table:table-cell>
          <table:table-cell table:style-name="ce8" table:formula="of:=CONCATENATE(IF(LEN(TRIM([.$B84]))&gt;0;&quot;v1&quot;;&quot;__&quot;);&quot; | &quot;;IF(LEN(TRIM([.$C84]))&gt;0;&quot;v2&quot;;&quot;__&quot;);&quot; | &quot;;IF(LEN(TRIM([.$D84]))&gt;0;&quot;v3&quot;;&quot;__&quot;);&quot; | &quot;;IF(LEN(TRIM([.$E84]))&gt;0;&quot;v4&quot;;&quot;__&quot;);&quot; | &quot;;IF(LEN(TRIM([.$F84]))&gt;0;&quot;v5&quot;;&quot;__&quot;);&quot; | &quot;;IF(LEN(TRIM([.$G84]))&gt;0;&quot;v6&quot;;&quot;__&quot;);&quot; | &quot;;IF(LEN(TRIM([.$H84]))&gt;0;&quot;v7&quot;;&quot;__&quot;);&quot; | &quot;;IF(LEN(TRIM([.$I84]))&gt;0;&quot;v8&quot;;&quot;__&quot;))" office:value-type="string" office:string-value="__ | __ | __ | __ | __ | v6 | __ | __" calcext:value-type="string">
            <text:p>__ | __ | __ | __ | __ | v6 | __ | __</text:p>
          </table:table-cell>
          <table:table-cell table:style-name="ce8" table:formula="of:=CONCATENATE(IF(LEN(TRIM([.$B84]))&gt;1;&quot;v1&quot;;&quot;__&quot;);&quot; | &quot;;IF(LEN(TRIM([.$C84]))&gt;1;&quot;v2&quot;;&quot;__&quot;);&quot; | &quot;;IF(LEN(TRIM([.$D84]))&gt;1;&quot;v3&quot;;&quot;__&quot;);&quot; | &quot;;IF(LEN(TRIM([.$E84]))&gt;1;&quot;v4&quot;;&quot;__&quot;);&quot; | &quot;;IF(LEN(TRIM([.$F84]))&gt;1;&quot;v5&quot;;&quot;__&quot;);&quot; | &quot;;IF(LEN(TRIM([.$G84]))&gt;1;&quot;v6&quot;;&quot;__&quot;);&quot; | &quot;;IF(LEN(TRIM([.$H84]))&gt;1;&quot;v7&quot;;&quot;__&quot;);&quot; | &quot;;IF(LEN(TRIM([.$I8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/>
          <table:table-cell office:value-type="string" calcext:value-type="string">
            <text:p>x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v( &quot;;[.M85];&quot; , &quot;;[.N85];&quot; ); &quot;;[.J85];&quot; // batacuda&quot;)" office:value-type="string" office:string-value="v( __ | v2 | __ | __ | __ | v6 | v7 | __ , __ | v2 | __ | __ | __ | __ | __ | __ );  // batacuda" calcext:value-type="string">
            <text:p>v( __ | v2 | __ | __ | __ | v6 | v7 | __ , __ | v2 | __ | __ | __ | __ | __ | __ ); <text:s/>// batacuda</text:p>
          </table:table-cell>
          <table:table-cell table:style-name="ce8" table:formula="of:=CONCATENATE(IF(LEN(TRIM([.$B85]))&gt;0;&quot;v1&quot;;&quot;__&quot;);&quot; | &quot;;IF(LEN(TRIM([.$C85]))&gt;0;&quot;v2&quot;;&quot;__&quot;);&quot; | &quot;;IF(LEN(TRIM([.$D85]))&gt;0;&quot;v3&quot;;&quot;__&quot;);&quot; | &quot;;IF(LEN(TRIM([.$E85]))&gt;0;&quot;v4&quot;;&quot;__&quot;);&quot; | &quot;;IF(LEN(TRIM([.$F85]))&gt;0;&quot;v5&quot;;&quot;__&quot;);&quot; | &quot;;IF(LEN(TRIM([.$G85]))&gt;0;&quot;v6&quot;;&quot;__&quot;);&quot; | &quot;;IF(LEN(TRIM([.$H85]))&gt;0;&quot;v7&quot;;&quot;__&quot;);&quot; | &quot;;IF(LEN(TRIM([.$I85]))&gt;0;&quot;v8&quot;;&quot;__&quot;))" office:value-type="string" office:string-value="__ | v2 | __ | __ | __ | v6 | v7 | __" calcext:value-type="string">
            <text:p>__ | v2 | __ | __ | __ | v6 | v7 | __</text:p>
          </table:table-cell>
          <table:table-cell table:style-name="ce8" table:formula="of:=CONCATENATE(IF(LEN(TRIM([.$B85]))&gt;1;&quot;v1&quot;;&quot;__&quot;);&quot; | &quot;;IF(LEN(TRIM([.$C85]))&gt;1;&quot;v2&quot;;&quot;__&quot;);&quot; | &quot;;IF(LEN(TRIM([.$D85]))&gt;1;&quot;v3&quot;;&quot;__&quot;);&quot; | &quot;;IF(LEN(TRIM([.$E85]))&gt;1;&quot;v4&quot;;&quot;__&quot;);&quot; | &quot;;IF(LEN(TRIM([.$F85]))&gt;1;&quot;v5&quot;;&quot;__&quot;);&quot; | &quot;;IF(LEN(TRIM([.$G85]))&gt;1;&quot;v6&quot;;&quot;__&quot;);&quot; | &quot;;IF(LEN(TRIM([.$H85]))&gt;1;&quot;v7&quot;;&quot;__&quot;);&quot; | &quot;;IF(LEN(TRIM([.$I85]))&gt;1;&quot;v8&quot;;&quot;__&quot;))" office:value-type="string" office:string-value="__ | v2 | __ | __ | __ | __ | __ | __" calcext:value-type="string">
            <text:p>__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11"/>
          <table:table-cell table:formula="of:=CONCATENATE(&quot;v( &quot;;[.M86];&quot; , &quot;;[.N86];&quot; ); &quot;;[.J86];&quot; // batacuda&quot;)" office:value-type="string" office:string-value="v( __ | __ | __ | __ | __ | __ | __ | __ , __ | __ | __ | __ | __ | __ | __ | __ );  // batacuda" calcext:value-type="string">
            <text:p>v( __ | __ | __ | __ | __ | __ | __ | __ , __ | __ | __ | __ | __ | __ | __ | __ ); <text:s/>// batacuda</text:p>
          </table:table-cell>
          <table:table-cell table:style-name="ce8" table:formula="of:=CONCATENATE(IF(LEN(TRIM([.$B86]))&gt;0;&quot;v1&quot;;&quot;__&quot;);&quot; | &quot;;IF(LEN(TRIM([.$C86]))&gt;0;&quot;v2&quot;;&quot;__&quot;);&quot; | &quot;;IF(LEN(TRIM([.$D86]))&gt;0;&quot;v3&quot;;&quot;__&quot;);&quot; | &quot;;IF(LEN(TRIM([.$E86]))&gt;0;&quot;v4&quot;;&quot;__&quot;);&quot; | &quot;;IF(LEN(TRIM([.$F86]))&gt;0;&quot;v5&quot;;&quot;__&quot;);&quot; | &quot;;IF(LEN(TRIM([.$G86]))&gt;0;&quot;v6&quot;;&quot;__&quot;);&quot; | &quot;;IF(LEN(TRIM([.$H86]))&gt;0;&quot;v7&quot;;&quot;__&quot;);&quot; | &quot;;IF(LEN(TRIM([.$I8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86]))&gt;1;&quot;v1&quot;;&quot;__&quot;);&quot; | &quot;;IF(LEN(TRIM([.$C86]))&gt;1;&quot;v2&quot;;&quot;__&quot;);&quot; | &quot;;IF(LEN(TRIM([.$D86]))&gt;1;&quot;v3&quot;;&quot;__&quot;);&quot; | &quot;;IF(LEN(TRIM([.$E86]))&gt;1;&quot;v4&quot;;&quot;__&quot;);&quot; | &quot;;IF(LEN(TRIM([.$F86]))&gt;1;&quot;v5&quot;;&quot;__&quot;);&quot; | &quot;;IF(LEN(TRIM([.$G86]))&gt;1;&quot;v6&quot;;&quot;__&quot;);&quot; | &quot;;IF(LEN(TRIM([.$H86]))&gt;1;&quot;v7&quot;;&quot;__&quot;);&quot; | &quot;;IF(LEN(TRIM([.$I8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table:number-columns-repeated="2" office:value-type="string" calcext:value-type="string">
            <text:p>xx</text:p>
          </table:table-cell>
          <table:table-cell table:number-columns-repeated="8"/>
          <table:table-cell table:formula="of:=CONCATENATE(&quot;v( &quot;;[.M87];&quot; , &quot;;[.N87];&quot; ); &quot;;[.J87];&quot; // batacuda&quot;)" office:value-type="string" office:string-value="v( v1 | v2 | __ | __ | __ | __ | __ | __ , v1 | v2 | __ | __ | __ | __ | __ | __ );  // batacuda" calcext:value-type="string">
            <text:p>v( v1 | v2 | __ | __ | __ | __ | __ | __ , v1 | v2 | __ | __ | __ | __ | __ | __ ); <text:s/>// batacuda</text:p>
          </table:table-cell>
          <table:table-cell table:style-name="ce8" table:formula="of:=CONCATENATE(IF(LEN(TRIM([.$B87]))&gt;0;&quot;v1&quot;;&quot;__&quot;);&quot; | &quot;;IF(LEN(TRIM([.$C87]))&gt;0;&quot;v2&quot;;&quot;__&quot;);&quot; | &quot;;IF(LEN(TRIM([.$D87]))&gt;0;&quot;v3&quot;;&quot;__&quot;);&quot; | &quot;;IF(LEN(TRIM([.$E87]))&gt;0;&quot;v4&quot;;&quot;__&quot;);&quot; | &quot;;IF(LEN(TRIM([.$F87]))&gt;0;&quot;v5&quot;;&quot;__&quot;);&quot; | &quot;;IF(LEN(TRIM([.$G87]))&gt;0;&quot;v6&quot;;&quot;__&quot;);&quot; | &quot;;IF(LEN(TRIM([.$H87]))&gt;0;&quot;v7&quot;;&quot;__&quot;);&quot; | &quot;;IF(LEN(TRIM([.$I87]))&gt;0;&quot;v8&quot;;&quot;__&quot;))" office:value-type="string" office:string-value="v1 | v2 | __ | __ | __ | __ | __ | __" calcext:value-type="string">
            <text:p>v1 | v2 | __ | __ | __ | __ | __ | __</text:p>
          </table:table-cell>
          <table:table-cell table:style-name="ce8" table:formula="of:=CONCATENATE(IF(LEN(TRIM([.$B87]))&gt;1;&quot;v1&quot;;&quot;__&quot;);&quot; | &quot;;IF(LEN(TRIM([.$C87]))&gt;1;&quot;v2&quot;;&quot;__&quot;);&quot; | &quot;;IF(LEN(TRIM([.$D87]))&gt;1;&quot;v3&quot;;&quot;__&quot;);&quot; | &quot;;IF(LEN(TRIM([.$E87]))&gt;1;&quot;v4&quot;;&quot;__&quot;);&quot; | &quot;;IF(LEN(TRIM([.$F87]))&gt;1;&quot;v5&quot;;&quot;__&quot;);&quot; | &quot;;IF(LEN(TRIM([.$G87]))&gt;1;&quot;v6&quot;;&quot;__&quot;);&quot; | &quot;;IF(LEN(TRIM([.$H87]))&gt;1;&quot;v7&quot;;&quot;__&quot;);&quot; | &quot;;IF(LEN(TRIM([.$I87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x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ut(r1|r2|g1|g2|b1|b2);</text:p>
          </table:table-cell>
          <table:table-cell/>
          <table:table-cell table:formula="of:=CONCATENATE(&quot;v( &quot;;[.M88];&quot; , &quot;;[.N88];&quot; ); &quot;;[.J88];&quot; // batacuda&quot;)" office:value-type="string" office:string-value="v( __ | v2 | __ | __ | __ | v6 | __ | __ , __ | v2 | __ | __ | __ | __ | __ | __ ); mut(r1|r2|g1|g2|b1|b2); // batacuda" calcext:value-type="string">
            <text:p>v( __ | v2 | __ | __ | __ | v6 | __ | __ , __ | v2 | __ | __ | __ | __ | __ | __ ); mut(r1|r2|g1|g2|b1|b2); // batacuda</text:p>
          </table:table-cell>
          <table:table-cell table:style-name="ce8" table:formula="of:=CONCATENATE(IF(LEN(TRIM([.$B88]))&gt;0;&quot;v1&quot;;&quot;__&quot;);&quot; | &quot;;IF(LEN(TRIM([.$C88]))&gt;0;&quot;v2&quot;;&quot;__&quot;);&quot; | &quot;;IF(LEN(TRIM([.$D88]))&gt;0;&quot;v3&quot;;&quot;__&quot;);&quot; | &quot;;IF(LEN(TRIM([.$E88]))&gt;0;&quot;v4&quot;;&quot;__&quot;);&quot; | &quot;;IF(LEN(TRIM([.$F88]))&gt;0;&quot;v5&quot;;&quot;__&quot;);&quot; | &quot;;IF(LEN(TRIM([.$G88]))&gt;0;&quot;v6&quot;;&quot;__&quot;);&quot; | &quot;;IF(LEN(TRIM([.$H88]))&gt;0;&quot;v7&quot;;&quot;__&quot;);&quot; | &quot;;IF(LEN(TRIM([.$I88]))&gt;0;&quot;v8&quot;;&quot;__&quot;))" office:value-type="string" office:string-value="__ | v2 | __ | __ | __ | v6 | __ | __" calcext:value-type="string">
            <text:p>__ | v2 | __ | __ | __ | v6 | __ | __</text:p>
          </table:table-cell>
          <table:table-cell table:style-name="ce8" table:formula="of:=CONCATENATE(IF(LEN(TRIM([.$B88]))&gt;1;&quot;v1&quot;;&quot;__&quot;);&quot; | &quot;;IF(LEN(TRIM([.$C88]))&gt;1;&quot;v2&quot;;&quot;__&quot;);&quot; | &quot;;IF(LEN(TRIM([.$D88]))&gt;1;&quot;v3&quot;;&quot;__&quot;);&quot; | &quot;;IF(LEN(TRIM([.$E88]))&gt;1;&quot;v4&quot;;&quot;__&quot;);&quot; | &quot;;IF(LEN(TRIM([.$F88]))&gt;1;&quot;v5&quot;;&quot;__&quot;);&quot; | &quot;;IF(LEN(TRIM([.$G88]))&gt;1;&quot;v6&quot;;&quot;__&quot;);&quot; | &quot;;IF(LEN(TRIM([.$H88]))&gt;1;&quot;v7&quot;;&quot;__&quot;);&quot; | &quot;;IF(LEN(TRIM([.$I88]))&gt;1;&quot;v8&quot;;&quot;__&quot;))" office:value-type="string" office:string-value="__ | v2 | __ | __ | __ | __ | __ | __" calcext:value-type="string">
            <text:p>__ | v2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/>
          <table:table-cell office:value-type="string" calcext:value-type="string">
            <text:p>x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CONCATENATE(&quot;v( &quot;;[.M89];&quot; , &quot;;[.N89];&quot; ); &quot;;[.J89];&quot; // batacuda&quot;)" office:value-type="string" office:string-value="v( __ | v2 | __ | __ | __ | v6 | __ | __ , __ | v2 | __ | __ | __ | __ | __ | __ );  // batacuda" calcext:value-type="string">
            <text:p>v( __ | v2 | __ | __ | __ | v6 | __ | __ , __ | v2 | __ | __ | __ | __ | __ | __ ); <text:s/>// batacuda</text:p>
          </table:table-cell>
          <table:table-cell table:style-name="ce8" table:formula="of:=CONCATENATE(IF(LEN(TRIM([.$B89]))&gt;0;&quot;v1&quot;;&quot;__&quot;);&quot; | &quot;;IF(LEN(TRIM([.$C89]))&gt;0;&quot;v2&quot;;&quot;__&quot;);&quot; | &quot;;IF(LEN(TRIM([.$D89]))&gt;0;&quot;v3&quot;;&quot;__&quot;);&quot; | &quot;;IF(LEN(TRIM([.$E89]))&gt;0;&quot;v4&quot;;&quot;__&quot;);&quot; | &quot;;IF(LEN(TRIM([.$F89]))&gt;0;&quot;v5&quot;;&quot;__&quot;);&quot; | &quot;;IF(LEN(TRIM([.$G89]))&gt;0;&quot;v6&quot;;&quot;__&quot;);&quot; | &quot;;IF(LEN(TRIM([.$H89]))&gt;0;&quot;v7&quot;;&quot;__&quot;);&quot; | &quot;;IF(LEN(TRIM([.$I89]))&gt;0;&quot;v8&quot;;&quot;__&quot;))" office:value-type="string" office:string-value="__ | v2 | __ | __ | __ | v6 | __ | __" calcext:value-type="string">
            <text:p>__ | v2 | __ | __ | __ | v6 | __ | __</text:p>
          </table:table-cell>
          <table:table-cell table:style-name="ce8" table:formula="of:=CONCATENATE(IF(LEN(TRIM([.$B89]))&gt;1;&quot;v1&quot;;&quot;__&quot;);&quot; | &quot;;IF(LEN(TRIM([.$C89]))&gt;1;&quot;v2&quot;;&quot;__&quot;);&quot; | &quot;;IF(LEN(TRIM([.$D89]))&gt;1;&quot;v3&quot;;&quot;__&quot;);&quot; | &quot;;IF(LEN(TRIM([.$E89]))&gt;1;&quot;v4&quot;;&quot;__&quot;);&quot; | &quot;;IF(LEN(TRIM([.$F89]))&gt;1;&quot;v5&quot;;&quot;__&quot;);&quot; | &quot;;IF(LEN(TRIM([.$G89]))&gt;1;&quot;v6&quot;;&quot;__&quot;);&quot; | &quot;;IF(LEN(TRIM([.$H89]))&gt;1;&quot;v7&quot;;&quot;__&quot;);&quot; | &quot;;IF(LEN(TRIM([.$I89]))&gt;1;&quot;v8&quot;;&quot;__&quot;))" office:value-type="string" office:string-value="__ | v2 | __ | __ | __ | __ | __ | __" calcext:value-type="string">
            <text:p>__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11"/>
          <table:table-cell table:formula="of:=CONCATENATE(&quot;v( &quot;;[.M90];&quot; , &quot;;[.N90];&quot; ); &quot;;[.J90];&quot; // batacuda&quot;)" office:value-type="string" office:string-value="v( __ | __ | __ | __ | __ | __ | __ | __ , __ | __ | __ | __ | __ | __ | __ | __ );  // batacuda" calcext:value-type="string">
            <text:p>v( __ | __ | __ | __ | __ | __ | __ | __ , __ | __ | __ | __ | __ | __ | __ | __ ); <text:s/>// batacuda</text:p>
          </table:table-cell>
          <table:table-cell table:style-name="ce8" table:formula="of:=CONCATENATE(IF(LEN(TRIM([.$B90]))&gt;0;&quot;v1&quot;;&quot;__&quot;);&quot; | &quot;;IF(LEN(TRIM([.$C90]))&gt;0;&quot;v2&quot;;&quot;__&quot;);&quot; | &quot;;IF(LEN(TRIM([.$D90]))&gt;0;&quot;v3&quot;;&quot;__&quot;);&quot; | &quot;;IF(LEN(TRIM([.$E90]))&gt;0;&quot;v4&quot;;&quot;__&quot;);&quot; | &quot;;IF(LEN(TRIM([.$F90]))&gt;0;&quot;v5&quot;;&quot;__&quot;);&quot; | &quot;;IF(LEN(TRIM([.$G90]))&gt;0;&quot;v6&quot;;&quot;__&quot;);&quot; | &quot;;IF(LEN(TRIM([.$H90]))&gt;0;&quot;v7&quot;;&quot;__&quot;);&quot; | &quot;;IF(LEN(TRIM([.$I9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90]))&gt;1;&quot;v1&quot;;&quot;__&quot;);&quot; | &quot;;IF(LEN(TRIM([.$C90]))&gt;1;&quot;v2&quot;;&quot;__&quot;);&quot; | &quot;;IF(LEN(TRIM([.$D90]))&gt;1;&quot;v3&quot;;&quot;__&quot;);&quot; | &quot;;IF(LEN(TRIM([.$E90]))&gt;1;&quot;v4&quot;;&quot;__&quot;);&quot; | &quot;;IF(LEN(TRIM([.$F90]))&gt;1;&quot;v5&quot;;&quot;__&quot;);&quot; | &quot;;IF(LEN(TRIM([.$G90]))&gt;1;&quot;v6&quot;;&quot;__&quot;);&quot; | &quot;;IF(LEN(TRIM([.$H90]))&gt;1;&quot;v7&quot;;&quot;__&quot;);&quot; | &quot;;IF(LEN(TRIM([.$I9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9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0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9"/>
          <table:table-cell/>
          <table:table-cell table:style-name="ce5" office:value-type="string" calcext:value-type="string">
            <text:p>void intermission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8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M93];&quot; , &quot;;[.N93];&quot; ); // batacuda&quot;)" office:value-type="string" office:string-value="v( v1 | v2 | v3 | v4 | __ | __ | __ | __ , v1 | __ | v3 | __ | __ | __ | __ | __ ); // batacuda" calcext:value-type="string">
            <text:p>v( v1 | v2 | v3 | v4 | __ | __ | __ | __ , v1 | __ | v3 | __ | __ | __ | __ | __ ); // batacuda</text:p>
          </table:table-cell>
          <table:table-cell table:style-name="ce8" table:formula="of:=CONCATENATE(IF(LEN(TRIM([.$B93]))&gt;0;&quot;v1&quot;;&quot;__&quot;);&quot; | &quot;;IF(LEN(TRIM([.$C93]))&gt;0;&quot;v2&quot;;&quot;__&quot;);&quot; | &quot;;IF(LEN(TRIM([.$D93]))&gt;0;&quot;v3&quot;;&quot;__&quot;);&quot; | &quot;;IF(LEN(TRIM([.$E93]))&gt;0;&quot;v4&quot;;&quot;__&quot;);&quot; | &quot;;IF(LEN(TRIM([.$F93]))&gt;0;&quot;v5&quot;;&quot;__&quot;);&quot; | &quot;;IF(LEN(TRIM([.$G93]))&gt;0;&quot;v6&quot;;&quot;__&quot;);&quot; | &quot;;IF(LEN(TRIM([.$H93]))&gt;0;&quot;v7&quot;;&quot;__&quot;);&quot; | &quot;;IF(LEN(TRIM([.$I93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8" table:formula="of:=CONCATENATE(IF(LEN(TRIM([.$B93]))&gt;1;&quot;v1&quot;;&quot;__&quot;);&quot; | &quot;;IF(LEN(TRIM([.$C93]))&gt;1;&quot;v2&quot;;&quot;__&quot;);&quot; | &quot;;IF(LEN(TRIM([.$D93]))&gt;1;&quot;v3&quot;;&quot;__&quot;);&quot; | &quot;;IF(LEN(TRIM([.$E93]))&gt;1;&quot;v4&quot;;&quot;__&quot;);&quot; | &quot;;IF(LEN(TRIM([.$F93]))&gt;1;&quot;v5&quot;;&quot;__&quot;);&quot; | &quot;;IF(LEN(TRIM([.$G93]))&gt;1;&quot;v6&quot;;&quot;__&quot;);&quot; | &quot;;IF(LEN(TRIM([.$H93]))&gt;1;&quot;v7&quot;;&quot;__&quot;);&quot; | &quot;;IF(LEN(TRIM([.$I93]))&gt;1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number-columns-repeated="1010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10"/>
          <table:table-cell table:formula="of:=CONCATENATE(&quot;v( &quot;;[.M94];&quot; , &quot;;[.N9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94]))&gt;0;&quot;v1&quot;;&quot;__&quot;);&quot; | &quot;;IF(LEN(TRIM([.$C94]))&gt;0;&quot;v2&quot;;&quot;__&quot;);&quot; | &quot;;IF(LEN(TRIM([.$D94]))&gt;0;&quot;v3&quot;;&quot;__&quot;);&quot; | &quot;;IF(LEN(TRIM([.$E94]))&gt;0;&quot;v4&quot;;&quot;__&quot;);&quot; | &quot;;IF(LEN(TRIM([.$F94]))&gt;0;&quot;v5&quot;;&quot;__&quot;);&quot; | &quot;;IF(LEN(TRIM([.$G94]))&gt;0;&quot;v6&quot;;&quot;__&quot;);&quot; | &quot;;IF(LEN(TRIM([.$H94]))&gt;0;&quot;v7&quot;;&quot;__&quot;);&quot; | &quot;;IF(LEN(TRIM([.$I9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94]))&gt;1;&quot;v1&quot;;&quot;__&quot;);&quot; | &quot;;IF(LEN(TRIM([.$C94]))&gt;1;&quot;v2&quot;;&quot;__&quot;);&quot; | &quot;;IF(LEN(TRIM([.$D94]))&gt;1;&quot;v3&quot;;&quot;__&quot;);&quot; | &quot;;IF(LEN(TRIM([.$E94]))&gt;1;&quot;v4&quot;;&quot;__&quot;);&quot; | &quot;;IF(LEN(TRIM([.$F94]))&gt;1;&quot;v5&quot;;&quot;__&quot;);&quot; | &quot;;IF(LEN(TRIM([.$G94]))&gt;1;&quot;v6&quot;;&quot;__&quot;);&quot; | &quot;;IF(LEN(TRIM([.$H94]))&gt;1;&quot;v7&quot;;&quot;__&quot;);&quot; | &quot;;IF(LEN(TRIM([.$I9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number-columns-repeated="1010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M95];&quot; , &quot;;[.N95];&quot; ); // batacuda&quot;)" office:value-type="string" office:string-value="v( v1 | v2 | v3 | v4 | __ | __ | __ | __ , v1 | __ | v3 | __ | __ | __ | __ | __ ); // batacuda" calcext:value-type="string">
            <text:p>v( v1 | v2 | v3 | v4 | __ | __ | __ | __ , v1 | __ | v3 | __ | __ | __ | __ | __ ); // batacuda</text:p>
          </table:table-cell>
          <table:table-cell table:style-name="ce8" table:formula="of:=CONCATENATE(IF(LEN(TRIM([.$B95]))&gt;0;&quot;v1&quot;;&quot;__&quot;);&quot; | &quot;;IF(LEN(TRIM([.$C95]))&gt;0;&quot;v2&quot;;&quot;__&quot;);&quot; | &quot;;IF(LEN(TRIM([.$D95]))&gt;0;&quot;v3&quot;;&quot;__&quot;);&quot; | &quot;;IF(LEN(TRIM([.$E95]))&gt;0;&quot;v4&quot;;&quot;__&quot;);&quot; | &quot;;IF(LEN(TRIM([.$F95]))&gt;0;&quot;v5&quot;;&quot;__&quot;);&quot; | &quot;;IF(LEN(TRIM([.$G95]))&gt;0;&quot;v6&quot;;&quot;__&quot;);&quot; | &quot;;IF(LEN(TRIM([.$H95]))&gt;0;&quot;v7&quot;;&quot;__&quot;);&quot; | &quot;;IF(LEN(TRIM([.$I95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8" table:formula="of:=CONCATENATE(IF(LEN(TRIM([.$B95]))&gt;1;&quot;v1&quot;;&quot;__&quot;);&quot; | &quot;;IF(LEN(TRIM([.$C95]))&gt;1;&quot;v2&quot;;&quot;__&quot;);&quot; | &quot;;IF(LEN(TRIM([.$D95]))&gt;1;&quot;v3&quot;;&quot;__&quot;);&quot; | &quot;;IF(LEN(TRIM([.$E95]))&gt;1;&quot;v4&quot;;&quot;__&quot;);&quot; | &quot;;IF(LEN(TRIM([.$F95]))&gt;1;&quot;v5&quot;;&quot;__&quot;);&quot; | &quot;;IF(LEN(TRIM([.$G95]))&gt;1;&quot;v6&quot;;&quot;__&quot;);&quot; | &quot;;IF(LEN(TRIM([.$H95]))&gt;1;&quot;v7&quot;;&quot;__&quot;);&quot; | &quot;;IF(LEN(TRIM([.$I95]))&gt;1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number-columns-repeated="1010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table:number-columns-repeated="10"/>
          <table:table-cell table:formula="of:=CONCATENATE(&quot;v( &quot;;[.M96];&quot; , &quot;;[.N9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96]))&gt;0;&quot;v1&quot;;&quot;__&quot;);&quot; | &quot;;IF(LEN(TRIM([.$C96]))&gt;0;&quot;v2&quot;;&quot;__&quot;);&quot; | &quot;;IF(LEN(TRIM([.$D96]))&gt;0;&quot;v3&quot;;&quot;__&quot;);&quot; | &quot;;IF(LEN(TRIM([.$E96]))&gt;0;&quot;v4&quot;;&quot;__&quot;);&quot; | &quot;;IF(LEN(TRIM([.$F96]))&gt;0;&quot;v5&quot;;&quot;__&quot;);&quot; | &quot;;IF(LEN(TRIM([.$G96]))&gt;0;&quot;v6&quot;;&quot;__&quot;);&quot; | &quot;;IF(LEN(TRIM([.$H96]))&gt;0;&quot;v7&quot;;&quot;__&quot;);&quot; | &quot;;IF(LEN(TRIM([.$I9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96]))&gt;1;&quot;v1&quot;;&quot;__&quot;);&quot; | &quot;;IF(LEN(TRIM([.$C96]))&gt;1;&quot;v2&quot;;&quot;__&quot;);&quot; | &quot;;IF(LEN(TRIM([.$D96]))&gt;1;&quot;v3&quot;;&quot;__&quot;);&quot; | &quot;;IF(LEN(TRIM([.$E96]))&gt;1;&quot;v4&quot;;&quot;__&quot;);&quot; | &quot;;IF(LEN(TRIM([.$F96]))&gt;1;&quot;v5&quot;;&quot;__&quot;);&quot; | &quot;;IF(LEN(TRIM([.$G96]))&gt;1;&quot;v6&quot;;&quot;__&quot;);&quot; | &quot;;IF(LEN(TRIM([.$H96]))&gt;1;&quot;v7&quot;;&quot;__&quot;);&quot; | &quot;;IF(LEN(TRIM([.$I9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number-columns-repeated="1010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M97];&quot; , &quot;;[.N97];&quot; ); // batacuda&quot;)" office:value-type="string" office:string-value="v( v1 | v2 | v3 | v4 | __ | __ | __ | __ , v1 | __ | v3 | __ | __ | __ | __ | __ ); // batacuda" calcext:value-type="string">
            <text:p>v( v1 | v2 | v3 | v4 | __ | __ | __ | __ , v1 | __ | v3 | __ | __ | __ | __ | __ ); // batacuda</text:p>
          </table:table-cell>
          <table:table-cell table:style-name="ce8" table:formula="of:=CONCATENATE(IF(LEN(TRIM([.$B97]))&gt;0;&quot;v1&quot;;&quot;__&quot;);&quot; | &quot;;IF(LEN(TRIM([.$C97]))&gt;0;&quot;v2&quot;;&quot;__&quot;);&quot; | &quot;;IF(LEN(TRIM([.$D97]))&gt;0;&quot;v3&quot;;&quot;__&quot;);&quot; | &quot;;IF(LEN(TRIM([.$E97]))&gt;0;&quot;v4&quot;;&quot;__&quot;);&quot; | &quot;;IF(LEN(TRIM([.$F97]))&gt;0;&quot;v5&quot;;&quot;__&quot;);&quot; | &quot;;IF(LEN(TRIM([.$G97]))&gt;0;&quot;v6&quot;;&quot;__&quot;);&quot; | &quot;;IF(LEN(TRIM([.$H97]))&gt;0;&quot;v7&quot;;&quot;__&quot;);&quot; | &quot;;IF(LEN(TRIM([.$I97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8" table:formula="of:=CONCATENATE(IF(LEN(TRIM([.$B97]))&gt;1;&quot;v1&quot;;&quot;__&quot;);&quot; | &quot;;IF(LEN(TRIM([.$C97]))&gt;1;&quot;v2&quot;;&quot;__&quot;);&quot; | &quot;;IF(LEN(TRIM([.$D97]))&gt;1;&quot;v3&quot;;&quot;__&quot;);&quot; | &quot;;IF(LEN(TRIM([.$E97]))&gt;1;&quot;v4&quot;;&quot;__&quot;);&quot; | &quot;;IF(LEN(TRIM([.$F97]))&gt;1;&quot;v5&quot;;&quot;__&quot;);&quot; | &quot;;IF(LEN(TRIM([.$G97]))&gt;1;&quot;v6&quot;;&quot;__&quot;);&quot; | &quot;;IF(LEN(TRIM([.$H97]))&gt;1;&quot;v7&quot;;&quot;__&quot;);&quot; | &quot;;IF(LEN(TRIM([.$I97]))&gt;1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number-columns-repeated="1010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M98];&quot; , &quot;;[.N98];&quot; ); // batacuda&quot;)" office:value-type="string" office:string-value="v( v1 | v2 | v3 | v4 | __ | __ | __ | __ , v1 | __ | v3 | __ | __ | __ | __ | __ ); // batacuda" calcext:value-type="string">
            <text:p>v( v1 | v2 | v3 | v4 | __ | __ | __ | __ , v1 | __ | v3 | __ | __ | __ | __ | __ ); // batacuda</text:p>
          </table:table-cell>
          <table:table-cell table:style-name="ce8" table:formula="of:=CONCATENATE(IF(LEN(TRIM([.$B98]))&gt;0;&quot;v1&quot;;&quot;__&quot;);&quot; | &quot;;IF(LEN(TRIM([.$C98]))&gt;0;&quot;v2&quot;;&quot;__&quot;);&quot; | &quot;;IF(LEN(TRIM([.$D98]))&gt;0;&quot;v3&quot;;&quot;__&quot;);&quot; | &quot;;IF(LEN(TRIM([.$E98]))&gt;0;&quot;v4&quot;;&quot;__&quot;);&quot; | &quot;;IF(LEN(TRIM([.$F98]))&gt;0;&quot;v5&quot;;&quot;__&quot;);&quot; | &quot;;IF(LEN(TRIM([.$G98]))&gt;0;&quot;v6&quot;;&quot;__&quot;);&quot; | &quot;;IF(LEN(TRIM([.$H98]))&gt;0;&quot;v7&quot;;&quot;__&quot;);&quot; | &quot;;IF(LEN(TRIM([.$I98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8" table:formula="of:=CONCATENATE(IF(LEN(TRIM([.$B98]))&gt;1;&quot;v1&quot;;&quot;__&quot;);&quot; | &quot;;IF(LEN(TRIM([.$C98]))&gt;1;&quot;v2&quot;;&quot;__&quot;);&quot; | &quot;;IF(LEN(TRIM([.$D98]))&gt;1;&quot;v3&quot;;&quot;__&quot;);&quot; | &quot;;IF(LEN(TRIM([.$E98]))&gt;1;&quot;v4&quot;;&quot;__&quot;);&quot; | &quot;;IF(LEN(TRIM([.$F98]))&gt;1;&quot;v5&quot;;&quot;__&quot;);&quot; | &quot;;IF(LEN(TRIM([.$G98]))&gt;1;&quot;v6&quot;;&quot;__&quot;);&quot; | &quot;;IF(LEN(TRIM([.$H98]))&gt;1;&quot;v7&quot;;&quot;__&quot;);&quot; | &quot;;IF(LEN(TRIM([.$I98]))&gt;1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number-columns-repeated="1010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table:number-columns-repeated="10"/>
          <table:table-cell table:formula="of:=CONCATENATE(&quot;v( &quot;;[.M99];&quot; , &quot;;[.N9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99]))&gt;0;&quot;v1&quot;;&quot;__&quot;);&quot; | &quot;;IF(LEN(TRIM([.$C99]))&gt;0;&quot;v2&quot;;&quot;__&quot;);&quot; | &quot;;IF(LEN(TRIM([.$D99]))&gt;0;&quot;v3&quot;;&quot;__&quot;);&quot; | &quot;;IF(LEN(TRIM([.$E99]))&gt;0;&quot;v4&quot;;&quot;__&quot;);&quot; | &quot;;IF(LEN(TRIM([.$F99]))&gt;0;&quot;v5&quot;;&quot;__&quot;);&quot; | &quot;;IF(LEN(TRIM([.$G99]))&gt;0;&quot;v6&quot;;&quot;__&quot;);&quot; | &quot;;IF(LEN(TRIM([.$H99]))&gt;0;&quot;v7&quot;;&quot;__&quot;);&quot; | &quot;;IF(LEN(TRIM([.$I9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99]))&gt;1;&quot;v1&quot;;&quot;__&quot;);&quot; | &quot;;IF(LEN(TRIM([.$C99]))&gt;1;&quot;v2&quot;;&quot;__&quot;);&quot; | &quot;;IF(LEN(TRIM([.$D99]))&gt;1;&quot;v3&quot;;&quot;__&quot;);&quot; | &quot;;IF(LEN(TRIM([.$E99]))&gt;1;&quot;v4&quot;;&quot;__&quot;);&quot; | &quot;;IF(LEN(TRIM([.$F99]))&gt;1;&quot;v5&quot;;&quot;__&quot;);&quot; | &quot;;IF(LEN(TRIM([.$G99]))&gt;1;&quot;v6&quot;;&quot;__&quot;);&quot; | &quot;;IF(LEN(TRIM([.$H99]))&gt;1;&quot;v7&quot;;&quot;__&quot;);&quot; | &quot;;IF(LEN(TRIM([.$I9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number-columns-repeated="1010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M100];&quot; , &quot;;[.N100];&quot; ); // batacuda&quot;)" office:value-type="string" office:string-value="v( v1 | v2 | v3 | v4 | __ | __ | __ | __ , v1 | __ | v3 | __ | __ | __ | __ | __ ); // batacuda" calcext:value-type="string">
            <text:p>v( v1 | v2 | v3 | v4 | __ | __ | __ | __ , v1 | __ | v3 | __ | __ | __ | __ | __ ); // batacuda</text:p>
          </table:table-cell>
          <table:table-cell table:style-name="ce8" table:formula="of:=CONCATENATE(IF(LEN(TRIM([.$B100]))&gt;0;&quot;v1&quot;;&quot;__&quot;);&quot; | &quot;;IF(LEN(TRIM([.$C100]))&gt;0;&quot;v2&quot;;&quot;__&quot;);&quot; | &quot;;IF(LEN(TRIM([.$D100]))&gt;0;&quot;v3&quot;;&quot;__&quot;);&quot; | &quot;;IF(LEN(TRIM([.$E100]))&gt;0;&quot;v4&quot;;&quot;__&quot;);&quot; | &quot;;IF(LEN(TRIM([.$F100]))&gt;0;&quot;v5&quot;;&quot;__&quot;);&quot; | &quot;;IF(LEN(TRIM([.$G100]))&gt;0;&quot;v6&quot;;&quot;__&quot;);&quot; | &quot;;IF(LEN(TRIM([.$H100]))&gt;0;&quot;v7&quot;;&quot;__&quot;);&quot; | &quot;;IF(LEN(TRIM([.$I100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8" table:formula="of:=CONCATENATE(IF(LEN(TRIM([.$B100]))&gt;1;&quot;v1&quot;;&quot;__&quot;);&quot; | &quot;;IF(LEN(TRIM([.$C100]))&gt;1;&quot;v2&quot;;&quot;__&quot;);&quot; | &quot;;IF(LEN(TRIM([.$D100]))&gt;1;&quot;v3&quot;;&quot;__&quot;);&quot; | &quot;;IF(LEN(TRIM([.$E100]))&gt;1;&quot;v4&quot;;&quot;__&quot;);&quot; | &quot;;IF(LEN(TRIM([.$F100]))&gt;1;&quot;v5&quot;;&quot;__&quot;);&quot; | &quot;;IF(LEN(TRIM([.$G100]))&gt;1;&quot;v6&quot;;&quot;__&quot;);&quot; | &quot;;IF(LEN(TRIM([.$H100]))&gt;1;&quot;v7&quot;;&quot;__&quot;);&quot; | &quot;;IF(LEN(TRIM([.$I100]))&gt;1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number-columns-repeated="1010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table:number-columns-repeated="10"/>
          <table:table-cell table:formula="of:=CONCATENATE(&quot;v( &quot;;[.M101];&quot; , &quot;;[.N10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01]))&gt;0;&quot;v1&quot;;&quot;__&quot;);&quot; | &quot;;IF(LEN(TRIM([.$C101]))&gt;0;&quot;v2&quot;;&quot;__&quot;);&quot; | &quot;;IF(LEN(TRIM([.$D101]))&gt;0;&quot;v3&quot;;&quot;__&quot;);&quot; | &quot;;IF(LEN(TRIM([.$E101]))&gt;0;&quot;v4&quot;;&quot;__&quot;);&quot; | &quot;;IF(LEN(TRIM([.$F101]))&gt;0;&quot;v5&quot;;&quot;__&quot;);&quot; | &quot;;IF(LEN(TRIM([.$G101]))&gt;0;&quot;v6&quot;;&quot;__&quot;);&quot; | &quot;;IF(LEN(TRIM([.$H101]))&gt;0;&quot;v7&quot;;&quot;__&quot;);&quot; | &quot;;IF(LEN(TRIM([.$I10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01]))&gt;1;&quot;v1&quot;;&quot;__&quot;);&quot; | &quot;;IF(LEN(TRIM([.$C101]))&gt;1;&quot;v2&quot;;&quot;__&quot;);&quot; | &quot;;IF(LEN(TRIM([.$D101]))&gt;1;&quot;v3&quot;;&quot;__&quot;);&quot; | &quot;;IF(LEN(TRIM([.$E101]))&gt;1;&quot;v4&quot;;&quot;__&quot;);&quot; | &quot;;IF(LEN(TRIM([.$F101]))&gt;1;&quot;v5&quot;;&quot;__&quot;);&quot; | &quot;;IF(LEN(TRIM([.$G101]))&gt;1;&quot;v6&quot;;&quot;__&quot;);&quot; | &quot;;IF(LEN(TRIM([.$H101]))&gt;1;&quot;v7&quot;;&quot;__&quot;);&quot; | &quot;;IF(LEN(TRIM([.$I10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number-columns-repeated="1010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M102];&quot; , &quot;;[.N102];&quot; ); // batacuda&quot;)" office:value-type="string" office:string-value="v( v1 | v2 | v3 | v4 | __ | __ | __ | __ , v1 | __ | v3 | __ | __ | __ | __ | __ ); // batacuda" calcext:value-type="string">
            <text:p>v( v1 | v2 | v3 | v4 | __ | __ | __ | __ , v1 | __ | v3 | __ | __ | __ | __ | __ ); // batacuda</text:p>
          </table:table-cell>
          <table:table-cell table:style-name="ce8" table:formula="of:=CONCATENATE(IF(LEN(TRIM([.$B102]))&gt;0;&quot;v1&quot;;&quot;__&quot;);&quot; | &quot;;IF(LEN(TRIM([.$C102]))&gt;0;&quot;v2&quot;;&quot;__&quot;);&quot; | &quot;;IF(LEN(TRIM([.$D102]))&gt;0;&quot;v3&quot;;&quot;__&quot;);&quot; | &quot;;IF(LEN(TRIM([.$E102]))&gt;0;&quot;v4&quot;;&quot;__&quot;);&quot; | &quot;;IF(LEN(TRIM([.$F102]))&gt;0;&quot;v5&quot;;&quot;__&quot;);&quot; | &quot;;IF(LEN(TRIM([.$G102]))&gt;0;&quot;v6&quot;;&quot;__&quot;);&quot; | &quot;;IF(LEN(TRIM([.$H102]))&gt;0;&quot;v7&quot;;&quot;__&quot;);&quot; | &quot;;IF(LEN(TRIM([.$I102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8" table:formula="of:=CONCATENATE(IF(LEN(TRIM([.$B102]))&gt;1;&quot;v1&quot;;&quot;__&quot;);&quot; | &quot;;IF(LEN(TRIM([.$C102]))&gt;1;&quot;v2&quot;;&quot;__&quot;);&quot; | &quot;;IF(LEN(TRIM([.$D102]))&gt;1;&quot;v3&quot;;&quot;__&quot;);&quot; | &quot;;IF(LEN(TRIM([.$E102]))&gt;1;&quot;v4&quot;;&quot;__&quot;);&quot; | &quot;;IF(LEN(TRIM([.$F102]))&gt;1;&quot;v5&quot;;&quot;__&quot;);&quot; | &quot;;IF(LEN(TRIM([.$G102]))&gt;1;&quot;v6&quot;;&quot;__&quot;);&quot; | &quot;;IF(LEN(TRIM([.$H102]))&gt;1;&quot;v7&quot;;&quot;__&quot;);&quot; | &quot;;IF(LEN(TRIM([.$I102]))&gt;1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number-columns-repeated="1010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table:number-columns-repeated="10"/>
          <table:table-cell table:formula="of:=CONCATENATE(&quot;v( &quot;;[.M103];&quot; , &quot;;[.N10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03]))&gt;0;&quot;v1&quot;;&quot;__&quot;);&quot; | &quot;;IF(LEN(TRIM([.$C103]))&gt;0;&quot;v2&quot;;&quot;__&quot;);&quot; | &quot;;IF(LEN(TRIM([.$D103]))&gt;0;&quot;v3&quot;;&quot;__&quot;);&quot; | &quot;;IF(LEN(TRIM([.$E103]))&gt;0;&quot;v4&quot;;&quot;__&quot;);&quot; | &quot;;IF(LEN(TRIM([.$F103]))&gt;0;&quot;v5&quot;;&quot;__&quot;);&quot; | &quot;;IF(LEN(TRIM([.$G103]))&gt;0;&quot;v6&quot;;&quot;__&quot;);&quot; | &quot;;IF(LEN(TRIM([.$H103]))&gt;0;&quot;v7&quot;;&quot;__&quot;);&quot; | &quot;;IF(LEN(TRIM([.$I10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03]))&gt;1;&quot;v1&quot;;&quot;__&quot;);&quot; | &quot;;IF(LEN(TRIM([.$C103]))&gt;1;&quot;v2&quot;;&quot;__&quot;);&quot; | &quot;;IF(LEN(TRIM([.$D103]))&gt;1;&quot;v3&quot;;&quot;__&quot;);&quot; | &quot;;IF(LEN(TRIM([.$E103]))&gt;1;&quot;v4&quot;;&quot;__&quot;);&quot; | &quot;;IF(LEN(TRIM([.$F103]))&gt;1;&quot;v5&quot;;&quot;__&quot;);&quot; | &quot;;IF(LEN(TRIM([.$G103]))&gt;1;&quot;v6&quot;;&quot;__&quot;);&quot; | &quot;;IF(LEN(TRIM([.$H103]))&gt;1;&quot;v7&quot;;&quot;__&quot;);&quot; | &quot;;IF(LEN(TRIM([.$I10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number-columns-repeated="1010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M104];&quot; , &quot;;[.N104];&quot; ); // batacuda&quot;)" office:value-type="string" office:string-value="v( v1 | v2 | v3 | v4 | __ | __ | __ | __ , v1 | __ | v3 | __ | __ | __ | __ | __ ); // batacuda" calcext:value-type="string">
            <text:p>v( v1 | v2 | v3 | v4 | __ | __ | __ | __ , v1 | __ | v3 | __ | __ | __ | __ | __ ); // batacuda</text:p>
          </table:table-cell>
          <table:table-cell table:style-name="ce8" table:formula="of:=CONCATENATE(IF(LEN(TRIM([.$B104]))&gt;0;&quot;v1&quot;;&quot;__&quot;);&quot; | &quot;;IF(LEN(TRIM([.$C104]))&gt;0;&quot;v2&quot;;&quot;__&quot;);&quot; | &quot;;IF(LEN(TRIM([.$D104]))&gt;0;&quot;v3&quot;;&quot;__&quot;);&quot; | &quot;;IF(LEN(TRIM([.$E104]))&gt;0;&quot;v4&quot;;&quot;__&quot;);&quot; | &quot;;IF(LEN(TRIM([.$F104]))&gt;0;&quot;v5&quot;;&quot;__&quot;);&quot; | &quot;;IF(LEN(TRIM([.$G104]))&gt;0;&quot;v6&quot;;&quot;__&quot;);&quot; | &quot;;IF(LEN(TRIM([.$H104]))&gt;0;&quot;v7&quot;;&quot;__&quot;);&quot; | &quot;;IF(LEN(TRIM([.$I104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8" table:formula="of:=CONCATENATE(IF(LEN(TRIM([.$B104]))&gt;1;&quot;v1&quot;;&quot;__&quot;);&quot; | &quot;;IF(LEN(TRIM([.$C104]))&gt;1;&quot;v2&quot;;&quot;__&quot;);&quot; | &quot;;IF(LEN(TRIM([.$D104]))&gt;1;&quot;v3&quot;;&quot;__&quot;);&quot; | &quot;;IF(LEN(TRIM([.$E104]))&gt;1;&quot;v4&quot;;&quot;__&quot;);&quot; | &quot;;IF(LEN(TRIM([.$F104]))&gt;1;&quot;v5&quot;;&quot;__&quot;);&quot; | &quot;;IF(LEN(TRIM([.$G104]))&gt;1;&quot;v6&quot;;&quot;__&quot;);&quot; | &quot;;IF(LEN(TRIM([.$H104]))&gt;1;&quot;v7&quot;;&quot;__&quot;);&quot; | &quot;;IF(LEN(TRIM([.$I104]))&gt;1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number-columns-repeated="1010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x</text:p>
          </table:table-cell>
          <table:table-cell table:number-columns-repeated="6"/>
          <table:table-cell table:formula="of:=CONCATENATE(&quot;v( &quot;;[.M105];&quot; , &quot;;[.N105];&quot; ); // batacuda&quot;)" office:value-type="string" office:string-value="v( v1 | v2 | v3 | v4 | __ | __ | __ | __ , v1 | __ | v3 | v4 | __ | __ | __ | __ ); // batacuda" calcext:value-type="string">
            <text:p>v( v1 | v2 | v3 | v4 | __ | __ | __ | __ , v1 | __ | v3 | v4 | __ | __ | __ | __ ); // batacuda</text:p>
          </table:table-cell>
          <table:table-cell table:style-name="ce8" table:formula="of:=CONCATENATE(IF(LEN(TRIM([.$B105]))&gt;0;&quot;v1&quot;;&quot;__&quot;);&quot; | &quot;;IF(LEN(TRIM([.$C105]))&gt;0;&quot;v2&quot;;&quot;__&quot;);&quot; | &quot;;IF(LEN(TRIM([.$D105]))&gt;0;&quot;v3&quot;;&quot;__&quot;);&quot; | &quot;;IF(LEN(TRIM([.$E105]))&gt;0;&quot;v4&quot;;&quot;__&quot;);&quot; | &quot;;IF(LEN(TRIM([.$F105]))&gt;0;&quot;v5&quot;;&quot;__&quot;);&quot; | &quot;;IF(LEN(TRIM([.$G105]))&gt;0;&quot;v6&quot;;&quot;__&quot;);&quot; | &quot;;IF(LEN(TRIM([.$H105]))&gt;0;&quot;v7&quot;;&quot;__&quot;);&quot; | &quot;;IF(LEN(TRIM([.$I105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8" table:formula="of:=CONCATENATE(IF(LEN(TRIM([.$B105]))&gt;1;&quot;v1&quot;;&quot;__&quot;);&quot; | &quot;;IF(LEN(TRIM([.$C105]))&gt;1;&quot;v2&quot;;&quot;__&quot;);&quot; | &quot;;IF(LEN(TRIM([.$D105]))&gt;1;&quot;v3&quot;;&quot;__&quot;);&quot; | &quot;;IF(LEN(TRIM([.$E105]))&gt;1;&quot;v4&quot;;&quot;__&quot;);&quot; | &quot;;IF(LEN(TRIM([.$F105]))&gt;1;&quot;v5&quot;;&quot;__&quot;);&quot; | &quot;;IF(LEN(TRIM([.$G105]))&gt;1;&quot;v6&quot;;&quot;__&quot;);&quot; | &quot;;IF(LEN(TRIM([.$H105]))&gt;1;&quot;v7&quot;;&quot;__&quot;);&quot; | &quot;;IF(LEN(TRIM([.$I105]))&gt;1;&quot;v8&quot;;&quot;__&quot;))" office:value-type="string" office:string-value="v1 | __ | v3 | v4 | __ | __ | __ | __" calcext:value-type="string">
            <text:p>v1 | __ | v3 | v4 | __ | __ | __ | __</text:p>
          </table:table-cell>
          <table:table-cell table:number-columns-repeated="1010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table:formula="of:=CONCATENATE(&quot;v( &quot;;[.M106];&quot; , &quot;;[.N106];&quot; ); // batacuda&quot;)" office:value-type="string" office:string-value="v( __ | __ | v3 | __ | __ | __ | __ | __ , __ | __ | __ | __ | __ | __ | __ | __ ); // batacuda" calcext:value-type="string">
            <text:p>v( __ | __ | v3 | __ | __ | __ | __ | __ , __ | __ | __ | __ | __ | __ | __ | __ ); // batacuda</text:p>
          </table:table-cell>
          <table:table-cell table:style-name="ce8" table:formula="of:=CONCATENATE(IF(LEN(TRIM([.$B106]))&gt;0;&quot;v1&quot;;&quot;__&quot;);&quot; | &quot;;IF(LEN(TRIM([.$C106]))&gt;0;&quot;v2&quot;;&quot;__&quot;);&quot; | &quot;;IF(LEN(TRIM([.$D106]))&gt;0;&quot;v3&quot;;&quot;__&quot;);&quot; | &quot;;IF(LEN(TRIM([.$E106]))&gt;0;&quot;v4&quot;;&quot;__&quot;);&quot; | &quot;;IF(LEN(TRIM([.$F106]))&gt;0;&quot;v5&quot;;&quot;__&quot;);&quot; | &quot;;IF(LEN(TRIM([.$G106]))&gt;0;&quot;v6&quot;;&quot;__&quot;);&quot; | &quot;;IF(LEN(TRIM([.$H106]))&gt;0;&quot;v7&quot;;&quot;__&quot;);&quot; | &quot;;IF(LEN(TRIM([.$I106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8" table:formula="of:=CONCATENATE(IF(LEN(TRIM([.$B106]))&gt;1;&quot;v1&quot;;&quot;__&quot;);&quot; | &quot;;IF(LEN(TRIM([.$C106]))&gt;1;&quot;v2&quot;;&quot;__&quot;);&quot; | &quot;;IF(LEN(TRIM([.$D106]))&gt;1;&quot;v3&quot;;&quot;__&quot;);&quot; | &quot;;IF(LEN(TRIM([.$E106]))&gt;1;&quot;v4&quot;;&quot;__&quot;);&quot; | &quot;;IF(LEN(TRIM([.$F106]))&gt;1;&quot;v5&quot;;&quot;__&quot;);&quot; | &quot;;IF(LEN(TRIM([.$G106]))&gt;1;&quot;v6&quot;;&quot;__&quot;);&quot; | &quot;;IF(LEN(TRIM([.$H106]))&gt;1;&quot;v7&quot;;&quot;__&quot;);&quot; | &quot;;IF(LEN(TRIM([.$I10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number-columns-repeated="1010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formula="of:=CONCATENATE(&quot;v( &quot;;[.M107];&quot; , &quot;;[.N107];&quot; ); // batacuda&quot;)" office:value-type="string" office:string-value="v( v1 | v2 | __ | __ | __ | __ | __ | __ , v1 | __ | __ | __ | __ | __ | __ | __ ); // batacuda" calcext:value-type="string">
            <text:p>v( v1 | v2 | __ | __ | __ | __ | __ | __ , v1 | __ | __ | __ | __ | __ | __ | __ ); // batacuda</text:p>
          </table:table-cell>
          <table:table-cell table:style-name="ce8" table:formula="of:=CONCATENATE(IF(LEN(TRIM([.$B107]))&gt;0;&quot;v1&quot;;&quot;__&quot;);&quot; | &quot;;IF(LEN(TRIM([.$C107]))&gt;0;&quot;v2&quot;;&quot;__&quot;);&quot; | &quot;;IF(LEN(TRIM([.$D107]))&gt;0;&quot;v3&quot;;&quot;__&quot;);&quot; | &quot;;IF(LEN(TRIM([.$E107]))&gt;0;&quot;v4&quot;;&quot;__&quot;);&quot; | &quot;;IF(LEN(TRIM([.$F107]))&gt;0;&quot;v5&quot;;&quot;__&quot;);&quot; | &quot;;IF(LEN(TRIM([.$G107]))&gt;0;&quot;v6&quot;;&quot;__&quot;);&quot; | &quot;;IF(LEN(TRIM([.$H107]))&gt;0;&quot;v7&quot;;&quot;__&quot;);&quot; | &quot;;IF(LEN(TRIM([.$I107]))&gt;0;&quot;v8&quot;;&quot;__&quot;))" office:value-type="string" office:string-value="v1 | v2 | __ | __ | __ | __ | __ | __" calcext:value-type="string">
            <text:p>v1 | v2 | __ | __ | __ | __ | __ | __</text:p>
          </table:table-cell>
          <table:table-cell table:style-name="ce8" table:formula="of:=CONCATENATE(IF(LEN(TRIM([.$B107]))&gt;1;&quot;v1&quot;;&quot;__&quot;);&quot; | &quot;;IF(LEN(TRIM([.$C107]))&gt;1;&quot;v2&quot;;&quot;__&quot;);&quot; | &quot;;IF(LEN(TRIM([.$D107]))&gt;1;&quot;v3&quot;;&quot;__&quot;);&quot; | &quot;;IF(LEN(TRIM([.$E107]))&gt;1;&quot;v4&quot;;&quot;__&quot;);&quot; | &quot;;IF(LEN(TRIM([.$F107]))&gt;1;&quot;v5&quot;;&quot;__&quot;);&quot; | &quot;;IF(LEN(TRIM([.$G107]))&gt;1;&quot;v6&quot;;&quot;__&quot;);&quot; | &quot;;IF(LEN(TRIM([.$H107]))&gt;1;&quot;v7&quot;;&quot;__&quot;);&quot; | &quot;;IF(LEN(TRIM([.$I107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number-columns-repeated="1010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10"/>
          <table:table-cell table:formula="of:=CONCATENATE(&quot;v( &quot;;[.M108];&quot; , &quot;;[.N10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08]))&gt;0;&quot;v1&quot;;&quot;__&quot;);&quot; | &quot;;IF(LEN(TRIM([.$C108]))&gt;0;&quot;v2&quot;;&quot;__&quot;);&quot; | &quot;;IF(LEN(TRIM([.$D108]))&gt;0;&quot;v3&quot;;&quot;__&quot;);&quot; | &quot;;IF(LEN(TRIM([.$E108]))&gt;0;&quot;v4&quot;;&quot;__&quot;);&quot; | &quot;;IF(LEN(TRIM([.$F108]))&gt;0;&quot;v5&quot;;&quot;__&quot;);&quot; | &quot;;IF(LEN(TRIM([.$G108]))&gt;0;&quot;v6&quot;;&quot;__&quot;);&quot; | &quot;;IF(LEN(TRIM([.$H108]))&gt;0;&quot;v7&quot;;&quot;__&quot;);&quot; | &quot;;IF(LEN(TRIM([.$I10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08]))&gt;1;&quot;v1&quot;;&quot;__&quot;);&quot; | &quot;;IF(LEN(TRIM([.$C108]))&gt;1;&quot;v2&quot;;&quot;__&quot;);&quot; | &quot;;IF(LEN(TRIM([.$D108]))&gt;1;&quot;v3&quot;;&quot;__&quot;);&quot; | &quot;;IF(LEN(TRIM([.$E108]))&gt;1;&quot;v4&quot;;&quot;__&quot;);&quot; | &quot;;IF(LEN(TRIM([.$F108]))&gt;1;&quot;v5&quot;;&quot;__&quot;);&quot; | &quot;;IF(LEN(TRIM([.$G108]))&gt;1;&quot;v6&quot;;&quot;__&quot;);&quot; | &quot;;IF(LEN(TRIM([.$H108]))&gt;1;&quot;v7&quot;;&quot;__&quot;);&quot; | &quot;;IF(LEN(TRIM([.$I10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number-columns-repeated="1010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9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21">
      <number:text-content/>
      <number:text>  </number:text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22:18:19.834745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3T22:26:33.550955322</dc:date>
    <meta:editing-duration>P1DT20H28M1S</meta:editing-duration>
    <meta:editing-cycles>100</meta:editing-cycles>
    <meta:generator>LibreOffice/4.3.7.2$Linux_X86_64 LibreOffice_project/430m0$Build-2</meta:generator>
    <meta:document-statistic meta:table-count="1" meta:cell-count="661" meta:object-count="0"/>
  </office:meta>
</office:document-meta>
</file>